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s_spring" table:style-name="ta1">
        <table:shapes>
          <draw:frame draw:z-index="0" draw:style-name="gr1" draw:text-style-name="P1" svg:width="13.2421in" svg:height="7.4484in" svg:x="4.3642in" svg:y="0.6043in">
            <draw:object draw:notify-on-update-of-ranges="mass_spring.A1:mass_spring.A1 mass_spring.A2:mass_spring.A503 mass_spring.B1:mass_spring.B1 mass_spring.B2:mass_spring.B503 mass_spring.A1:mass_spring.A1 mass_spring.A2:mass_spring.A503 mass_spring.C1:mass_spring.C1 mass_spring.C2:mass_spring.C503 mass_spring.A1:mass_spring.A1 mass_spring.A2:mass_spring.A503 mass_spring.D1:mass_spring.D1 mass_spring.D2:mass_spring.D5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xd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999983" calcext:value-type="float">
            <text:p>0.000999983</text:p>
          </table:table-cell>
          <table:table-cell office:value-type="float" office:value="0.099995" calcext:value-type="float">
            <text:p>0.099995</text:p>
          </table:table-cell>
          <table:table-cell office:value-type="float" office:value="-0.000999983" calcext:value-type="float">
            <text:p>-0.00099998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199987" calcext:value-type="float">
            <text:p>0.00199987</text:p>
          </table:table-cell>
          <table:table-cell office:value-type="float" office:value="0.09998" calcext:value-type="float">
            <text:p>0.09998</text:p>
          </table:table-cell>
          <table:table-cell office:value-type="float" office:value="-0.00199987" calcext:value-type="float">
            <text:p>-0.0019998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299955" calcext:value-type="float">
            <text:p>0.00299955</text:p>
          </table:table-cell>
          <table:table-cell office:value-type="float" office:value="0.099955" calcext:value-type="float">
            <text:p>0.099955</text:p>
          </table:table-cell>
          <table:table-cell office:value-type="float" office:value="-0.00299955" calcext:value-type="float">
            <text:p>-0.0029995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399893" calcext:value-type="float">
            <text:p>0.00399893</text:p>
          </table:table-cell>
          <table:table-cell office:value-type="float" office:value="0.09992" calcext:value-type="float">
            <text:p>0.09992</text:p>
          </table:table-cell>
          <table:table-cell office:value-type="float" office:value="-0.00399893" calcext:value-type="float">
            <text:p>-0.0039989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499792" calcext:value-type="float">
            <text:p>0.00499792</text:p>
          </table:table-cell>
          <table:table-cell office:value-type="float" office:value="0.099875" calcext:value-type="float">
            <text:p>0.099875</text:p>
          </table:table-cell>
          <table:table-cell office:value-type="float" office:value="-0.00499792" calcext:value-type="float">
            <text:p>-0.0049979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59964" calcext:value-type="float">
            <text:p>0.0059964</text:p>
          </table:table-cell>
          <table:table-cell office:value-type="float" office:value="0.0998201" calcext:value-type="float">
            <text:p>0.0998201</text:p>
          </table:table-cell>
          <table:table-cell office:value-type="float" office:value="-0.0059964" calcext:value-type="float">
            <text:p>-0.005996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699428" calcext:value-type="float">
            <text:p>0.00699428</text:p>
          </table:table-cell>
          <table:table-cell office:value-type="float" office:value="0.0997551" calcext:value-type="float">
            <text:p>0.0997551</text:p>
          </table:table-cell>
          <table:table-cell office:value-type="float" office:value="-0.00699428" calcext:value-type="float">
            <text:p>-0.0069942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799147" calcext:value-type="float">
            <text:p>0.00799147</text:p>
          </table:table-cell>
          <table:table-cell office:value-type="float" office:value="0.0996802" calcext:value-type="float">
            <text:p>0.0996802</text:p>
          </table:table-cell>
          <table:table-cell office:value-type="float" office:value="-0.00799147" calcext:value-type="float">
            <text:p>-0.0079914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898785" calcext:value-type="float">
            <text:p>0.00898785</text:p>
          </table:table-cell>
          <table:table-cell office:value-type="float" office:value="0.0995953" calcext:value-type="float">
            <text:p>0.0995953</text:p>
          </table:table-cell>
          <table:table-cell office:value-type="float" office:value="-0.00898785" calcext:value-type="float">
            <text:p>-0.0089878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998334" calcext:value-type="float">
            <text:p>0.00998334</text:p>
          </table:table-cell>
          <table:table-cell office:value-type="float" office:value="0.0995004" calcext:value-type="float">
            <text:p>0.0995004</text:p>
          </table:table-cell>
          <table:table-cell office:value-type="float" office:value="-0.00998334" calcext:value-type="float">
            <text:p>-0.0099833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109778" calcext:value-type="float">
            <text:p>0.0109778</text:p>
          </table:table-cell>
          <table:table-cell office:value-type="float" office:value="0.0993956" calcext:value-type="float">
            <text:p>0.0993956</text:p>
          </table:table-cell>
          <table:table-cell office:value-type="float" office:value="-0.0109778" calcext:value-type="float">
            <text:p>-0.010977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119712" calcext:value-type="float">
            <text:p>0.0119712</text:p>
          </table:table-cell>
          <table:table-cell office:value-type="float" office:value="0.0992809" calcext:value-type="float">
            <text:p>0.0992809</text:p>
          </table:table-cell>
          <table:table-cell office:value-type="float" office:value="-0.0119712" calcext:value-type="float">
            <text:p>-0.011971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129634" calcext:value-type="float">
            <text:p>0.0129634</text:p>
          </table:table-cell>
          <table:table-cell office:value-type="float" office:value="0.0991562" calcext:value-type="float">
            <text:p>0.0991562</text:p>
          </table:table-cell>
          <table:table-cell office:value-type="float" office:value="-0.0129634" calcext:value-type="float">
            <text:p>-0.012963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139543" calcext:value-type="float">
            <text:p>0.0139543</text:p>
          </table:table-cell>
          <table:table-cell office:value-type="float" office:value="0.0990216" calcext:value-type="float">
            <text:p>0.0990216</text:p>
          </table:table-cell>
          <table:table-cell office:value-type="float" office:value="-0.0139543" calcext:value-type="float">
            <text:p>-0.013954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49438" calcext:value-type="float">
            <text:p>0.0149438</text:p>
          </table:table-cell>
          <table:table-cell office:value-type="float" office:value="0.0988771" calcext:value-type="float">
            <text:p>0.0988771</text:p>
          </table:table-cell>
          <table:table-cell office:value-type="float" office:value="-0.0149438" calcext:value-type="float">
            <text:p>-0.014943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159318" calcext:value-type="float">
            <text:p>0.0159318</text:p>
          </table:table-cell>
          <table:table-cell office:value-type="float" office:value="0.0987227" calcext:value-type="float">
            <text:p>0.0987227</text:p>
          </table:table-cell>
          <table:table-cell office:value-type="float" office:value="-0.0159318" calcext:value-type="float">
            <text:p>-0.015931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169182" calcext:value-type="float">
            <text:p>0.0169182</text:p>
          </table:table-cell>
          <table:table-cell office:value-type="float" office:value="0.0985585" calcext:value-type="float">
            <text:p>0.0985585</text:p>
          </table:table-cell>
          <table:table-cell office:value-type="float" office:value="-0.0169182" calcext:value-type="float">
            <text:p>-0.016918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17903" calcext:value-type="float">
            <text:p>0.017903</text:p>
          </table:table-cell>
          <table:table-cell office:value-type="float" office:value="0.0983844" calcext:value-type="float">
            <text:p>0.0983844</text:p>
          </table:table-cell>
          <table:table-cell office:value-type="float" office:value="-0.017903" calcext:value-type="float">
            <text:p>-0.01790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188859" calcext:value-type="float">
            <text:p>0.0188859</text:p>
          </table:table-cell>
          <table:table-cell office:value-type="float" office:value="0.0982004" calcext:value-type="float">
            <text:p>0.0982004</text:p>
          </table:table-cell>
          <table:table-cell office:value-type="float" office:value="-0.0188859" calcext:value-type="float">
            <text:p>-0.018885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98669" calcext:value-type="float">
            <text:p>0.0198669</text:p>
          </table:table-cell>
          <table:table-cell office:value-type="float" office:value="0.0980067" calcext:value-type="float">
            <text:p>0.0980067</text:p>
          </table:table-cell>
          <table:table-cell office:value-type="float" office:value="-0.0198669" calcext:value-type="float">
            <text:p>-0.019866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20846" calcext:value-type="float">
            <text:p>0.020846</text:p>
          </table:table-cell>
          <table:table-cell office:value-type="float" office:value="0.0978031" calcext:value-type="float">
            <text:p>0.0978031</text:p>
          </table:table-cell>
          <table:table-cell office:value-type="float" office:value="-0.020846" calcext:value-type="float">
            <text:p>-0.02084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21823" calcext:value-type="float">
            <text:p>0.021823</text:p>
          </table:table-cell>
          <table:table-cell office:value-type="float" office:value="0.0975897" calcext:value-type="float">
            <text:p>0.0975897</text:p>
          </table:table-cell>
          <table:table-cell office:value-type="float" office:value="-0.021823" calcext:value-type="float">
            <text:p>-0.02182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227978" calcext:value-type="float">
            <text:p>0.0227978</text:p>
          </table:table-cell>
          <table:table-cell office:value-type="float" office:value="0.0973666" calcext:value-type="float">
            <text:p>0.0973666</text:p>
          </table:table-cell>
          <table:table-cell office:value-type="float" office:value="-0.0227978" calcext:value-type="float">
            <text:p>-0.022797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237703" calcext:value-type="float">
            <text:p>0.0237703</text:p>
          </table:table-cell>
          <table:table-cell office:value-type="float" office:value="0.0971338" calcext:value-type="float">
            <text:p>0.0971338</text:p>
          </table:table-cell>
          <table:table-cell office:value-type="float" office:value="-0.0237703" calcext:value-type="float">
            <text:p>-0.023770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247404" calcext:value-type="float">
            <text:p>0.0247404</text:p>
          </table:table-cell>
          <table:table-cell office:value-type="float" office:value="0.0968912" calcext:value-type="float">
            <text:p>0.0968912</text:p>
          </table:table-cell>
          <table:table-cell office:value-type="float" office:value="-0.0247404" calcext:value-type="float">
            <text:p>-0.024740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257081" calcext:value-type="float">
            <text:p>0.0257081</text:p>
          </table:table-cell>
          <table:table-cell office:value-type="float" office:value="0.096639" calcext:value-type="float">
            <text:p>0.096639</text:p>
          </table:table-cell>
          <table:table-cell office:value-type="float" office:value="-0.0257081" calcext:value-type="float">
            <text:p>-0.025708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266731" calcext:value-type="float">
            <text:p>0.0266731</text:p>
          </table:table-cell>
          <table:table-cell office:value-type="float" office:value="0.0963771" calcext:value-type="float">
            <text:p>0.0963771</text:p>
          </table:table-cell>
          <table:table-cell office:value-type="float" office:value="-0.0266731" calcext:value-type="float">
            <text:p>-0.026673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276356" calcext:value-type="float">
            <text:p>0.0276356</text:p>
          </table:table-cell>
          <table:table-cell office:value-type="float" office:value="0.0961055" calcext:value-type="float">
            <text:p>0.0961055</text:p>
          </table:table-cell>
          <table:table-cell office:value-type="float" office:value="-0.0276356" calcext:value-type="float">
            <text:p>-0.027635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285952" calcext:value-type="float">
            <text:p>0.0285952</text:p>
          </table:table-cell>
          <table:table-cell office:value-type="float" office:value="0.0958244" calcext:value-type="float">
            <text:p>0.0958244</text:p>
          </table:table-cell>
          <table:table-cell office:value-type="float" office:value="-0.0285952" calcext:value-type="float">
            <text:p>-0.028595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29552" calcext:value-type="float">
            <text:p>0.029552</text:p>
          </table:table-cell>
          <table:table-cell office:value-type="float" office:value="0.0955336" calcext:value-type="float">
            <text:p>0.0955336</text:p>
          </table:table-cell>
          <table:table-cell office:value-type="float" office:value="-0.029552" calcext:value-type="float">
            <text:p>-0.02955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305059" calcext:value-type="float">
            <text:p>0.0305059</text:p>
          </table:table-cell>
          <table:table-cell office:value-type="float" office:value="0.0952334" calcext:value-type="float">
            <text:p>0.0952334</text:p>
          </table:table-cell>
          <table:table-cell office:value-type="float" office:value="-0.0305059" calcext:value-type="float">
            <text:p>-0.030505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314567" calcext:value-type="float">
            <text:p>0.0314567</text:p>
          </table:table-cell>
          <table:table-cell office:value-type="float" office:value="0.0949235" calcext:value-type="float">
            <text:p>0.0949235</text:p>
          </table:table-cell>
          <table:table-cell office:value-type="float" office:value="-0.0314567" calcext:value-type="float">
            <text:p>-0.031456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324043" calcext:value-type="float">
            <text:p>0.0324043</text:p>
          </table:table-cell>
          <table:table-cell office:value-type="float" office:value="0.0946042" calcext:value-type="float">
            <text:p>0.0946042</text:p>
          </table:table-cell>
          <table:table-cell office:value-type="float" office:value="-0.0324043" calcext:value-type="float">
            <text:p>-0.032404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333487" calcext:value-type="float">
            <text:p>0.0333487</text:p>
          </table:table-cell>
          <table:table-cell office:value-type="float" office:value="0.0942755" calcext:value-type="float">
            <text:p>0.0942755</text:p>
          </table:table-cell>
          <table:table-cell office:value-type="float" office:value="-0.0333487" calcext:value-type="float">
            <text:p>-0.033348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0939373" calcext:value-type="float">
            <text:p>0.0939373</text:p>
          </table:table-cell>
          <table:table-cell office:value-type="float" office:value="-0.0342898" calcext:value-type="float">
            <text:p>-0.034289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352274" calcext:value-type="float">
            <text:p>0.0352274</text:p>
          </table:table-cell>
          <table:table-cell office:value-type="float" office:value="0.0935897" calcext:value-type="float">
            <text:p>0.0935897</text:p>
          </table:table-cell>
          <table:table-cell office:value-type="float" office:value="-0.0352274" calcext:value-type="float">
            <text:p>-0.035227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361615" calcext:value-type="float">
            <text:p>0.0361615</text:p>
          </table:table-cell>
          <table:table-cell office:value-type="float" office:value="0.0932327" calcext:value-type="float">
            <text:p>0.0932327</text:p>
          </table:table-cell>
          <table:table-cell office:value-type="float" office:value="-0.0361615" calcext:value-type="float">
            <text:p>-0.036161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37092" calcext:value-type="float">
            <text:p>0.037092</text:p>
          </table:table-cell>
          <table:table-cell office:value-type="float" office:value="0.0928665" calcext:value-type="float">
            <text:p>0.0928665</text:p>
          </table:table-cell>
          <table:table-cell office:value-type="float" office:value="-0.037092" calcext:value-type="float">
            <text:p>-0.03709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380188" calcext:value-type="float">
            <text:p>0.0380188</text:p>
          </table:table-cell>
          <table:table-cell office:value-type="float" office:value="0.0924909" calcext:value-type="float">
            <text:p>0.0924909</text:p>
          </table:table-cell>
          <table:table-cell office:value-type="float" office:value="-0.0380188" calcext:value-type="float">
            <text:p>-0.038018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89418" calcext:value-type="float">
            <text:p>0.0389418</text:p>
          </table:table-cell>
          <table:table-cell office:value-type="float" office:value="0.0921061" calcext:value-type="float">
            <text:p>0.0921061</text:p>
          </table:table-cell>
          <table:table-cell office:value-type="float" office:value="-0.0389418" calcext:value-type="float">
            <text:p>-0.038941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398609" calcext:value-type="float">
            <text:p>0.0398609</text:p>
          </table:table-cell>
          <table:table-cell office:value-type="float" office:value="0.0917121" calcext:value-type="float">
            <text:p>0.0917121</text:p>
          </table:table-cell>
          <table:table-cell office:value-type="float" office:value="-0.0398609" calcext:value-type="float">
            <text:p>-0.039860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40776" calcext:value-type="float">
            <text:p>0.040776</text:p>
          </table:table-cell>
          <table:table-cell office:value-type="float" office:value="0.0913089" calcext:value-type="float">
            <text:p>0.0913089</text:p>
          </table:table-cell>
          <table:table-cell office:value-type="float" office:value="-0.040776" calcext:value-type="float">
            <text:p>-0.04077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416871" calcext:value-type="float">
            <text:p>0.0416871</text:p>
          </table:table-cell>
          <table:table-cell office:value-type="float" office:value="0.0908966" calcext:value-type="float">
            <text:p>0.0908966</text:p>
          </table:table-cell>
          <table:table-cell office:value-type="float" office:value="-0.0416871" calcext:value-type="float">
            <text:p>-0.041687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425939" calcext:value-type="float">
            <text:p>0.0425939</text:p>
          </table:table-cell>
          <table:table-cell office:value-type="float" office:value="0.0904752" calcext:value-type="float">
            <text:p>0.0904752</text:p>
          </table:table-cell>
          <table:table-cell office:value-type="float" office:value="-0.0425939" calcext:value-type="float">
            <text:p>-0.042593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434966" calcext:value-type="float">
            <text:p>0.0434966</text:p>
          </table:table-cell>
          <table:table-cell office:value-type="float" office:value="0.0900447" calcext:value-type="float">
            <text:p>0.0900447</text:p>
          </table:table-cell>
          <table:table-cell office:value-type="float" office:value="-0.0434966" calcext:value-type="float">
            <text:p>-0.043496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443948" calcext:value-type="float">
            <text:p>0.0443948</text:p>
          </table:table-cell>
          <table:table-cell office:value-type="float" office:value="0.0896052" calcext:value-type="float">
            <text:p>0.0896052</text:p>
          </table:table-cell>
          <table:table-cell office:value-type="float" office:value="-0.0443948" calcext:value-type="float">
            <text:p>-0.044394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452886" calcext:value-type="float">
            <text:p>0.0452886</text:p>
          </table:table-cell>
          <table:table-cell office:value-type="float" office:value="0.0891568" calcext:value-type="float">
            <text:p>0.0891568</text:p>
          </table:table-cell>
          <table:table-cell office:value-type="float" office:value="-0.0452886" calcext:value-type="float">
            <text:p>-0.045288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461779" calcext:value-type="float">
            <text:p>0.0461779</text:p>
          </table:table-cell>
          <table:table-cell office:value-type="float" office:value="0.0886995" calcext:value-type="float">
            <text:p>0.0886995</text:p>
          </table:table-cell>
          <table:table-cell office:value-type="float" office:value="-0.0461779" calcext:value-type="float">
            <text:p>-0.046177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470626" calcext:value-type="float">
            <text:p>0.0470626</text:p>
          </table:table-cell>
          <table:table-cell office:value-type="float" office:value="0.0882333" calcext:value-type="float">
            <text:p>0.0882333</text:p>
          </table:table-cell>
          <table:table-cell office:value-type="float" office:value="-0.0470626" calcext:value-type="float">
            <text:p>-0.04706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79426" calcext:value-type="float">
            <text:p>0.0479426</text:p>
          </table:table-cell>
          <table:table-cell office:value-type="float" office:value="0.0877583" calcext:value-type="float">
            <text:p>0.0877583</text:p>
          </table:table-cell>
          <table:table-cell office:value-type="float" office:value="-0.0479426" calcext:value-type="float">
            <text:p>-0.047942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488177" calcext:value-type="float">
            <text:p>0.0488177</text:p>
          </table:table-cell>
          <table:table-cell office:value-type="float" office:value="0.0872745" calcext:value-type="float">
            <text:p>0.0872745</text:p>
          </table:table-cell>
          <table:table-cell office:value-type="float" office:value="-0.0488177" calcext:value-type="float">
            <text:p>-0.048817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49688" calcext:value-type="float">
            <text:p>0.049688</text:p>
          </table:table-cell>
          <table:table-cell office:value-type="float" office:value="0.0867819" calcext:value-type="float">
            <text:p>0.0867819</text:p>
          </table:table-cell>
          <table:table-cell office:value-type="float" office:value="-0.049688" calcext:value-type="float">
            <text:p>-0.04968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505533" calcext:value-type="float">
            <text:p>0.0505533</text:p>
          </table:table-cell>
          <table:table-cell office:value-type="float" office:value="0.0862807" calcext:value-type="float">
            <text:p>0.0862807</text:p>
          </table:table-cell>
          <table:table-cell office:value-type="float" office:value="-0.0505533" calcext:value-type="float">
            <text:p>-0.05055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514136" calcext:value-type="float">
            <text:p>0.0514136</text:p>
          </table:table-cell>
          <table:table-cell office:value-type="float" office:value="0.0857709" calcext:value-type="float">
            <text:p>0.0857709</text:p>
          </table:table-cell>
          <table:table-cell office:value-type="float" office:value="-0.0514136" calcext:value-type="float">
            <text:p>-0.051413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22687" calcext:value-type="float">
            <text:p>0.0522687</text:p>
          </table:table-cell>
          <table:table-cell office:value-type="float" office:value="0.0852525" calcext:value-type="float">
            <text:p>0.0852525</text:p>
          </table:table-cell>
          <table:table-cell office:value-type="float" office:value="-0.0522687" calcext:value-type="float">
            <text:p>-0.052268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531186" calcext:value-type="float">
            <text:p>0.0531186</text:p>
          </table:table-cell>
          <table:table-cell office:value-type="float" office:value="0.0847255" calcext:value-type="float">
            <text:p>0.0847255</text:p>
          </table:table-cell>
          <table:table-cell office:value-type="float" office:value="-0.0531186" calcext:value-type="float">
            <text:p>-0.053118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539632" calcext:value-type="float">
            <text:p>0.0539632</text:p>
          </table:table-cell>
          <table:table-cell office:value-type="float" office:value="0.0841901" calcext:value-type="float">
            <text:p>0.0841901</text:p>
          </table:table-cell>
          <table:table-cell office:value-type="float" office:value="-0.0539632" calcext:value-type="float">
            <text:p>-0.053963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548024" calcext:value-type="float">
            <text:p>0.0548024</text:p>
          </table:table-cell>
          <table:table-cell office:value-type="float" office:value="0.0836463" calcext:value-type="float">
            <text:p>0.0836463</text:p>
          </table:table-cell>
          <table:table-cell office:value-type="float" office:value="-0.0548024" calcext:value-type="float">
            <text:p>-0.054802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556361" calcext:value-type="float">
            <text:p>0.0556361</text:p>
          </table:table-cell>
          <table:table-cell office:value-type="float" office:value="0.0830941" calcext:value-type="float">
            <text:p>0.0830941</text:p>
          </table:table-cell>
          <table:table-cell office:value-type="float" office:value="-0.0556361" calcext:value-type="float">
            <text:p>-0.05563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64642" calcext:value-type="float">
            <text:p>0.0564642</text:p>
          </table:table-cell>
          <table:table-cell office:value-type="float" office:value="0.0825336" calcext:value-type="float">
            <text:p>0.0825336</text:p>
          </table:table-cell>
          <table:table-cell office:value-type="float" office:value="-0.0564642" calcext:value-type="float">
            <text:p>-0.056464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572867" calcext:value-type="float">
            <text:p>0.0572867</text:p>
          </table:table-cell>
          <table:table-cell office:value-type="float" office:value="0.0819648" calcext:value-type="float">
            <text:p>0.0819648</text:p>
          </table:table-cell>
          <table:table-cell office:value-type="float" office:value="-0.0572867" calcext:value-type="float">
            <text:p>-0.057286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581035" calcext:value-type="float">
            <text:p>0.0581035</text:p>
          </table:table-cell>
          <table:table-cell office:value-type="float" office:value="0.0813878" calcext:value-type="float">
            <text:p>0.0813878</text:p>
          </table:table-cell>
          <table:table-cell office:value-type="float" office:value="-0.0581035" calcext:value-type="float">
            <text:p>-0.058103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589145" calcext:value-type="float">
            <text:p>0.0589145</text:p>
          </table:table-cell>
          <table:table-cell office:value-type="float" office:value="0.0808028" calcext:value-type="float">
            <text:p>0.0808028</text:p>
          </table:table-cell>
          <table:table-cell office:value-type="float" office:value="-0.0589145" calcext:value-type="float">
            <text:p>-0.058914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597195" calcext:value-type="float">
            <text:p>0.0597195</text:p>
          </table:table-cell>
          <table:table-cell office:value-type="float" office:value="0.0802096" calcext:value-type="float">
            <text:p>0.0802096</text:p>
          </table:table-cell>
          <table:table-cell office:value-type="float" office:value="-0.0597195" calcext:value-type="float">
            <text:p>-0.059719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605186" calcext:value-type="float">
            <text:p>0.0605186</text:p>
          </table:table-cell>
          <table:table-cell office:value-type="float" office:value="0.0796084" calcext:value-type="float">
            <text:p>0.0796084</text:p>
          </table:table-cell>
          <table:table-cell office:value-type="float" office:value="-0.0605186" calcext:value-type="float">
            <text:p>-0.060518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613117" calcext:value-type="float">
            <text:p>0.0613117</text:p>
          </table:table-cell>
          <table:table-cell office:value-type="float" office:value="0.0789992" calcext:value-type="float">
            <text:p>0.0789992</text:p>
          </table:table-cell>
          <table:table-cell office:value-type="float" office:value="-0.0613117" calcext:value-type="float">
            <text:p>-0.061311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620986" calcext:value-type="float">
            <text:p>0.0620986</text:p>
          </table:table-cell>
          <table:table-cell office:value-type="float" office:value="0.0783822" calcext:value-type="float">
            <text:p>0.0783822</text:p>
          </table:table-cell>
          <table:table-cell office:value-type="float" office:value="-0.0620986" calcext:value-type="float">
            <text:p>-0.062098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628793" calcext:value-type="float">
            <text:p>0.0628793</text:p>
          </table:table-cell>
          <table:table-cell office:value-type="float" office:value="0.0777573" calcext:value-type="float">
            <text:p>0.0777573</text:p>
          </table:table-cell>
          <table:table-cell office:value-type="float" office:value="-0.0628793" calcext:value-type="float">
            <text:p>-0.062879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636537" calcext:value-type="float">
            <text:p>0.0636537</text:p>
          </table:table-cell>
          <table:table-cell office:value-type="float" office:value="0.0771246" calcext:value-type="float">
            <text:p>0.0771246</text:p>
          </table:table-cell>
          <table:table-cell office:value-type="float" office:value="-0.0636537" calcext:value-type="float">
            <text:p>-0.063653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644218" calcext:value-type="float">
            <text:p>0.0644218</text:p>
          </table:table-cell>
          <table:table-cell office:value-type="float" office:value="0.0764842" calcext:value-type="float">
            <text:p>0.0764842</text:p>
          </table:table-cell>
          <table:table-cell office:value-type="float" office:value="-0.0644218" calcext:value-type="float">
            <text:p>-0.064421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651834" calcext:value-type="float">
            <text:p>0.0651834</text:p>
          </table:table-cell>
          <table:table-cell office:value-type="float" office:value="0.0758362" calcext:value-type="float">
            <text:p>0.0758362</text:p>
          </table:table-cell>
          <table:table-cell office:value-type="float" office:value="-0.0651834" calcext:value-type="float">
            <text:p>-0.065183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659385" calcext:value-type="float">
            <text:p>0.0659385</text:p>
          </table:table-cell>
          <table:table-cell office:value-type="float" office:value="0.0751806" calcext:value-type="float">
            <text:p>0.0751806</text:p>
          </table:table-cell>
          <table:table-cell office:value-type="float" office:value="-0.0659385" calcext:value-type="float">
            <text:p>-0.065938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66687" calcext:value-type="float">
            <text:p>0.066687</text:p>
          </table:table-cell>
          <table:table-cell office:value-type="float" office:value="0.0745174" calcext:value-type="float">
            <text:p>0.0745174</text:p>
          </table:table-cell>
          <table:table-cell office:value-type="float" office:value="-0.066687" calcext:value-type="float">
            <text:p>-0.06668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674288" calcext:value-type="float">
            <text:p>0.0674288</text:p>
          </table:table-cell>
          <table:table-cell office:value-type="float" office:value="0.0738469" calcext:value-type="float">
            <text:p>0.0738469</text:p>
          </table:table-cell>
          <table:table-cell office:value-type="float" office:value="-0.0674288" calcext:value-type="float">
            <text:p>-0.067428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681639" calcext:value-type="float">
            <text:p>0.0681639</text:p>
          </table:table-cell>
          <table:table-cell office:value-type="float" office:value="0.0731689" calcext:value-type="float">
            <text:p>0.0731689</text:p>
          </table:table-cell>
          <table:table-cell office:value-type="float" office:value="-0.0681639" calcext:value-type="float">
            <text:p>-0.068163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688921" calcext:value-type="float">
            <text:p>0.0688921</text:p>
          </table:table-cell>
          <table:table-cell office:value-type="float" office:value="0.0724836" calcext:value-type="float">
            <text:p>0.0724836</text:p>
          </table:table-cell>
          <table:table-cell office:value-type="float" office:value="-0.0688921" calcext:value-type="float">
            <text:p>-0.068892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696135" calcext:value-type="float">
            <text:p>0.0696135</text:p>
          </table:table-cell>
          <table:table-cell office:value-type="float" office:value="0.0717911" calcext:value-type="float">
            <text:p>0.0717911</text:p>
          </table:table-cell>
          <table:table-cell office:value-type="float" office:value="-0.0696135" calcext:value-type="float">
            <text:p>-0.069613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703279" calcext:value-type="float">
            <text:p>0.0703279</text:p>
          </table:table-cell>
          <table:table-cell office:value-type="float" office:value="0.0710914" calcext:value-type="float">
            <text:p>0.0710914</text:p>
          </table:table-cell>
          <table:table-cell office:value-type="float" office:value="-0.0703279" calcext:value-type="float">
            <text:p>-0.070327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710353" calcext:value-type="float">
            <text:p>0.0710353</text:p>
          </table:table-cell>
          <table:table-cell office:value-type="float" office:value="0.0703845" calcext:value-type="float">
            <text:p>0.0703845</text:p>
          </table:table-cell>
          <table:table-cell office:value-type="float" office:value="-0.0710353" calcext:value-type="float">
            <text:p>-0.071035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717356" calcext:value-type="float">
            <text:p>0.0717356</text:p>
          </table:table-cell>
          <table:table-cell office:value-type="float" office:value="0.0696707" calcext:value-type="float">
            <text:p>0.0696707</text:p>
          </table:table-cell>
          <table:table-cell office:value-type="float" office:value="-0.0717356" calcext:value-type="float">
            <text:p>-0.071735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724287" calcext:value-type="float">
            <text:p>0.0724287</text:p>
          </table:table-cell>
          <table:table-cell office:value-type="float" office:value="0.0689498" calcext:value-type="float">
            <text:p>0.0689498</text:p>
          </table:table-cell>
          <table:table-cell office:value-type="float" office:value="-0.0724287" calcext:value-type="float">
            <text:p>-0.072428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731146" calcext:value-type="float">
            <text:p>0.0731146</text:p>
          </table:table-cell>
          <table:table-cell office:value-type="float" office:value="0.0682221" calcext:value-type="float">
            <text:p>0.0682221</text:p>
          </table:table-cell>
          <table:table-cell office:value-type="float" office:value="-0.0731146" calcext:value-type="float">
            <text:p>-0.073114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737931" calcext:value-type="float">
            <text:p>0.0737931</text:p>
          </table:table-cell>
          <table:table-cell office:value-type="float" office:value="0.0674876" calcext:value-type="float">
            <text:p>0.0674876</text:p>
          </table:table-cell>
          <table:table-cell office:value-type="float" office:value="-0.0737931" calcext:value-type="float">
            <text:p>-0.073793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744643" calcext:value-type="float">
            <text:p>0.0744643</text:p>
          </table:table-cell>
          <table:table-cell office:value-type="float" office:value="0.0667463" calcext:value-type="float">
            <text:p>0.0667463</text:p>
          </table:table-cell>
          <table:table-cell office:value-type="float" office:value="-0.0744643" calcext:value-type="float">
            <text:p>-0.074464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75128" calcext:value-type="float">
            <text:p>0.075128</text:p>
          </table:table-cell>
          <table:table-cell office:value-type="float" office:value="0.0659983" calcext:value-type="float">
            <text:p>0.0659983</text:p>
          </table:table-cell>
          <table:table-cell office:value-type="float" office:value="-0.075128" calcext:value-type="float">
            <text:p>-0.07512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757843" calcext:value-type="float">
            <text:p>0.0757843</text:p>
          </table:table-cell>
          <table:table-cell office:value-type="float" office:value="0.0652437" calcext:value-type="float">
            <text:p>0.0652437</text:p>
          </table:table-cell>
          <table:table-cell office:value-type="float" office:value="-0.0757843" calcext:value-type="float">
            <text:p>-0.075784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764329" calcext:value-type="float">
            <text:p>0.0764329</text:p>
          </table:table-cell>
          <table:table-cell office:value-type="float" office:value="0.0644827" calcext:value-type="float">
            <text:p>0.0644827</text:p>
          </table:table-cell>
          <table:table-cell office:value-type="float" office:value="-0.0764329" calcext:value-type="float">
            <text:p>-0.076432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770739" calcext:value-type="float">
            <text:p>0.0770739</text:p>
          </table:table-cell>
          <table:table-cell office:value-type="float" office:value="0.0637151" calcext:value-type="float">
            <text:p>0.0637151</text:p>
          </table:table-cell>
          <table:table-cell office:value-type="float" office:value="-0.0770739" calcext:value-type="float">
            <text:p>-0.077073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777072" calcext:value-type="float">
            <text:p>0.0777072</text:p>
          </table:table-cell>
          <table:table-cell office:value-type="float" office:value="0.0629412" calcext:value-type="float">
            <text:p>0.0629412</text:p>
          </table:table-cell>
          <table:table-cell office:value-type="float" office:value="-0.0777072" calcext:value-type="float">
            <text:p>-0.077707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783327" calcext:value-type="float">
            <text:p>0.0783327</text:p>
          </table:table-cell>
          <table:table-cell office:value-type="float" office:value="0.062161" calcext:value-type="float">
            <text:p>0.062161</text:p>
          </table:table-cell>
          <table:table-cell office:value-type="float" office:value="-0.0783327" calcext:value-type="float">
            <text:p>-0.078332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789504" calcext:value-type="float">
            <text:p>0.0789504</text:p>
          </table:table-cell>
          <table:table-cell office:value-type="float" office:value="0.0613746" calcext:value-type="float">
            <text:p>0.0613746</text:p>
          </table:table-cell>
          <table:table-cell office:value-type="float" office:value="-0.0789504" calcext:value-type="float">
            <text:p>-0.078950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795602" calcext:value-type="float">
            <text:p>0.0795602</text:p>
          </table:table-cell>
          <table:table-cell office:value-type="float" office:value="0.060582" calcext:value-type="float">
            <text:p>0.060582</text:p>
          </table:table-cell>
          <table:table-cell office:value-type="float" office:value="-0.0795602" calcext:value-type="float">
            <text:p>-0.079560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80162" calcext:value-type="float">
            <text:p>0.080162</text:p>
          </table:table-cell>
          <table:table-cell office:value-type="float" office:value="0.0597834" calcext:value-type="float">
            <text:p>0.0597834</text:p>
          </table:table-cell>
          <table:table-cell office:value-type="float" office:value="-0.080162" calcext:value-type="float">
            <text:p>-0.08016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807558" calcext:value-type="float">
            <text:p>0.0807558</text:p>
          </table:table-cell>
          <table:table-cell office:value-type="float" office:value="0.0589788" calcext:value-type="float">
            <text:p>0.0589788</text:p>
          </table:table-cell>
          <table:table-cell office:value-type="float" office:value="-0.0807558" calcext:value-type="float">
            <text:p>-0.080755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813416" calcext:value-type="float">
            <text:p>0.0813416</text:p>
          </table:table-cell>
          <table:table-cell office:value-type="float" office:value="0.0581683" calcext:value-type="float">
            <text:p>0.0581683</text:p>
          </table:table-cell>
          <table:table-cell office:value-type="float" office:value="-0.0813416" calcext:value-type="float">
            <text:p>-0.081341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819192" calcext:value-type="float">
            <text:p>0.0819192</text:p>
          </table:table-cell>
          <table:table-cell office:value-type="float" office:value="0.057352" calcext:value-type="float">
            <text:p>0.057352</text:p>
          </table:table-cell>
          <table:table-cell office:value-type="float" office:value="-0.0819192" calcext:value-type="float">
            <text:p>-0.081919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824886" calcext:value-type="float">
            <text:p>0.0824886</text:p>
          </table:table-cell>
          <table:table-cell office:value-type="float" office:value="0.05653" calcext:value-type="float">
            <text:p>0.05653</text:p>
          </table:table-cell>
          <table:table-cell office:value-type="float" office:value="-0.0824886" calcext:value-type="float">
            <text:p>-0.082488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830497" calcext:value-type="float">
            <text:p>0.0830497</text:p>
          </table:table-cell>
          <table:table-cell office:value-type="float" office:value="0.0557023" calcext:value-type="float">
            <text:p>0.0557023</text:p>
          </table:table-cell>
          <table:table-cell office:value-type="float" office:value="-0.0830497" calcext:value-type="float">
            <text:p>-0.083049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836026" calcext:value-type="float">
            <text:p>0.0836026</text:p>
          </table:table-cell>
          <table:table-cell office:value-type="float" office:value="0.054869" calcext:value-type="float">
            <text:p>0.054869</text:p>
          </table:table-cell>
          <table:table-cell office:value-type="float" office:value="-0.0836026" calcext:value-type="float">
            <text:p>-0.0836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1471" calcext:value-type="float">
            <text:p>0.0841471</text:p>
          </table:table-cell>
          <table:table-cell office:value-type="float" office:value="0.0540302" calcext:value-type="float">
            <text:p>0.0540302</text:p>
          </table:table-cell>
          <table:table-cell office:value-type="float" office:value="-0.0841471" calcext:value-type="float">
            <text:p>-0.084147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846832" calcext:value-type="float">
            <text:p>0.0846832</text:p>
          </table:table-cell>
          <table:table-cell office:value-type="float" office:value="0.0531861" calcext:value-type="float">
            <text:p>0.0531861</text:p>
          </table:table-cell>
          <table:table-cell office:value-type="float" office:value="-0.0846832" calcext:value-type="float">
            <text:p>-0.084683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852108" calcext:value-type="float">
            <text:p>0.0852108</text:p>
          </table:table-cell>
          <table:table-cell office:value-type="float" office:value="0.0523366" calcext:value-type="float">
            <text:p>0.0523366</text:p>
          </table:table-cell>
          <table:table-cell office:value-type="float" office:value="-0.0852108" calcext:value-type="float">
            <text:p>-0.085210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857299" calcext:value-type="float">
            <text:p>0.0857299</text:p>
          </table:table-cell>
          <table:table-cell office:value-type="float" office:value="0.0514819" calcext:value-type="float">
            <text:p>0.0514819</text:p>
          </table:table-cell>
          <table:table-cell office:value-type="float" office:value="-0.0857299" calcext:value-type="float">
            <text:p>-0.085729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862404" calcext:value-type="float">
            <text:p>0.0862404</text:p>
          </table:table-cell>
          <table:table-cell office:value-type="float" office:value="0.050622" calcext:value-type="float">
            <text:p>0.050622</text:p>
          </table:table-cell>
          <table:table-cell office:value-type="float" office:value="-0.0862404" calcext:value-type="float">
            <text:p>-0.086240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867423" calcext:value-type="float">
            <text:p>0.0867423</text:p>
          </table:table-cell>
          <table:table-cell office:value-type="float" office:value="0.0497571" calcext:value-type="float">
            <text:p>0.0497571</text:p>
          </table:table-cell>
          <table:table-cell office:value-type="float" office:value="-0.0867423" calcext:value-type="float">
            <text:p>-0.086742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872355" calcext:value-type="float">
            <text:p>0.0872355</text:p>
          </table:table-cell>
          <table:table-cell office:value-type="float" office:value="0.0488872" calcext:value-type="float">
            <text:p>0.0488872</text:p>
          </table:table-cell>
          <table:table-cell office:value-type="float" office:value="-0.0872355" calcext:value-type="float">
            <text:p>-0.087235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877201" calcext:value-type="float">
            <text:p>0.0877201</text:p>
          </table:table-cell>
          <table:table-cell office:value-type="float" office:value="0.0480124" calcext:value-type="float">
            <text:p>0.0480124</text:p>
          </table:table-cell>
          <table:table-cell office:value-type="float" office:value="-0.0877201" calcext:value-type="float">
            <text:p>-0.087720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881958" calcext:value-type="float">
            <text:p>0.0881958</text:p>
          </table:table-cell>
          <table:table-cell office:value-type="float" office:value="0.0471328" calcext:value-type="float">
            <text:p>0.0471328</text:p>
          </table:table-cell>
          <table:table-cell office:value-type="float" office:value="-0.0881958" calcext:value-type="float">
            <text:p>-0.088195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886627" calcext:value-type="float">
            <text:p>0.0886627</text:p>
          </table:table-cell>
          <table:table-cell office:value-type="float" office:value="0.0462485" calcext:value-type="float">
            <text:p>0.0462485</text:p>
          </table:table-cell>
          <table:table-cell office:value-type="float" office:value="-0.0886627" calcext:value-type="float">
            <text:p>-0.088662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891207" calcext:value-type="float">
            <text:p>0.0891207</text:p>
          </table:table-cell>
          <table:table-cell office:value-type="float" office:value="0.0453596" calcext:value-type="float">
            <text:p>0.0453596</text:p>
          </table:table-cell>
          <table:table-cell office:value-type="float" office:value="-0.0891207" calcext:value-type="float">
            <text:p>-0.089120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895699" calcext:value-type="float">
            <text:p>0.0895699</text:p>
          </table:table-cell>
          <table:table-cell office:value-type="float" office:value="0.0444662" calcext:value-type="float">
            <text:p>0.0444662</text:p>
          </table:table-cell>
          <table:table-cell office:value-type="float" office:value="-0.0895699" calcext:value-type="float">
            <text:p>-0.0895699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9001" calcext:value-type="float">
            <text:p>0.09001</text:p>
          </table:table-cell>
          <table:table-cell office:value-type="float" office:value="0.0435682" calcext:value-type="float">
            <text:p>0.0435682</text:p>
          </table:table-cell>
          <table:table-cell office:value-type="float" office:value="-0.09001" calcext:value-type="float">
            <text:p>-0.0900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904412" calcext:value-type="float">
            <text:p>0.0904412</text:p>
          </table:table-cell>
          <table:table-cell office:value-type="float" office:value="0.042666" calcext:value-type="float">
            <text:p>0.042666</text:p>
          </table:table-cell>
          <table:table-cell office:value-type="float" office:value="-0.0904412" calcext:value-type="float">
            <text:p>-0.090441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908633" calcext:value-type="float">
            <text:p>0.0908633</text:p>
          </table:table-cell>
          <table:table-cell office:value-type="float" office:value="0.0417595" calcext:value-type="float">
            <text:p>0.0417595</text:p>
          </table:table-cell>
          <table:table-cell office:value-type="float" office:value="-0.0908633" calcext:value-type="float">
            <text:p>-0.090863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912764" calcext:value-type="float">
            <text:p>0.0912764</text:p>
          </table:table-cell>
          <table:table-cell office:value-type="float" office:value="0.0408487" calcext:value-type="float">
            <text:p>0.0408487</text:p>
          </table:table-cell>
          <table:table-cell office:value-type="float" office:value="-0.0912764" calcext:value-type="float">
            <text:p>-0.091276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916803" calcext:value-type="float">
            <text:p>0.0916803</text:p>
          </table:table-cell>
          <table:table-cell office:value-type="float" office:value="0.039934" calcext:value-type="float">
            <text:p>0.039934</text:p>
          </table:table-cell>
          <table:table-cell office:value-type="float" office:value="-0.0916803" calcext:value-type="float">
            <text:p>-0.091680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920751" calcext:value-type="float">
            <text:p>0.0920751</text:p>
          </table:table-cell>
          <table:table-cell office:value-type="float" office:value="0.0390152" calcext:value-type="float">
            <text:p>0.0390152</text:p>
          </table:table-cell>
          <table:table-cell office:value-type="float" office:value="-0.0920751" calcext:value-type="float">
            <text:p>-0.092075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924606" calcext:value-type="float">
            <text:p>0.0924606</text:p>
          </table:table-cell>
          <table:table-cell office:value-type="float" office:value="0.0380925" calcext:value-type="float">
            <text:p>0.0380925</text:p>
          </table:table-cell>
          <table:table-cell office:value-type="float" office:value="-0.0924606" calcext:value-type="float">
            <text:p>-0.092460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928369" calcext:value-type="float">
            <text:p>0.0928369</text:p>
          </table:table-cell>
          <table:table-cell office:value-type="float" office:value="0.037166" calcext:value-type="float">
            <text:p>0.037166</text:p>
          </table:table-cell>
          <table:table-cell office:value-type="float" office:value="-0.0928369" calcext:value-type="float">
            <text:p>-0.092836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932039" calcext:value-type="float">
            <text:p>0.0932039</text:p>
          </table:table-cell>
          <table:table-cell office:value-type="float" office:value="0.0362358" calcext:value-type="float">
            <text:p>0.0362358</text:p>
          </table:table-cell>
          <table:table-cell office:value-type="float" office:value="-0.0932039" calcext:value-type="float">
            <text:p>-0.093203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935616" calcext:value-type="float">
            <text:p>0.0935616</text:p>
          </table:table-cell>
          <table:table-cell office:value-type="float" office:value="0.0353019" calcext:value-type="float">
            <text:p>0.0353019</text:p>
          </table:table-cell>
          <table:table-cell office:value-type="float" office:value="-0.0935616" calcext:value-type="float">
            <text:p>-0.093561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939099" calcext:value-type="float">
            <text:p>0.0939099</text:p>
          </table:table-cell>
          <table:table-cell office:value-type="float" office:value="0.0343646" calcext:value-type="float">
            <text:p>0.0343646</text:p>
          </table:table-cell>
          <table:table-cell office:value-type="float" office:value="-0.0939099" calcext:value-type="float">
            <text:p>-0.093909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942489" calcext:value-type="float">
            <text:p>0.0942489</text:p>
          </table:table-cell>
          <table:table-cell office:value-type="float" office:value="0.0334238" calcext:value-type="float">
            <text:p>0.0334238</text:p>
          </table:table-cell>
          <table:table-cell office:value-type="float" office:value="-0.0942489" calcext:value-type="float">
            <text:p>-0.094248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945784" calcext:value-type="float">
            <text:p>0.0945784</text:p>
          </table:table-cell>
          <table:table-cell office:value-type="float" office:value="0.0324796" calcext:value-type="float">
            <text:p>0.0324796</text:p>
          </table:table-cell>
          <table:table-cell office:value-type="float" office:value="-0.0945784" calcext:value-type="float">
            <text:p>-0.094578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948985" calcext:value-type="float">
            <text:p>0.0948985</text:p>
          </table:table-cell>
          <table:table-cell office:value-type="float" office:value="0.0315322" calcext:value-type="float">
            <text:p>0.0315322</text:p>
          </table:table-cell>
          <table:table-cell office:value-type="float" office:value="-0.0948985" calcext:value-type="float">
            <text:p>-0.094898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95209" calcext:value-type="float">
            <text:p>0.095209</text:p>
          </table:table-cell>
          <table:table-cell office:value-type="float" office:value="0.0305817" calcext:value-type="float">
            <text:p>0.0305817</text:p>
          </table:table-cell>
          <table:table-cell office:value-type="float" office:value="-0.095209" calcext:value-type="float">
            <text:p>-0.09520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955101" calcext:value-type="float">
            <text:p>0.0955101</text:p>
          </table:table-cell>
          <table:table-cell office:value-type="float" office:value="0.0296281" calcext:value-type="float">
            <text:p>0.0296281</text:p>
          </table:table-cell>
          <table:table-cell office:value-type="float" office:value="-0.0955101" calcext:value-type="float">
            <text:p>-0.0955101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958016" calcext:value-type="float">
            <text:p>0.0958016</text:p>
          </table:table-cell>
          <table:table-cell office:value-type="float" office:value="0.0286715" calcext:value-type="float">
            <text:p>0.0286715</text:p>
          </table:table-cell>
          <table:table-cell office:value-type="float" office:value="-0.0958016" calcext:value-type="float">
            <text:p>-0.0958016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960835" calcext:value-type="float">
            <text:p>0.0960835</text:p>
          </table:table-cell>
          <table:table-cell office:value-type="float" office:value="0.0277121" calcext:value-type="float">
            <text:p>0.0277121</text:p>
          </table:table-cell>
          <table:table-cell office:value-type="float" office:value="-0.0960835" calcext:value-type="float">
            <text:p>-0.096083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963558" calcext:value-type="float">
            <text:p>0.0963558</text:p>
          </table:table-cell>
          <table:table-cell office:value-type="float" office:value="0.0267499" calcext:value-type="float">
            <text:p>0.0267499</text:p>
          </table:table-cell>
          <table:table-cell office:value-type="float" office:value="-0.0963558" calcext:value-type="float">
            <text:p>-0.0963558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966185" calcext:value-type="float">
            <text:p>0.0966185</text:p>
          </table:table-cell>
          <table:table-cell office:value-type="float" office:value="0.025785" calcext:value-type="float">
            <text:p>0.025785</text:p>
          </table:table-cell>
          <table:table-cell office:value-type="float" office:value="-0.0966185" calcext:value-type="float">
            <text:p>-0.096618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968715" calcext:value-type="float">
            <text:p>0.0968715</text:p>
          </table:table-cell>
          <table:table-cell office:value-type="float" office:value="0.0248175" calcext:value-type="float">
            <text:p>0.0248175</text:p>
          </table:table-cell>
          <table:table-cell office:value-type="float" office:value="-0.0968715" calcext:value-type="float">
            <text:p>-0.0968715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971148" calcext:value-type="float">
            <text:p>0.0971148</text:p>
          </table:table-cell>
          <table:table-cell office:value-type="float" office:value="0.0238476" calcext:value-type="float">
            <text:p>0.0238476</text:p>
          </table:table-cell>
          <table:table-cell office:value-type="float" office:value="-0.0971148" calcext:value-type="float">
            <text:p>-0.0971148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973485" calcext:value-type="float">
            <text:p>0.0973485</text:p>
          </table:table-cell>
          <table:table-cell office:value-type="float" office:value="0.0228753" calcext:value-type="float">
            <text:p>0.0228753</text:p>
          </table:table-cell>
          <table:table-cell office:value-type="float" office:value="-0.0973485" calcext:value-type="float">
            <text:p>-0.097348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975723" calcext:value-type="float">
            <text:p>0.0975723</text:p>
          </table:table-cell>
          <table:table-cell office:value-type="float" office:value="0.0219007" calcext:value-type="float">
            <text:p>0.0219007</text:p>
          </table:table-cell>
          <table:table-cell office:value-type="float" office:value="-0.0975723" calcext:value-type="float">
            <text:p>-0.097572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977865" calcext:value-type="float">
            <text:p>0.0977865</text:p>
          </table:table-cell>
          <table:table-cell office:value-type="float" office:value="0.0209239" calcext:value-type="float">
            <text:p>0.0209239</text:p>
          </table:table-cell>
          <table:table-cell office:value-type="float" office:value="-0.0977865" calcext:value-type="float">
            <text:p>-0.0977865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979908" calcext:value-type="float">
            <text:p>0.0979908</text:p>
          </table:table-cell>
          <table:table-cell office:value-type="float" office:value="0.019945" calcext:value-type="float">
            <text:p>0.019945</text:p>
          </table:table-cell>
          <table:table-cell office:value-type="float" office:value="-0.0979908" calcext:value-type="float">
            <text:p>-0.097990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981854" calcext:value-type="float">
            <text:p>0.0981854</text:p>
          </table:table-cell>
          <table:table-cell office:value-type="float" office:value="0.0189641" calcext:value-type="float">
            <text:p>0.0189641</text:p>
          </table:table-cell>
          <table:table-cell office:value-type="float" office:value="-0.0981854" calcext:value-type="float">
            <text:p>-0.098185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983701" calcext:value-type="float">
            <text:p>0.0983701</text:p>
          </table:table-cell>
          <table:table-cell office:value-type="float" office:value="0.0179813" calcext:value-type="float">
            <text:p>0.0179813</text:p>
          </table:table-cell>
          <table:table-cell office:value-type="float" office:value="-0.0983701" calcext:value-type="float">
            <text:p>-0.098370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98545" calcext:value-type="float">
            <text:p>0.098545</text:p>
          </table:table-cell>
          <table:table-cell office:value-type="float" office:value="0.0169967" calcext:value-type="float">
            <text:p>0.0169967</text:p>
          </table:table-cell>
          <table:table-cell office:value-type="float" office:value="-0.098545" calcext:value-type="float">
            <text:p>-0.09854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9871" calcext:value-type="float">
            <text:p>0.09871</text:p>
          </table:table-cell>
          <table:table-cell office:value-type="float" office:value="0.0160104" calcext:value-type="float">
            <text:p>0.0160104</text:p>
          </table:table-cell>
          <table:table-cell office:value-type="float" office:value="-0.09871" calcext:value-type="float">
            <text:p>-0.0987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988652" calcext:value-type="float">
            <text:p>0.0988652</text:p>
          </table:table-cell>
          <table:table-cell office:value-type="float" office:value="0.0150225" calcext:value-type="float">
            <text:p>0.0150225</text:p>
          </table:table-cell>
          <table:table-cell office:value-type="float" office:value="-0.0988652" calcext:value-type="float">
            <text:p>-0.098865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990105" calcext:value-type="float">
            <text:p>0.0990105</text:p>
          </table:table-cell>
          <table:table-cell office:value-type="float" office:value="0.0140332" calcext:value-type="float">
            <text:p>0.0140332</text:p>
          </table:table-cell>
          <table:table-cell office:value-type="float" office:value="-0.0990105" calcext:value-type="float">
            <text:p>-0.099010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991458" calcext:value-type="float">
            <text:p>0.0991458</text:p>
          </table:table-cell>
          <table:table-cell office:value-type="float" office:value="0.0130424" calcext:value-type="float">
            <text:p>0.0130424</text:p>
          </table:table-cell>
          <table:table-cell office:value-type="float" office:value="-0.0991458" calcext:value-type="float">
            <text:p>-0.099145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992713" calcext:value-type="float">
            <text:p>0.0992713</text:p>
          </table:table-cell>
          <table:table-cell office:value-type="float" office:value="0.0120503" calcext:value-type="float">
            <text:p>0.0120503</text:p>
          </table:table-cell>
          <table:table-cell office:value-type="float" office:value="-0.0992713" calcext:value-type="float">
            <text:p>-0.099271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993868" calcext:value-type="float">
            <text:p>0.0993868</text:p>
          </table:table-cell>
          <table:table-cell office:value-type="float" office:value="0.011057" calcext:value-type="float">
            <text:p>0.011057</text:p>
          </table:table-cell>
          <table:table-cell office:value-type="float" office:value="-0.0993868" calcext:value-type="float">
            <text:p>-0.0993868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994924" calcext:value-type="float">
            <text:p>0.0994924</text:p>
          </table:table-cell>
          <table:table-cell office:value-type="float" office:value="0.0100626" calcext:value-type="float">
            <text:p>0.0100626</text:p>
          </table:table-cell>
          <table:table-cell office:value-type="float" office:value="-0.0994924" calcext:value-type="float">
            <text:p>-0.099492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995881" calcext:value-type="float">
            <text:p>0.0995881</text:p>
          </table:table-cell>
          <table:table-cell office:value-type="float" office:value="0.00906716" calcext:value-type="float">
            <text:p>0.00906716</text:p>
          </table:table-cell>
          <table:table-cell office:value-type="float" office:value="-0.0995881" calcext:value-type="float">
            <text:p>-0.099588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996738" calcext:value-type="float">
            <text:p>0.0996738</text:p>
          </table:table-cell>
          <table:table-cell office:value-type="float" office:value="0.00807084" calcext:value-type="float">
            <text:p>0.00807084</text:p>
          </table:table-cell>
          <table:table-cell office:value-type="float" office:value="-0.0996738" calcext:value-type="float">
            <text:p>-0.09967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997495" calcext:value-type="float">
            <text:p>0.0997495</text:p>
          </table:table-cell>
          <table:table-cell office:value-type="float" office:value="0.00707372" calcext:value-type="float">
            <text:p>0.00707372</text:p>
          </table:table-cell>
          <table:table-cell office:value-type="float" office:value="-0.0997495" calcext:value-type="float">
            <text:p>-0.0997495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998152" calcext:value-type="float">
            <text:p>0.0998152</text:p>
          </table:table-cell>
          <table:table-cell office:value-type="float" office:value="0.00607589" calcext:value-type="float">
            <text:p>0.00607589</text:p>
          </table:table-cell>
          <table:table-cell office:value-type="float" office:value="-0.0998152" calcext:value-type="float">
            <text:p>-0.099815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99871" calcext:value-type="float">
            <text:p>0.099871</text:p>
          </table:table-cell>
          <table:table-cell office:value-type="float" office:value="0.00507745" calcext:value-type="float">
            <text:p>0.00507745</text:p>
          </table:table-cell>
          <table:table-cell office:value-type="float" office:value="-0.099871" calcext:value-type="float">
            <text:p>-0.09987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999168" calcext:value-type="float">
            <text:p>0.0999168</text:p>
          </table:table-cell>
          <table:table-cell office:value-type="float" office:value="0.0040785" calcext:value-type="float">
            <text:p>0.0040785</text:p>
          </table:table-cell>
          <table:table-cell office:value-type="float" office:value="-0.0999168" calcext:value-type="float">
            <text:p>-0.0999168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999526" calcext:value-type="float">
            <text:p>0.0999526</text:p>
          </table:table-cell>
          <table:table-cell office:value-type="float" office:value="0.00307915" calcext:value-type="float">
            <text:p>0.00307915</text:p>
          </table:table-cell>
          <table:table-cell office:value-type="float" office:value="-0.0999526" calcext:value-type="float">
            <text:p>-0.099952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999784" calcext:value-type="float">
            <text:p>0.0999784</text:p>
          </table:table-cell>
          <table:table-cell office:value-type="float" office:value="0.00207948" calcext:value-type="float">
            <text:p>0.00207948</text:p>
          </table:table-cell>
          <table:table-cell office:value-type="float" office:value="-0.0999784" calcext:value-type="float">
            <text:p>-0.099978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999942" calcext:value-type="float">
            <text:p>0.0999942</text:p>
          </table:table-cell>
          <table:table-cell office:value-type="float" office:value="0.00107961" calcext:value-type="float">
            <text:p>0.00107961</text:p>
          </table:table-cell>
          <table:table-cell office:value-type="float" office:value="-0.0999942" calcext:value-type="float">
            <text:p>-0.0999942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1" calcext:value-type="float">
            <text:p>0.1</text:p>
          </table:table-cell>
          <table:table-cell office:value-type="float" office:value="0.0000796327" calcext:value-type="float">
            <text:p>0.000079632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999958" calcext:value-type="float">
            <text:p>0.0999958</text:p>
          </table:table-cell>
          <table:table-cell office:value-type="float" office:value="-0.000920354" calcext:value-type="float">
            <text:p>-0.000920354</text:p>
          </table:table-cell>
          <table:table-cell office:value-type="float" office:value="-0.0999958" calcext:value-type="float">
            <text:p>-0.0999958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999816" calcext:value-type="float">
            <text:p>0.0999816</text:p>
          </table:table-cell>
          <table:table-cell office:value-type="float" office:value="-0.00192025" calcext:value-type="float">
            <text:p>-0.00192025</text:p>
          </table:table-cell>
          <table:table-cell office:value-type="float" office:value="-0.0999816" calcext:value-type="float">
            <text:p>-0.099981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999574" calcext:value-type="float">
            <text:p>0.0999574</text:p>
          </table:table-cell>
          <table:table-cell office:value-type="float" office:value="-0.00291995" calcext:value-type="float">
            <text:p>-0.00291995</text:p>
          </table:table-cell>
          <table:table-cell office:value-type="float" office:value="-0.0999574" calcext:value-type="float">
            <text:p>-0.0999574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999232" calcext:value-type="float">
            <text:p>0.0999232</text:p>
          </table:table-cell>
          <table:table-cell office:value-type="float" office:value="-0.00391936" calcext:value-type="float">
            <text:p>-0.00391936</text:p>
          </table:table-cell>
          <table:table-cell office:value-type="float" office:value="-0.0999232" calcext:value-type="float">
            <text:p>-0.099923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99879" calcext:value-type="float">
            <text:p>0.099879</text:p>
          </table:table-cell>
          <table:table-cell office:value-type="float" office:value="-0.00491838" calcext:value-type="float">
            <text:p>-0.00491838</text:p>
          </table:table-cell>
          <table:table-cell office:value-type="float" office:value="-0.099879" calcext:value-type="float">
            <text:p>-0.099879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998248" calcext:value-type="float">
            <text:p>0.0998248</text:p>
          </table:table-cell>
          <table:table-cell office:value-type="float" office:value="-0.00591691" calcext:value-type="float">
            <text:p>-0.00591691</text:p>
          </table:table-cell>
          <table:table-cell office:value-type="float" office:value="-0.0998248" calcext:value-type="float">
            <text:p>-0.0998248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997606" calcext:value-type="float">
            <text:p>0.0997606</text:p>
          </table:table-cell>
          <table:table-cell office:value-type="float" office:value="-0.00691484" calcext:value-type="float">
            <text:p>-0.00691484</text:p>
          </table:table-cell>
          <table:table-cell office:value-type="float" office:value="-0.0997606" calcext:value-type="float">
            <text:p>-0.099760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996865" calcext:value-type="float">
            <text:p>0.0996865</text:p>
          </table:table-cell>
          <table:table-cell office:value-type="float" office:value="-0.00791209" calcext:value-type="float">
            <text:p>-0.00791209</text:p>
          </table:table-cell>
          <table:table-cell office:value-type="float" office:value="-0.0996865" calcext:value-type="float">
            <text:p>-0.099686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996024" calcext:value-type="float">
            <text:p>0.0996024</text:p>
          </table:table-cell>
          <table:table-cell office:value-type="float" office:value="-0.00890854" calcext:value-type="float">
            <text:p>-0.00890854</text:p>
          </table:table-cell>
          <table:table-cell office:value-type="float" office:value="-0.0996024" calcext:value-type="float">
            <text:p>-0.099602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995083" calcext:value-type="float">
            <text:p>0.0995083</text:p>
          </table:table-cell>
          <table:table-cell office:value-type="float" office:value="-0.0099041" calcext:value-type="float">
            <text:p>-0.0099041</text:p>
          </table:table-cell>
          <table:table-cell office:value-type="float" office:value="-0.0995083" calcext:value-type="float">
            <text:p>-0.099508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994043" calcext:value-type="float">
            <text:p>0.0994043</text:p>
          </table:table-cell>
          <table:table-cell office:value-type="float" office:value="-0.0108987" calcext:value-type="float">
            <text:p>-0.0108987</text:p>
          </table:table-cell>
          <table:table-cell office:value-type="float" office:value="-0.0994043" calcext:value-type="float">
            <text:p>-0.099404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992904" calcext:value-type="float">
            <text:p>0.0992904</text:p>
          </table:table-cell>
          <table:table-cell office:value-type="float" office:value="-0.0118922" calcext:value-type="float">
            <text:p>-0.0118922</text:p>
          </table:table-cell>
          <table:table-cell office:value-type="float" office:value="-0.0992904" calcext:value-type="float">
            <text:p>-0.09929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991665" calcext:value-type="float">
            <text:p>0.0991665</text:p>
          </table:table-cell>
          <table:table-cell office:value-type="float" office:value="-0.0128844" calcext:value-type="float">
            <text:p>-0.0128844</text:p>
          </table:table-cell>
          <table:table-cell office:value-type="float" office:value="-0.0991665" calcext:value-type="float">
            <text:p>-0.099166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990327" calcext:value-type="float">
            <text:p>0.0990327</text:p>
          </table:table-cell>
          <table:table-cell office:value-type="float" office:value="-0.0138755" calcext:value-type="float">
            <text:p>-0.0138755</text:p>
          </table:table-cell>
          <table:table-cell office:value-type="float" office:value="-0.0990327" calcext:value-type="float">
            <text:p>-0.0990327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098889" calcext:value-type="float">
            <text:p>0.098889</text:p>
          </table:table-cell>
          <table:table-cell office:value-type="float" office:value="-0.0148651" calcext:value-type="float">
            <text:p>-0.0148651</text:p>
          </table:table-cell>
          <table:table-cell office:value-type="float" office:value="-0.098889" calcext:value-type="float">
            <text:p>-0.098889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987354" calcext:value-type="float">
            <text:p>0.0987354</text:p>
          </table:table-cell>
          <table:table-cell office:value-type="float" office:value="-0.0158532" calcext:value-type="float">
            <text:p>-0.0158532</text:p>
          </table:table-cell>
          <table:table-cell office:value-type="float" office:value="-0.0987354" calcext:value-type="float">
            <text:p>-0.0987354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985719" calcext:value-type="float">
            <text:p>0.0985719</text:p>
          </table:table-cell>
          <table:table-cell office:value-type="float" office:value="-0.0168397" calcext:value-type="float">
            <text:p>-0.0168397</text:p>
          </table:table-cell>
          <table:table-cell office:value-type="float" office:value="-0.0985719" calcext:value-type="float">
            <text:p>-0.098571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983986" calcext:value-type="float">
            <text:p>0.0983986</text:p>
          </table:table-cell>
          <table:table-cell office:value-type="float" office:value="-0.0178246" calcext:value-type="float">
            <text:p>-0.0178246</text:p>
          </table:table-cell>
          <table:table-cell office:value-type="float" office:value="-0.0983986" calcext:value-type="float">
            <text:p>-0.0983986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982154" calcext:value-type="float">
            <text:p>0.0982154</text:p>
          </table:table-cell>
          <table:table-cell office:value-type="float" office:value="-0.0188077" calcext:value-type="float">
            <text:p>-0.0188077</text:p>
          </table:table-cell>
          <table:table-cell office:value-type="float" office:value="-0.0982154" calcext:value-type="float">
            <text:p>-0.098215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980224" calcext:value-type="float">
            <text:p>0.0980224</text:p>
          </table:table-cell>
          <table:table-cell office:value-type="float" office:value="-0.0197889" calcext:value-type="float">
            <text:p>-0.0197889</text:p>
          </table:table-cell>
          <table:table-cell office:value-type="float" office:value="-0.0980224" calcext:value-type="float">
            <text:p>-0.098022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978197" calcext:value-type="float">
            <text:p>0.0978197</text:p>
          </table:table-cell>
          <table:table-cell office:value-type="float" office:value="-0.0207681" calcext:value-type="float">
            <text:p>-0.0207681</text:p>
          </table:table-cell>
          <table:table-cell office:value-type="float" office:value="-0.0978197" calcext:value-type="float">
            <text:p>-0.0978197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976071" calcext:value-type="float">
            <text:p>0.0976071</text:p>
          </table:table-cell>
          <table:table-cell office:value-type="float" office:value="-0.0217452" calcext:value-type="float">
            <text:p>-0.0217452</text:p>
          </table:table-cell>
          <table:table-cell office:value-type="float" office:value="-0.0976071" calcext:value-type="float">
            <text:p>-0.097607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973848" calcext:value-type="float">
            <text:p>0.0973848</text:p>
          </table:table-cell>
          <table:table-cell office:value-type="float" office:value="-0.0227202" calcext:value-type="float">
            <text:p>-0.0227202</text:p>
          </table:table-cell>
          <table:table-cell office:value-type="float" office:value="-0.0973848" calcext:value-type="float">
            <text:p>-0.0973848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971527" calcext:value-type="float">
            <text:p>0.0971527</text:p>
          </table:table-cell>
          <table:table-cell office:value-type="float" office:value="-0.0236929" calcext:value-type="float">
            <text:p>-0.0236929</text:p>
          </table:table-cell>
          <table:table-cell office:value-type="float" office:value="-0.0971527" calcext:value-type="float">
            <text:p>-0.0971527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969109" calcext:value-type="float">
            <text:p>0.0969109</text:p>
          </table:table-cell>
          <table:table-cell office:value-type="float" office:value="-0.0246632" calcext:value-type="float">
            <text:p>-0.0246632</text:p>
          </table:table-cell>
          <table:table-cell office:value-type="float" office:value="-0.0969109" calcext:value-type="float">
            <text:p>-0.096910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966594" calcext:value-type="float">
            <text:p>0.0966594</text:p>
          </table:table-cell>
          <table:table-cell office:value-type="float" office:value="-0.0256311" calcext:value-type="float">
            <text:p>-0.0256311</text:p>
          </table:table-cell>
          <table:table-cell office:value-type="float" office:value="-0.0966594" calcext:value-type="float">
            <text:p>-0.096659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963983" calcext:value-type="float">
            <text:p>0.0963983</text:p>
          </table:table-cell>
          <table:table-cell office:value-type="float" office:value="-0.0265964" calcext:value-type="float">
            <text:p>-0.0265964</text:p>
          </table:table-cell>
          <table:table-cell office:value-type="float" office:value="-0.0963983" calcext:value-type="float">
            <text:p>-0.096398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961275" calcext:value-type="float">
            <text:p>0.0961275</text:p>
          </table:table-cell>
          <table:table-cell office:value-type="float" office:value="-0.027559" calcext:value-type="float">
            <text:p>-0.027559</text:p>
          </table:table-cell>
          <table:table-cell office:value-type="float" office:value="-0.0961275" calcext:value-type="float">
            <text:p>-0.096127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958471" calcext:value-type="float">
            <text:p>0.0958471</text:p>
          </table:table-cell>
          <table:table-cell office:value-type="float" office:value="-0.0285189" calcext:value-type="float">
            <text:p>-0.0285189</text:p>
          </table:table-cell>
          <table:table-cell office:value-type="float" office:value="-0.0958471" calcext:value-type="float">
            <text:p>-0.095847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955572" calcext:value-type="float">
            <text:p>0.0955572</text:p>
          </table:table-cell>
          <table:table-cell office:value-type="float" office:value="-0.0294759" calcext:value-type="float">
            <text:p>-0.0294759</text:p>
          </table:table-cell>
          <table:table-cell office:value-type="float" office:value="-0.0955572" calcext:value-type="float">
            <text:p>-0.095557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952576" calcext:value-type="float">
            <text:p>0.0952576</text:p>
          </table:table-cell>
          <table:table-cell office:value-type="float" office:value="-0.03043" calcext:value-type="float">
            <text:p>-0.03043</text:p>
          </table:table-cell>
          <table:table-cell office:value-type="float" office:value="-0.0952576" calcext:value-type="float">
            <text:p>-0.095257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949486" calcext:value-type="float">
            <text:p>0.0949486</text:p>
          </table:table-cell>
          <table:table-cell office:value-type="float" office:value="-0.0313811" calcext:value-type="float">
            <text:p>-0.0313811</text:p>
          </table:table-cell>
          <table:table-cell office:value-type="float" office:value="-0.0949486" calcext:value-type="float">
            <text:p>-0.094948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9463" calcext:value-type="float">
            <text:p>0.09463</text:p>
          </table:table-cell>
          <table:table-cell office:value-type="float" office:value="-0.032329" calcext:value-type="float">
            <text:p>-0.032329</text:p>
          </table:table-cell>
          <table:table-cell office:value-type="float" office:value="-0.09463" calcext:value-type="float">
            <text:p>-0.09463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94302" calcext:value-type="float">
            <text:p>0.094302</text:p>
          </table:table-cell>
          <table:table-cell office:value-type="float" office:value="-0.0332736" calcext:value-type="float">
            <text:p>-0.0332736</text:p>
          </table:table-cell>
          <table:table-cell office:value-type="float" office:value="-0.094302" calcext:value-type="float">
            <text:p>-0.09430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939645" calcext:value-type="float">
            <text:p>0.0939645</text:p>
          </table:table-cell>
          <table:table-cell office:value-type="float" office:value="-0.034215" calcext:value-type="float">
            <text:p>-0.034215</text:p>
          </table:table-cell>
          <table:table-cell office:value-type="float" office:value="-0.0939645" calcext:value-type="float">
            <text:p>-0.093964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936177" calcext:value-type="float">
            <text:p>0.0936177</text:p>
          </table:table-cell>
          <table:table-cell office:value-type="float" office:value="-0.0351529" calcext:value-type="float">
            <text:p>-0.0351529</text:p>
          </table:table-cell>
          <table:table-cell office:value-type="float" office:value="-0.0936177" calcext:value-type="float">
            <text:p>-0.093617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932615" calcext:value-type="float">
            <text:p>0.0932615</text:p>
          </table:table-cell>
          <table:table-cell office:value-type="float" office:value="-0.0360873" calcext:value-type="float">
            <text:p>-0.0360873</text:p>
          </table:table-cell>
          <table:table-cell office:value-type="float" office:value="-0.0932615" calcext:value-type="float">
            <text:p>-0.093261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92896" calcext:value-type="float">
            <text:p>0.092896</text:p>
          </table:table-cell>
          <table:table-cell office:value-type="float" office:value="-0.0370181" calcext:value-type="float">
            <text:p>-0.0370181</text:p>
          </table:table-cell>
          <table:table-cell office:value-type="float" office:value="-0.092896" calcext:value-type="float">
            <text:p>-0.09289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925212" calcext:value-type="float">
            <text:p>0.0925212</text:p>
          </table:table-cell>
          <table:table-cell office:value-type="float" office:value="-0.0379452" calcext:value-type="float">
            <text:p>-0.0379452</text:p>
          </table:table-cell>
          <table:table-cell office:value-type="float" office:value="-0.0925212" calcext:value-type="float">
            <text:p>-0.0925212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921371" calcext:value-type="float">
            <text:p>0.0921371</text:p>
          </table:table-cell>
          <table:table-cell office:value-type="float" office:value="-0.0388685" calcext:value-type="float">
            <text:p>-0.0388685</text:p>
          </table:table-cell>
          <table:table-cell office:value-type="float" office:value="-0.0921371" calcext:value-type="float">
            <text:p>-0.092137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917438" calcext:value-type="float">
            <text:p>0.0917438</text:p>
          </table:table-cell>
          <table:table-cell office:value-type="float" office:value="-0.0397879" calcext:value-type="float">
            <text:p>-0.0397879</text:p>
          </table:table-cell>
          <table:table-cell office:value-type="float" office:value="-0.0917438" calcext:value-type="float">
            <text:p>-0.0917438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913413" calcext:value-type="float">
            <text:p>0.0913413</text:p>
          </table:table-cell>
          <table:table-cell office:value-type="float" office:value="-0.0407033" calcext:value-type="float">
            <text:p>-0.0407033</text:p>
          </table:table-cell>
          <table:table-cell office:value-type="float" office:value="-0.0913413" calcext:value-type="float">
            <text:p>-0.0913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09297" calcext:value-type="float">
            <text:p>0.0909297</text:p>
          </table:table-cell>
          <table:table-cell office:value-type="float" office:value="-0.0416147" calcext:value-type="float">
            <text:p>-0.0416147</text:p>
          </table:table-cell>
          <table:table-cell office:value-type="float" office:value="-0.0909297" calcext:value-type="float">
            <text:p>-0.0909297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905091" calcext:value-type="float">
            <text:p>0.0905091</text:p>
          </table:table-cell>
          <table:table-cell office:value-type="float" office:value="-0.0425219" calcext:value-type="float">
            <text:p>-0.0425219</text:p>
          </table:table-cell>
          <table:table-cell office:value-type="float" office:value="-0.0905091" calcext:value-type="float">
            <text:p>-0.0905091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900793" calcext:value-type="float">
            <text:p>0.0900793</text:p>
          </table:table-cell>
          <table:table-cell office:value-type="float" office:value="-0.0434248" calcext:value-type="float">
            <text:p>-0.0434248</text:p>
          </table:table-cell>
          <table:table-cell office:value-type="float" office:value="-0.0900793" calcext:value-type="float">
            <text:p>-0.090079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896406" calcext:value-type="float">
            <text:p>0.0896406</text:p>
          </table:table-cell>
          <table:table-cell office:value-type="float" office:value="-0.0443234" calcext:value-type="float">
            <text:p>-0.0443234</text:p>
          </table:table-cell>
          <table:table-cell office:value-type="float" office:value="-0.0896406" calcext:value-type="float">
            <text:p>-0.089640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891929" calcext:value-type="float">
            <text:p>0.0891929</text:p>
          </table:table-cell>
          <table:table-cell office:value-type="float" office:value="-0.0452176" calcext:value-type="float">
            <text:p>-0.0452176</text:p>
          </table:table-cell>
          <table:table-cell office:value-type="float" office:value="-0.0891929" calcext:value-type="float">
            <text:p>-0.089192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887362" calcext:value-type="float">
            <text:p>0.0887362</text:p>
          </table:table-cell>
          <table:table-cell office:value-type="float" office:value="-0.0461073" calcext:value-type="float">
            <text:p>-0.0461073</text:p>
          </table:table-cell>
          <table:table-cell office:value-type="float" office:value="-0.0887362" calcext:value-type="float">
            <text:p>-0.088736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882707" calcext:value-type="float">
            <text:p>0.0882707</text:p>
          </table:table-cell>
          <table:table-cell office:value-type="float" office:value="-0.0469923" calcext:value-type="float">
            <text:p>-0.0469923</text:p>
          </table:table-cell>
          <table:table-cell office:value-type="float" office:value="-0.0882707" calcext:value-type="float">
            <text:p>-0.088270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877964" calcext:value-type="float">
            <text:p>0.0877964</text:p>
          </table:table-cell>
          <table:table-cell office:value-type="float" office:value="-0.0478727" calcext:value-type="float">
            <text:p>-0.0478727</text:p>
          </table:table-cell>
          <table:table-cell office:value-type="float" office:value="-0.0877964" calcext:value-type="float">
            <text:p>-0.087796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0873133" calcext:value-type="float">
            <text:p>0.0873133</text:p>
          </table:table-cell>
          <table:table-cell office:value-type="float" office:value="-0.0487482" calcext:value-type="float">
            <text:p>-0.0487482</text:p>
          </table:table-cell>
          <table:table-cell office:value-type="float" office:value="-0.0873133" calcext:value-type="float">
            <text:p>-0.087313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868215" calcext:value-type="float">
            <text:p>0.0868215</text:p>
          </table:table-cell>
          <table:table-cell office:value-type="float" office:value="-0.0496189" calcext:value-type="float">
            <text:p>-0.0496189</text:p>
          </table:table-cell>
          <table:table-cell office:value-type="float" office:value="-0.0868215" calcext:value-type="float">
            <text:p>-0.086821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863209" calcext:value-type="float">
            <text:p>0.0863209</text:p>
          </table:table-cell>
          <table:table-cell office:value-type="float" office:value="-0.0504846" calcext:value-type="float">
            <text:p>-0.0504846</text:p>
          </table:table-cell>
          <table:table-cell office:value-type="float" office:value="-0.0863209" calcext:value-type="float">
            <text:p>-0.0863209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858118" calcext:value-type="float">
            <text:p>0.0858118</text:p>
          </table:table-cell>
          <table:table-cell office:value-type="float" office:value="-0.0513453" calcext:value-type="float">
            <text:p>-0.0513453</text:p>
          </table:table-cell>
          <table:table-cell office:value-type="float" office:value="-0.0858118" calcext:value-type="float">
            <text:p>-0.085811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85294" calcext:value-type="float">
            <text:p>0.085294</text:p>
          </table:table-cell>
          <table:table-cell office:value-type="float" office:value="-0.0522008" calcext:value-type="float">
            <text:p>-0.0522008</text:p>
          </table:table-cell>
          <table:table-cell office:value-type="float" office:value="-0.085294" calcext:value-type="float">
            <text:p>-0.08529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847678" calcext:value-type="float">
            <text:p>0.0847678</text:p>
          </table:table-cell>
          <table:table-cell office:value-type="float" office:value="-0.0530511" calcext:value-type="float">
            <text:p>-0.0530511</text:p>
          </table:table-cell>
          <table:table-cell office:value-type="float" office:value="-0.0847678" calcext:value-type="float">
            <text:p>-0.084767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84233" calcext:value-type="float">
            <text:p>0.084233</text:p>
          </table:table-cell>
          <table:table-cell office:value-type="float" office:value="-0.0538961" calcext:value-type="float">
            <text:p>-0.0538961</text:p>
          </table:table-cell>
          <table:table-cell office:value-type="float" office:value="-0.084233" calcext:value-type="float">
            <text:p>-0.084233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836899" calcext:value-type="float">
            <text:p>0.0836899</text:p>
          </table:table-cell>
          <table:table-cell office:value-type="float" office:value="-0.0547358" calcext:value-type="float">
            <text:p>-0.0547358</text:p>
          </table:table-cell>
          <table:table-cell office:value-type="float" office:value="-0.0836899" calcext:value-type="float">
            <text:p>-0.0836899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831383" calcext:value-type="float">
            <text:p>0.0831383</text:p>
          </table:table-cell>
          <table:table-cell office:value-type="float" office:value="-0.0555699" calcext:value-type="float">
            <text:p>-0.0555699</text:p>
          </table:table-cell>
          <table:table-cell office:value-type="float" office:value="-0.0831383" calcext:value-type="float">
            <text:p>-0.0831383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825785" calcext:value-type="float">
            <text:p>0.0825785</text:p>
          </table:table-cell>
          <table:table-cell office:value-type="float" office:value="-0.0563985" calcext:value-type="float">
            <text:p>-0.0563985</text:p>
          </table:table-cell>
          <table:table-cell office:value-type="float" office:value="-0.0825785" calcext:value-type="float">
            <text:p>-0.0825785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820104" calcext:value-type="float">
            <text:p>0.0820104</text:p>
          </table:table-cell>
          <table:table-cell office:value-type="float" office:value="-0.0572215" calcext:value-type="float">
            <text:p>-0.0572215</text:p>
          </table:table-cell>
          <table:table-cell office:value-type="float" office:value="-0.0820104" calcext:value-type="float">
            <text:p>-0.082010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814341" calcext:value-type="float">
            <text:p>0.0814341</text:p>
          </table:table-cell>
          <table:table-cell office:value-type="float" office:value="-0.0580387" calcext:value-type="float">
            <text:p>-0.0580387</text:p>
          </table:table-cell>
          <table:table-cell office:value-type="float" office:value="-0.0814341" calcext:value-type="float">
            <text:p>-0.081434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808496" calcext:value-type="float">
            <text:p>0.0808496</text:p>
          </table:table-cell>
          <table:table-cell office:value-type="float" office:value="-0.0588501" calcext:value-type="float">
            <text:p>-0.0588501</text:p>
          </table:table-cell>
          <table:table-cell office:value-type="float" office:value="-0.0808496" calcext:value-type="float">
            <text:p>-0.0808496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802571" calcext:value-type="float">
            <text:p>0.0802571</text:p>
          </table:table-cell>
          <table:table-cell office:value-type="float" office:value="-0.0596557" calcext:value-type="float">
            <text:p>-0.0596557</text:p>
          </table:table-cell>
          <table:table-cell office:value-type="float" office:value="-0.0802571" calcext:value-type="float">
            <text:p>-0.080257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796565" calcext:value-type="float">
            <text:p>0.0796565</text:p>
          </table:table-cell>
          <table:table-cell office:value-type="float" office:value="-0.0604552" calcext:value-type="float">
            <text:p>-0.0604552</text:p>
          </table:table-cell>
          <table:table-cell office:value-type="float" office:value="-0.0796565" calcext:value-type="float">
            <text:p>-0.0796565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79048" calcext:value-type="float">
            <text:p>0.079048</text:p>
          </table:table-cell>
          <table:table-cell office:value-type="float" office:value="-0.0612488" calcext:value-type="float">
            <text:p>-0.0612488</text:p>
          </table:table-cell>
          <table:table-cell office:value-type="float" office:value="-0.079048" calcext:value-type="float">
            <text:p>-0.07904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784316" calcext:value-type="float">
            <text:p>0.0784316</text:p>
          </table:table-cell>
          <table:table-cell office:value-type="float" office:value="-0.0620362" calcext:value-type="float">
            <text:p>-0.0620362</text:p>
          </table:table-cell>
          <table:table-cell office:value-type="float" office:value="-0.0784316" calcext:value-type="float">
            <text:p>-0.078431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778073" calcext:value-type="float">
            <text:p>0.0778073</text:p>
          </table:table-cell>
          <table:table-cell office:value-type="float" office:value="-0.0628174" calcext:value-type="float">
            <text:p>-0.0628174</text:p>
          </table:table-cell>
          <table:table-cell office:value-type="float" office:value="-0.0778073" calcext:value-type="float">
            <text:p>-0.0778073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771753" calcext:value-type="float">
            <text:p>0.0771753</text:p>
          </table:table-cell>
          <table:table-cell office:value-type="float" office:value="-0.0635923" calcext:value-type="float">
            <text:p>-0.0635923</text:p>
          </table:table-cell>
          <table:table-cell office:value-type="float" office:value="-0.0771753" calcext:value-type="float">
            <text:p>-0.077175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0765355" calcext:value-type="float">
            <text:p>0.0765355</text:p>
          </table:table-cell>
          <table:table-cell office:value-type="float" office:value="-0.0643608" calcext:value-type="float">
            <text:p>-0.0643608</text:p>
          </table:table-cell>
          <table:table-cell office:value-type="float" office:value="-0.0765355" calcext:value-type="float">
            <text:p>-0.076535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0758881" calcext:value-type="float">
            <text:p>0.0758881</text:p>
          </table:table-cell>
          <table:table-cell office:value-type="float" office:value="-0.065123" calcext:value-type="float">
            <text:p>-0.065123</text:p>
          </table:table-cell>
          <table:table-cell office:value-type="float" office:value="-0.0758881" calcext:value-type="float">
            <text:p>-0.0758881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0752331" calcext:value-type="float">
            <text:p>0.0752331</text:p>
          </table:table-cell>
          <table:table-cell office:value-type="float" office:value="-0.0658786" calcext:value-type="float">
            <text:p>-0.0658786</text:p>
          </table:table-cell>
          <table:table-cell office:value-type="float" office:value="-0.0752331" calcext:value-type="float">
            <text:p>-0.075233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745705" calcext:value-type="float">
            <text:p>0.0745705</text:p>
          </table:table-cell>
          <table:table-cell office:value-type="float" office:value="-0.0666276" calcext:value-type="float">
            <text:p>-0.0666276</text:p>
          </table:table-cell>
          <table:table-cell office:value-type="float" office:value="-0.0745705" calcext:value-type="float">
            <text:p>-0.0745705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739005" calcext:value-type="float">
            <text:p>0.0739005</text:p>
          </table:table-cell>
          <table:table-cell office:value-type="float" office:value="-0.06737" calcext:value-type="float">
            <text:p>-0.06737</text:p>
          </table:table-cell>
          <table:table-cell office:value-type="float" office:value="-0.0739005" calcext:value-type="float">
            <text:p>-0.073900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732231" calcext:value-type="float">
            <text:p>0.0732231</text:p>
          </table:table-cell>
          <table:table-cell office:value-type="float" office:value="-0.0681056" calcext:value-type="float">
            <text:p>-0.0681056</text:p>
          </table:table-cell>
          <table:table-cell office:value-type="float" office:value="-0.0732231" calcext:value-type="float">
            <text:p>-0.0732231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0725384" calcext:value-type="float">
            <text:p>0.0725384</text:p>
          </table:table-cell>
          <table:table-cell office:value-type="float" office:value="-0.0688344" calcext:value-type="float">
            <text:p>-0.0688344</text:p>
          </table:table-cell>
          <table:table-cell office:value-type="float" office:value="-0.0725384" calcext:value-type="float">
            <text:p>-0.072538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718465" calcext:value-type="float">
            <text:p>0.0718465</text:p>
          </table:table-cell>
          <table:table-cell office:value-type="float" office:value="-0.0695563" calcext:value-type="float">
            <text:p>-0.0695563</text:p>
          </table:table-cell>
          <table:table-cell office:value-type="float" office:value="-0.0718465" calcext:value-type="float">
            <text:p>-0.071846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711473" calcext:value-type="float">
            <text:p>0.0711473</text:p>
          </table:table-cell>
          <table:table-cell office:value-type="float" office:value="-0.0702713" calcext:value-type="float">
            <text:p>-0.0702713</text:p>
          </table:table-cell>
          <table:table-cell office:value-type="float" office:value="-0.0711473" calcext:value-type="float">
            <text:p>-0.0711473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704411" calcext:value-type="float">
            <text:p>0.0704411</text:p>
          </table:table-cell>
          <table:table-cell office:value-type="float" office:value="-0.0709793" calcext:value-type="float">
            <text:p>-0.0709793</text:p>
          </table:table-cell>
          <table:table-cell office:value-type="float" office:value="-0.0704411" calcext:value-type="float">
            <text:p>-0.070441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0697278" calcext:value-type="float">
            <text:p>0.0697278</text:p>
          </table:table-cell>
          <table:table-cell office:value-type="float" office:value="-0.0716801" calcext:value-type="float">
            <text:p>-0.0716801</text:p>
          </table:table-cell>
          <table:table-cell office:value-type="float" office:value="-0.0697278" calcext:value-type="float">
            <text:p>-0.0697278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0690075" calcext:value-type="float">
            <text:p>0.0690075</text:p>
          </table:table-cell>
          <table:table-cell office:value-type="float" office:value="-0.0723738" calcext:value-type="float">
            <text:p>-0.0723738</text:p>
          </table:table-cell>
          <table:table-cell office:value-type="float" office:value="-0.0690075" calcext:value-type="float">
            <text:p>-0.0690075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0682803" calcext:value-type="float">
            <text:p>0.0682803</text:p>
          </table:table-cell>
          <table:table-cell office:value-type="float" office:value="-0.0730602" calcext:value-type="float">
            <text:p>-0.0730602</text:p>
          </table:table-cell>
          <table:table-cell office:value-type="float" office:value="-0.0682803" calcext:value-type="float">
            <text:p>-0.068280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675463" calcext:value-type="float">
            <text:p>0.0675463</text:p>
          </table:table-cell>
          <table:table-cell office:value-type="float" office:value="-0.0737394" calcext:value-type="float">
            <text:p>-0.0737394</text:p>
          </table:table-cell>
          <table:table-cell office:value-type="float" office:value="-0.0675463" calcext:value-type="float">
            <text:p>-0.0675463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668056" calcext:value-type="float">
            <text:p>0.0668056</text:p>
          </table:table-cell>
          <table:table-cell office:value-type="float" office:value="-0.0744111" calcext:value-type="float">
            <text:p>-0.0744111</text:p>
          </table:table-cell>
          <table:table-cell office:value-type="float" office:value="-0.0668056" calcext:value-type="float">
            <text:p>-0.0668056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0660581" calcext:value-type="float">
            <text:p>0.0660581</text:p>
          </table:table-cell>
          <table:table-cell office:value-type="float" office:value="-0.0750755" calcext:value-type="float">
            <text:p>-0.0750755</text:p>
          </table:table-cell>
          <table:table-cell office:value-type="float" office:value="-0.0660581" calcext:value-type="float">
            <text:p>-0.0660581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0653041" calcext:value-type="float">
            <text:p>0.0653041</text:p>
          </table:table-cell>
          <table:table-cell office:value-type="float" office:value="-0.0757323" calcext:value-type="float">
            <text:p>-0.0757323</text:p>
          </table:table-cell>
          <table:table-cell office:value-type="float" office:value="-0.0653041" calcext:value-type="float">
            <text:p>-0.0653041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0645435" calcext:value-type="float">
            <text:p>0.0645435</text:p>
          </table:table-cell>
          <table:table-cell office:value-type="float" office:value="-0.0763815" calcext:value-type="float">
            <text:p>-0.0763815</text:p>
          </table:table-cell>
          <table:table-cell office:value-type="float" office:value="-0.0645435" calcext:value-type="float">
            <text:p>-0.064543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637765" calcext:value-type="float">
            <text:p>0.0637765</text:p>
          </table:table-cell>
          <table:table-cell office:value-type="float" office:value="-0.0770231" calcext:value-type="float">
            <text:p>-0.0770231</text:p>
          </table:table-cell>
          <table:table-cell office:value-type="float" office:value="-0.0637765" calcext:value-type="float">
            <text:p>-0.0637765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630031" calcext:value-type="float">
            <text:p>0.0630031</text:p>
          </table:table-cell>
          <table:table-cell office:value-type="float" office:value="-0.077657" calcext:value-type="float">
            <text:p>-0.077657</text:p>
          </table:table-cell>
          <table:table-cell office:value-type="float" office:value="-0.0630031" calcext:value-type="float">
            <text:p>-0.0630031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0622234" calcext:value-type="float">
            <text:p>0.0622234</text:p>
          </table:table-cell>
          <table:table-cell office:value-type="float" office:value="-0.0782832" calcext:value-type="float">
            <text:p>-0.0782832</text:p>
          </table:table-cell>
          <table:table-cell office:value-type="float" office:value="-0.0622234" calcext:value-type="float">
            <text:p>-0.062223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0614374" calcext:value-type="float">
            <text:p>0.0614374</text:p>
          </table:table-cell>
          <table:table-cell office:value-type="float" office:value="-0.0789015" calcext:value-type="float">
            <text:p>-0.0789015</text:p>
          </table:table-cell>
          <table:table-cell office:value-type="float" office:value="-0.0614374" calcext:value-type="float">
            <text:p>-0.0614374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0606454" calcext:value-type="float">
            <text:p>0.0606454</text:p>
          </table:table-cell>
          <table:table-cell office:value-type="float" office:value="-0.0795119" calcext:value-type="float">
            <text:p>-0.0795119</text:p>
          </table:table-cell>
          <table:table-cell office:value-type="float" office:value="-0.0606454" calcext:value-type="float">
            <text:p>-0.060645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598472" calcext:value-type="float">
            <text:p>0.0598472</text:p>
          </table:table-cell>
          <table:table-cell office:value-type="float" office:value="-0.0801144" calcext:value-type="float">
            <text:p>-0.0801144</text:p>
          </table:table-cell>
          <table:table-cell office:value-type="float" office:value="-0.0598472" calcext:value-type="float">
            <text:p>-0.059847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0590431" calcext:value-type="float">
            <text:p>0.0590431</text:p>
          </table:table-cell>
          <table:table-cell office:value-type="float" office:value="-0.0807088" calcext:value-type="float">
            <text:p>-0.0807088</text:p>
          </table:table-cell>
          <table:table-cell office:value-type="float" office:value="-0.0590431" calcext:value-type="float">
            <text:p>-0.059043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582331" calcext:value-type="float">
            <text:p>0.0582331</text:p>
          </table:table-cell>
          <table:table-cell office:value-type="float" office:value="-0.0812952" calcext:value-type="float">
            <text:p>-0.0812952</text:p>
          </table:table-cell>
          <table:table-cell office:value-type="float" office:value="-0.0582331" calcext:value-type="float">
            <text:p>-0.058233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0574172" calcext:value-type="float">
            <text:p>0.0574172</text:p>
          </table:table-cell>
          <table:table-cell office:value-type="float" office:value="-0.0818735" calcext:value-type="float">
            <text:p>-0.0818735</text:p>
          </table:table-cell>
          <table:table-cell office:value-type="float" office:value="-0.0574172" calcext:value-type="float">
            <text:p>-0.0574172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565956" calcext:value-type="float">
            <text:p>0.0565956</text:p>
          </table:table-cell>
          <table:table-cell office:value-type="float" office:value="-0.0824435" calcext:value-type="float">
            <text:p>-0.0824435</text:p>
          </table:table-cell>
          <table:table-cell office:value-type="float" office:value="-0.0565956" calcext:value-type="float">
            <text:p>-0.0565956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557684" calcext:value-type="float">
            <text:p>0.0557684</text:p>
          </table:table-cell>
          <table:table-cell office:value-type="float" office:value="-0.0830054" calcext:value-type="float">
            <text:p>-0.0830054</text:p>
          </table:table-cell>
          <table:table-cell office:value-type="float" office:value="-0.0557684" calcext:value-type="float">
            <text:p>-0.055768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549355" calcext:value-type="float">
            <text:p>0.0549355</text:p>
          </table:table-cell>
          <table:table-cell office:value-type="float" office:value="-0.0835589" calcext:value-type="float">
            <text:p>-0.0835589</text:p>
          </table:table-cell>
          <table:table-cell office:value-type="float" office:value="-0.0549355" calcext:value-type="float">
            <text:p>-0.0549355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0540972" calcext:value-type="float">
            <text:p>0.0540972</text:p>
          </table:table-cell>
          <table:table-cell office:value-type="float" office:value="-0.084104" calcext:value-type="float">
            <text:p>-0.084104</text:p>
          </table:table-cell>
          <table:table-cell office:value-type="float" office:value="-0.0540972" calcext:value-type="float">
            <text:p>-0.054097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0532535" calcext:value-type="float">
            <text:p>0.0532535</text:p>
          </table:table-cell>
          <table:table-cell office:value-type="float" office:value="-0.0846408" calcext:value-type="float">
            <text:p>-0.0846408</text:p>
          </table:table-cell>
          <table:table-cell office:value-type="float" office:value="-0.0532535" calcext:value-type="float">
            <text:p>-0.0532535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524044" calcext:value-type="float">
            <text:p>0.0524044</text:p>
          </table:table-cell>
          <table:table-cell office:value-type="float" office:value="-0.0851691" calcext:value-type="float">
            <text:p>-0.0851691</text:p>
          </table:table-cell>
          <table:table-cell office:value-type="float" office:value="-0.0524044" calcext:value-type="float">
            <text:p>-0.052404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515501" calcext:value-type="float">
            <text:p>0.0515501</text:p>
          </table:table-cell>
          <table:table-cell office:value-type="float" office:value="-0.0856889" calcext:value-type="float">
            <text:p>-0.0856889</text:p>
          </table:table-cell>
          <table:table-cell office:value-type="float" office:value="-0.0515501" calcext:value-type="float">
            <text:p>-0.0515501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0506907" calcext:value-type="float">
            <text:p>0.0506907</text:p>
          </table:table-cell>
          <table:table-cell office:value-type="float" office:value="-0.0862001" calcext:value-type="float">
            <text:p>-0.0862001</text:p>
          </table:table-cell>
          <table:table-cell office:value-type="float" office:value="-0.0506907" calcext:value-type="float">
            <text:p>-0.0506907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0498262" calcext:value-type="float">
            <text:p>0.0498262</text:p>
          </table:table-cell>
          <table:table-cell office:value-type="float" office:value="-0.0867027" calcext:value-type="float">
            <text:p>-0.0867027</text:p>
          </table:table-cell>
          <table:table-cell office:value-type="float" office:value="-0.0498262" calcext:value-type="float">
            <text:p>-0.0498262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871966" calcext:value-type="float">
            <text:p>-0.0871966</text:p>
          </table:table-cell>
          <table:table-cell office:value-type="float" office:value="-0.0489567" calcext:value-type="float">
            <text:p>-0.048956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0480823" calcext:value-type="float">
            <text:p>0.0480823</text:p>
          </table:table-cell>
          <table:table-cell office:value-type="float" office:value="-0.0876818" calcext:value-type="float">
            <text:p>-0.0876818</text:p>
          </table:table-cell>
          <table:table-cell office:value-type="float" office:value="-0.0480823" calcext:value-type="float">
            <text:p>-0.0480823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472031" calcext:value-type="float">
            <text:p>0.0472031</text:p>
          </table:table-cell>
          <table:table-cell office:value-type="float" office:value="-0.0881582" calcext:value-type="float">
            <text:p>-0.0881582</text:p>
          </table:table-cell>
          <table:table-cell office:value-type="float" office:value="-0.0472031" calcext:value-type="float">
            <text:p>-0.0472031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0463191" calcext:value-type="float">
            <text:p>0.0463191</text:p>
          </table:table-cell>
          <table:table-cell office:value-type="float" office:value="-0.0886258" calcext:value-type="float">
            <text:p>-0.0886258</text:p>
          </table:table-cell>
          <table:table-cell office:value-type="float" office:value="-0.0463191" calcext:value-type="float">
            <text:p>-0.0463191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0454306" calcext:value-type="float">
            <text:p>0.0454306</text:p>
          </table:table-cell>
          <table:table-cell office:value-type="float" office:value="-0.0890846" calcext:value-type="float">
            <text:p>-0.0890846</text:p>
          </table:table-cell>
          <table:table-cell office:value-type="float" office:value="-0.0454306" calcext:value-type="float">
            <text:p>-0.0454306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0445375" calcext:value-type="float">
            <text:p>0.0445375</text:p>
          </table:table-cell>
          <table:table-cell office:value-type="float" office:value="-0.0895344" calcext:value-type="float">
            <text:p>-0.0895344</text:p>
          </table:table-cell>
          <table:table-cell office:value-type="float" office:value="-0.0445375" calcext:value-type="float">
            <text:p>-0.0445375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0436399" calcext:value-type="float">
            <text:p>0.0436399</text:p>
          </table:table-cell>
          <table:table-cell office:value-type="float" office:value="-0.0899753" calcext:value-type="float">
            <text:p>-0.0899753</text:p>
          </table:table-cell>
          <table:table-cell office:value-type="float" office:value="-0.0436399" calcext:value-type="float">
            <text:p>-0.043639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42738" calcext:value-type="float">
            <text:p>0.042738</text:p>
          </table:table-cell>
          <table:table-cell office:value-type="float" office:value="-0.0904072" calcext:value-type="float">
            <text:p>-0.0904072</text:p>
          </table:table-cell>
          <table:table-cell office:value-type="float" office:value="-0.042738" calcext:value-type="float">
            <text:p>-0.042738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418318" calcext:value-type="float">
            <text:p>0.0418318</text:p>
          </table:table-cell>
          <table:table-cell office:value-type="float" office:value="-0.0908301" calcext:value-type="float">
            <text:p>-0.0908301</text:p>
          </table:table-cell>
          <table:table-cell office:value-type="float" office:value="-0.0418318" calcext:value-type="float">
            <text:p>-0.041831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0409214" calcext:value-type="float">
            <text:p>0.0409214</text:p>
          </table:table-cell>
          <table:table-cell office:value-type="float" office:value="-0.0912438" calcext:value-type="float">
            <text:p>-0.0912438</text:p>
          </table:table-cell>
          <table:table-cell office:value-type="float" office:value="-0.0409214" calcext:value-type="float">
            <text:p>-0.0409214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400069" calcext:value-type="float">
            <text:p>0.0400069</text:p>
          </table:table-cell>
          <table:table-cell office:value-type="float" office:value="-0.0916485" calcext:value-type="float">
            <text:p>-0.0916485</text:p>
          </table:table-cell>
          <table:table-cell office:value-type="float" office:value="-0.0400069" calcext:value-type="float">
            <text:p>-0.0400069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0390885" calcext:value-type="float">
            <text:p>0.0390885</text:p>
          </table:table-cell>
          <table:table-cell office:value-type="float" office:value="-0.092044" calcext:value-type="float">
            <text:p>-0.092044</text:p>
          </table:table-cell>
          <table:table-cell office:value-type="float" office:value="-0.0390885" calcext:value-type="float">
            <text:p>-0.039088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381661" calcext:value-type="float">
            <text:p>0.0381661</text:p>
          </table:table-cell>
          <table:table-cell office:value-type="float" office:value="-0.0924302" calcext:value-type="float">
            <text:p>-0.0924302</text:p>
          </table:table-cell>
          <table:table-cell office:value-type="float" office:value="-0.0381661" calcext:value-type="float">
            <text:p>-0.038166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0372399" calcext:value-type="float">
            <text:p>0.0372399</text:p>
          </table:table-cell>
          <table:table-cell office:value-type="float" office:value="-0.0928073" calcext:value-type="float">
            <text:p>-0.0928073</text:p>
          </table:table-cell>
          <table:table-cell office:value-type="float" office:value="-0.0372399" calcext:value-type="float">
            <text:p>-0.0372399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03631" calcext:value-type="float">
            <text:p>0.03631</text:p>
          </table:table-cell>
          <table:table-cell office:value-type="float" office:value="-0.093175" calcext:value-type="float">
            <text:p>-0.093175</text:p>
          </table:table-cell>
          <table:table-cell office:value-type="float" office:value="-0.03631" calcext:value-type="float">
            <text:p>-0.03631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0353764" calcext:value-type="float">
            <text:p>0.0353764</text:p>
          </table:table-cell>
          <table:table-cell office:value-type="float" office:value="-0.0935335" calcext:value-type="float">
            <text:p>-0.0935335</text:p>
          </table:table-cell>
          <table:table-cell office:value-type="float" office:value="-0.0353764" calcext:value-type="float">
            <text:p>-0.035376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344393" calcext:value-type="float">
            <text:p>0.0344393</text:p>
          </table:table-cell>
          <table:table-cell office:value-type="float" office:value="-0.0938825" calcext:value-type="float">
            <text:p>-0.0938825</text:p>
          </table:table-cell>
          <table:table-cell office:value-type="float" office:value="-0.0344393" calcext:value-type="float">
            <text:p>-0.034439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334988" calcext:value-type="float">
            <text:p>0.0334988</text:p>
          </table:table-cell>
          <table:table-cell office:value-type="float" office:value="-0.0942222" calcext:value-type="float">
            <text:p>-0.0942222</text:p>
          </table:table-cell>
          <table:table-cell office:value-type="float" office:value="-0.0334988" calcext:value-type="float">
            <text:p>-0.0334988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0325549" calcext:value-type="float">
            <text:p>0.0325549</text:p>
          </table:table-cell>
          <table:table-cell office:value-type="float" office:value="-0.0945525" calcext:value-type="float">
            <text:p>-0.0945525</text:p>
          </table:table-cell>
          <table:table-cell office:value-type="float" office:value="-0.0325549" calcext:value-type="float">
            <text:p>-0.0325549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316078" calcext:value-type="float">
            <text:p>0.0316078</text:p>
          </table:table-cell>
          <table:table-cell office:value-type="float" office:value="-0.0948733" calcext:value-type="float">
            <text:p>-0.0948733</text:p>
          </table:table-cell>
          <table:table-cell office:value-type="float" office:value="-0.0316078" calcext:value-type="float">
            <text:p>-0.0316078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0306575" calcext:value-type="float">
            <text:p>0.0306575</text:p>
          </table:table-cell>
          <table:table-cell office:value-type="float" office:value="-0.0951847" calcext:value-type="float">
            <text:p>-0.0951847</text:p>
          </table:table-cell>
          <table:table-cell office:value-type="float" office:value="-0.0306575" calcext:value-type="float">
            <text:p>-0.030657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297041" calcext:value-type="float">
            <text:p>0.0297041</text:p>
          </table:table-cell>
          <table:table-cell office:value-type="float" office:value="-0.0954865" calcext:value-type="float">
            <text:p>-0.0954865</text:p>
          </table:table-cell>
          <table:table-cell office:value-type="float" office:value="-0.0297041" calcext:value-type="float">
            <text:p>-0.0297041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287478" calcext:value-type="float">
            <text:p>0.0287478</text:p>
          </table:table-cell>
          <table:table-cell office:value-type="float" office:value="-0.0957787" calcext:value-type="float">
            <text:p>-0.0957787</text:p>
          </table:table-cell>
          <table:table-cell office:value-type="float" office:value="-0.0287478" calcext:value-type="float">
            <text:p>-0.0287478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0277886" calcext:value-type="float">
            <text:p>0.0277886</text:p>
          </table:table-cell>
          <table:table-cell office:value-type="float" office:value="-0.0960614" calcext:value-type="float">
            <text:p>-0.0960614</text:p>
          </table:table-cell>
          <table:table-cell office:value-type="float" office:value="-0.0277886" calcext:value-type="float">
            <text:p>-0.0277886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0268266" calcext:value-type="float">
            <text:p>0.0268266</text:p>
          </table:table-cell>
          <table:table-cell office:value-type="float" office:value="-0.0963345" calcext:value-type="float">
            <text:p>-0.0963345</text:p>
          </table:table-cell>
          <table:table-cell office:value-type="float" office:value="-0.0268266" calcext:value-type="float">
            <text:p>-0.0268266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0258619" calcext:value-type="float">
            <text:p>0.0258619</text:p>
          </table:table-cell>
          <table:table-cell office:value-type="float" office:value="-0.0965979" calcext:value-type="float">
            <text:p>-0.0965979</text:p>
          </table:table-cell>
          <table:table-cell office:value-type="float" office:value="-0.0258619" calcext:value-type="float">
            <text:p>-0.0258619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0248947" calcext:value-type="float">
            <text:p>0.0248947</text:p>
          </table:table-cell>
          <table:table-cell office:value-type="float" office:value="-0.0968517" calcext:value-type="float">
            <text:p>-0.0968517</text:p>
          </table:table-cell>
          <table:table-cell office:value-type="float" office:value="-0.0248947" calcext:value-type="float">
            <text:p>-0.024894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239249" calcext:value-type="float">
            <text:p>0.0239249</text:p>
          </table:table-cell>
          <table:table-cell office:value-type="float" office:value="-0.0970958" calcext:value-type="float">
            <text:p>-0.0970958</text:p>
          </table:table-cell>
          <table:table-cell office:value-type="float" office:value="-0.0239249" calcext:value-type="float">
            <text:p>-0.0239249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0229528" calcext:value-type="float">
            <text:p>0.0229528</text:p>
          </table:table-cell>
          <table:table-cell office:value-type="float" office:value="-0.0973302" calcext:value-type="float">
            <text:p>-0.0973302</text:p>
          </table:table-cell>
          <table:table-cell office:value-type="float" office:value="-0.0229528" calcext:value-type="float">
            <text:p>-0.0229528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0219784" calcext:value-type="float">
            <text:p>0.0219784</text:p>
          </table:table-cell>
          <table:table-cell office:value-type="float" office:value="-0.0975549" calcext:value-type="float">
            <text:p>-0.0975549</text:p>
          </table:table-cell>
          <table:table-cell office:value-type="float" office:value="-0.0219784" calcext:value-type="float">
            <text:p>-0.0219784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0210017" calcext:value-type="float">
            <text:p>0.0210017</text:p>
          </table:table-cell>
          <table:table-cell office:value-type="float" office:value="-0.0977698" calcext:value-type="float">
            <text:p>-0.0977698</text:p>
          </table:table-cell>
          <table:table-cell office:value-type="float" office:value="-0.0210017" calcext:value-type="float">
            <text:p>-0.0210017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020023" calcext:value-type="float">
            <text:p>0.020023</text:p>
          </table:table-cell>
          <table:table-cell office:value-type="float" office:value="-0.0979749" calcext:value-type="float">
            <text:p>-0.0979749</text:p>
          </table:table-cell>
          <table:table-cell office:value-type="float" office:value="-0.020023" calcext:value-type="float">
            <text:p>-0.020023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190423" calcext:value-type="float">
            <text:p>0.0190423</text:p>
          </table:table-cell>
          <table:table-cell office:value-type="float" office:value="-0.0981702" calcext:value-type="float">
            <text:p>-0.0981702</text:p>
          </table:table-cell>
          <table:table-cell office:value-type="float" office:value="-0.0190423" calcext:value-type="float">
            <text:p>-0.0190423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0180596" calcext:value-type="float">
            <text:p>0.0180596</text:p>
          </table:table-cell>
          <table:table-cell office:value-type="float" office:value="-0.0983557" calcext:value-type="float">
            <text:p>-0.0983557</text:p>
          </table:table-cell>
          <table:table-cell office:value-type="float" office:value="-0.0180596" calcext:value-type="float">
            <text:p>-0.018059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0170752" calcext:value-type="float">
            <text:p>0.0170752</text:p>
          </table:table-cell>
          <table:table-cell office:value-type="float" office:value="-0.0985314" calcext:value-type="float">
            <text:p>-0.0985314</text:p>
          </table:table-cell>
          <table:table-cell office:value-type="float" office:value="-0.0170752" calcext:value-type="float">
            <text:p>-0.017075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016089" calcext:value-type="float">
            <text:p>0.016089</text:p>
          </table:table-cell>
          <table:table-cell office:value-type="float" office:value="-0.0986972" calcext:value-type="float">
            <text:p>-0.0986972</text:p>
          </table:table-cell>
          <table:table-cell office:value-type="float" office:value="-0.016089" calcext:value-type="float">
            <text:p>-0.016089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0151013" calcext:value-type="float">
            <text:p>0.0151013</text:p>
          </table:table-cell>
          <table:table-cell office:value-type="float" office:value="-0.0988532" calcext:value-type="float">
            <text:p>-0.0988532</text:p>
          </table:table-cell>
          <table:table-cell office:value-type="float" office:value="-0.0151013" calcext:value-type="float">
            <text:p>-0.0151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-0.0989992" calcext:value-type="float">
            <text:p>-0.0989992</text:p>
          </table:table-cell>
          <table:table-cell office:value-type="float" office:value="-0.014112" calcext:value-type="float">
            <text:p>-0.014112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0131213" calcext:value-type="float">
            <text:p>0.0131213</text:p>
          </table:table-cell>
          <table:table-cell office:value-type="float" office:value="-0.0991354" calcext:value-type="float">
            <text:p>-0.0991354</text:p>
          </table:table-cell>
          <table:table-cell office:value-type="float" office:value="-0.0131213" calcext:value-type="float">
            <text:p>-0.013121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0121293" calcext:value-type="float">
            <text:p>0.0121293</text:p>
          </table:table-cell>
          <table:table-cell office:value-type="float" office:value="-0.0992617" calcext:value-type="float">
            <text:p>-0.0992617</text:p>
          </table:table-cell>
          <table:table-cell office:value-type="float" office:value="-0.0121293" calcext:value-type="float">
            <text:p>-0.0121293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0111361" calcext:value-type="float">
            <text:p>0.0111361</text:p>
          </table:table-cell>
          <table:table-cell office:value-type="float" office:value="-0.099378" calcext:value-type="float">
            <text:p>-0.099378</text:p>
          </table:table-cell>
          <table:table-cell office:value-type="float" office:value="-0.0111361" calcext:value-type="float">
            <text:p>-0.0111361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0101418" calcext:value-type="float">
            <text:p>0.0101418</text:p>
          </table:table-cell>
          <table:table-cell office:value-type="float" office:value="-0.0994844" calcext:value-type="float">
            <text:p>-0.0994844</text:p>
          </table:table-cell>
          <table:table-cell office:value-type="float" office:value="-0.0101418" calcext:value-type="float">
            <text:p>-0.0101418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914646" calcext:value-type="float">
            <text:p>0.00914646</text:p>
          </table:table-cell>
          <table:table-cell office:value-type="float" office:value="-0.0995808" calcext:value-type="float">
            <text:p>-0.0995808</text:p>
          </table:table-cell>
          <table:table-cell office:value-type="float" office:value="-0.00914646" calcext:value-type="float">
            <text:p>-0.0091464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00815022" calcext:value-type="float">
            <text:p>0.00815022</text:p>
          </table:table-cell>
          <table:table-cell office:value-type="float" office:value="-0.0996673" calcext:value-type="float">
            <text:p>-0.0996673</text:p>
          </table:table-cell>
          <table:table-cell office:value-type="float" office:value="-0.00815022" calcext:value-type="float">
            <text:p>-0.00815022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00715315" calcext:value-type="float">
            <text:p>0.00715315</text:p>
          </table:table-cell>
          <table:table-cell office:value-type="float" office:value="-0.0997438" calcext:value-type="float">
            <text:p>-0.0997438</text:p>
          </table:table-cell>
          <table:table-cell office:value-type="float" office:value="-0.00715315" calcext:value-type="float">
            <text:p>-0.00715315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00615537" calcext:value-type="float">
            <text:p>0.00615537</text:p>
          </table:table-cell>
          <table:table-cell office:value-type="float" office:value="-0.0998104" calcext:value-type="float">
            <text:p>-0.0998104</text:p>
          </table:table-cell>
          <table:table-cell office:value-type="float" office:value="-0.00615537" calcext:value-type="float">
            <text:p>-0.00615537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00515698" calcext:value-type="float">
            <text:p>0.00515698</text:p>
          </table:table-cell>
          <table:table-cell office:value-type="float" office:value="-0.0998669" calcext:value-type="float">
            <text:p>-0.0998669</text:p>
          </table:table-cell>
          <table:table-cell office:value-type="float" office:value="-0.00515698" calcext:value-type="float">
            <text:p>-0.0051569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415807" calcext:value-type="float">
            <text:p>0.00415807</text:p>
          </table:table-cell>
          <table:table-cell office:value-type="float" office:value="-0.0999135" calcext:value-type="float">
            <text:p>-0.0999135</text:p>
          </table:table-cell>
          <table:table-cell office:value-type="float" office:value="-0.00415807" calcext:value-type="float">
            <text:p>-0.00415807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00315874" calcext:value-type="float">
            <text:p>0.00315874</text:p>
          </table:table-cell>
          <table:table-cell office:value-type="float" office:value="-0.0999501" calcext:value-type="float">
            <text:p>-0.0999501</text:p>
          </table:table-cell>
          <table:table-cell office:value-type="float" office:value="-0.00315874" calcext:value-type="float">
            <text:p>-0.0031587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0021591" calcext:value-type="float">
            <text:p>0.0021591</text:p>
          </table:table-cell>
          <table:table-cell office:value-type="float" office:value="-0.0999767" calcext:value-type="float">
            <text:p>-0.0999767</text:p>
          </table:table-cell>
          <table:table-cell office:value-type="float" office:value="-0.0021591" calcext:value-type="float">
            <text:p>-0.0021591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00115924" calcext:value-type="float">
            <text:p>0.00115924</text:p>
          </table:table-cell>
          <table:table-cell office:value-type="float" office:value="-0.0999933" calcext:value-type="float">
            <text:p>-0.0999933</text:p>
          </table:table-cell>
          <table:table-cell office:value-type="float" office:value="-0.00115924" calcext:value-type="float">
            <text:p>-0.00115924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000159265" calcext:value-type="float">
            <text:p>0.000159265</text:p>
          </table:table-cell>
          <table:table-cell office:value-type="float" office:value="-0.0999999" calcext:value-type="float">
            <text:p>-0.0999999</text:p>
          </table:table-cell>
          <table:table-cell office:value-type="float" office:value="-0.000159265" calcext:value-type="float">
            <text:p>-0.00015926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0.000840725" calcext:value-type="float">
            <text:p>-0.000840725</text:p>
          </table:table-cell>
          <table:table-cell office:value-type="float" office:value="-0.0999965" calcext:value-type="float">
            <text:p>-0.0999965</text:p>
          </table:table-cell>
          <table:table-cell office:value-type="float" office:value="0.000840725" calcext:value-type="float">
            <text:p>0.000840725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-0.00184063" calcext:value-type="float">
            <text:p>-0.00184063</text:p>
          </table:table-cell>
          <table:table-cell office:value-type="float" office:value="-0.0999831" calcext:value-type="float">
            <text:p>-0.0999831</text:p>
          </table:table-cell>
          <table:table-cell office:value-type="float" office:value="0.00184063" calcext:value-type="float">
            <text:p>0.00184063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-0.00284035" calcext:value-type="float">
            <text:p>-0.00284035</text:p>
          </table:table-cell>
          <table:table-cell office:value-type="float" office:value="-0.0999597" calcext:value-type="float">
            <text:p>-0.0999597</text:p>
          </table:table-cell>
          <table:table-cell office:value-type="float" office:value="0.00284035" calcext:value-type="float">
            <text:p>0.0028403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-0.00383979" calcext:value-type="float">
            <text:p>-0.00383979</text:p>
          </table:table-cell>
          <table:table-cell office:value-type="float" office:value="-0.0999263" calcext:value-type="float">
            <text:p>-0.0999263</text:p>
          </table:table-cell>
          <table:table-cell office:value-type="float" office:value="0.00383979" calcext:value-type="float">
            <text:p>0.00383979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-0.00483884" calcext:value-type="float">
            <text:p>-0.00483884</text:p>
          </table:table-cell>
          <table:table-cell office:value-type="float" office:value="-0.0998829" calcext:value-type="float">
            <text:p>-0.0998829</text:p>
          </table:table-cell>
          <table:table-cell office:value-type="float" office:value="0.00483884" calcext:value-type="float">
            <text:p>0.0048388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0.00583741" calcext:value-type="float">
            <text:p>-0.00583741</text:p>
          </table:table-cell>
          <table:table-cell office:value-type="float" office:value="-0.0998295" calcext:value-type="float">
            <text:p>-0.0998295</text:p>
          </table:table-cell>
          <table:table-cell office:value-type="float" office:value="0.00583741" calcext:value-type="float">
            <text:p>0.00583741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0.0068354" calcext:value-type="float">
            <text:p>-0.0068354</text:p>
          </table:table-cell>
          <table:table-cell office:value-type="float" office:value="-0.0997661" calcext:value-type="float">
            <text:p>-0.0997661</text:p>
          </table:table-cell>
          <table:table-cell office:value-type="float" office:value="0.0068354" calcext:value-type="float">
            <text:p>0.0068354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-0.0078327" calcext:value-type="float">
            <text:p>-0.0078327</text:p>
          </table:table-cell>
          <table:table-cell office:value-type="float" office:value="-0.0996928" calcext:value-type="float">
            <text:p>-0.0996928</text:p>
          </table:table-cell>
          <table:table-cell office:value-type="float" office:value="0.0078327" calcext:value-type="float">
            <text:p>0.007832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-0.00882922" calcext:value-type="float">
            <text:p>-0.00882922</text:p>
          </table:table-cell>
          <table:table-cell office:value-type="float" office:value="-0.0996095" calcext:value-type="float">
            <text:p>-0.0996095</text:p>
          </table:table-cell>
          <table:table-cell office:value-type="float" office:value="0.00882922" calcext:value-type="float">
            <text:p>0.0088292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-0.00982486" calcext:value-type="float">
            <text:p>-0.00982486</text:p>
          </table:table-cell>
          <table:table-cell office:value-type="float" office:value="-0.0995162" calcext:value-type="float">
            <text:p>-0.0995162</text:p>
          </table:table-cell>
          <table:table-cell office:value-type="float" office:value="0.00982486" calcext:value-type="float">
            <text:p>0.00982486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0.0108195" calcext:value-type="float">
            <text:p>-0.0108195</text:p>
          </table:table-cell>
          <table:table-cell office:value-type="float" office:value="-0.099413" calcext:value-type="float">
            <text:p>-0.099413</text:p>
          </table:table-cell>
          <table:table-cell office:value-type="float" office:value="0.0108195" calcext:value-type="float">
            <text:p>0.0108195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-0.0118131" calcext:value-type="float">
            <text:p>-0.0118131</text:p>
          </table:table-cell>
          <table:table-cell office:value-type="float" office:value="-0.0992998" calcext:value-type="float">
            <text:p>-0.0992998</text:p>
          </table:table-cell>
          <table:table-cell office:value-type="float" office:value="0.0118131" calcext:value-type="float">
            <text:p>0.011813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0.0128055" calcext:value-type="float">
            <text:p>-0.0128055</text:p>
          </table:table-cell>
          <table:table-cell office:value-type="float" office:value="-0.0991767" calcext:value-type="float">
            <text:p>-0.0991767</text:p>
          </table:table-cell>
          <table:table-cell office:value-type="float" office:value="0.0128055" calcext:value-type="float">
            <text:p>0.0128055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-0.0137966" calcext:value-type="float">
            <text:p>-0.0137966</text:p>
          </table:table-cell>
          <table:table-cell office:value-type="float" office:value="-0.0990437" calcext:value-type="float">
            <text:p>-0.0990437</text:p>
          </table:table-cell>
          <table:table-cell office:value-type="float" office:value="0.0137966" calcext:value-type="float">
            <text:p>0.0137966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-0.0147863" calcext:value-type="float">
            <text:p>-0.0147863</text:p>
          </table:table-cell>
          <table:table-cell office:value-type="float" office:value="-0.0989008" calcext:value-type="float">
            <text:p>-0.0989008</text:p>
          </table:table-cell>
          <table:table-cell office:value-type="float" office:value="0.0147863" calcext:value-type="float">
            <text:p>0.014786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0.0157746" calcext:value-type="float">
            <text:p>-0.0157746</text:p>
          </table:table-cell>
          <table:table-cell office:value-type="float" office:value="-0.098748" calcext:value-type="float">
            <text:p>-0.098748</text:p>
          </table:table-cell>
          <table:table-cell office:value-type="float" office:value="0.0157746" calcext:value-type="float">
            <text:p>0.0157746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0.0167612" calcext:value-type="float">
            <text:p>-0.0167612</text:p>
          </table:table-cell>
          <table:table-cell office:value-type="float" office:value="-0.0985853" calcext:value-type="float">
            <text:p>-0.0985853</text:p>
          </table:table-cell>
          <table:table-cell office:value-type="float" office:value="0.0167612" calcext:value-type="float">
            <text:p>0.0167612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-0.0177462" calcext:value-type="float">
            <text:p>-0.0177462</text:p>
          </table:table-cell>
          <table:table-cell office:value-type="float" office:value="-0.0984128" calcext:value-type="float">
            <text:p>-0.0984128</text:p>
          </table:table-cell>
          <table:table-cell office:value-type="float" office:value="0.0177462" calcext:value-type="float">
            <text:p>0.0177462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-0.0187295" calcext:value-type="float">
            <text:p>-0.0187295</text:p>
          </table:table-cell>
          <table:table-cell office:value-type="float" office:value="-0.0982304" calcext:value-type="float">
            <text:p>-0.0982304</text:p>
          </table:table-cell>
          <table:table-cell office:value-type="float" office:value="0.0187295" calcext:value-type="float">
            <text:p>0.018729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-0.0197108" calcext:value-type="float">
            <text:p>-0.0197108</text:p>
          </table:table-cell>
          <table:table-cell office:value-type="float" office:value="-0.0980382" calcext:value-type="float">
            <text:p>-0.0980382</text:p>
          </table:table-cell>
          <table:table-cell office:value-type="float" office:value="0.0197108" calcext:value-type="float">
            <text:p>0.0197108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-0.0206902" calcext:value-type="float">
            <text:p>-0.0206902</text:p>
          </table:table-cell>
          <table:table-cell office:value-type="float" office:value="-0.0978362" calcext:value-type="float">
            <text:p>-0.0978362</text:p>
          </table:table-cell>
          <table:table-cell office:value-type="float" office:value="0.0206902" calcext:value-type="float">
            <text:p>0.020690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-0.0216675" calcext:value-type="float">
            <text:p>-0.0216675</text:p>
          </table:table-cell>
          <table:table-cell office:value-type="float" office:value="-0.0976244" calcext:value-type="float">
            <text:p>-0.0976244</text:p>
          </table:table-cell>
          <table:table-cell office:value-type="float" office:value="0.0216675" calcext:value-type="float">
            <text:p>0.0216675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-0.0226427" calcext:value-type="float">
            <text:p>-0.0226427</text:p>
          </table:table-cell>
          <table:table-cell office:value-type="float" office:value="-0.0974028" calcext:value-type="float">
            <text:p>-0.0974028</text:p>
          </table:table-cell>
          <table:table-cell office:value-type="float" office:value="0.0226427" calcext:value-type="float">
            <text:p>0.0226427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-0.0236155" calcext:value-type="float">
            <text:p>-0.0236155</text:p>
          </table:table-cell>
          <table:table-cell office:value-type="float" office:value="-0.0971715" calcext:value-type="float">
            <text:p>-0.0971715</text:p>
          </table:table-cell>
          <table:table-cell office:value-type="float" office:value="0.0236155" calcext:value-type="float">
            <text:p>0.0236155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-0.0245861" calcext:value-type="float">
            <text:p>-0.0245861</text:p>
          </table:table-cell>
          <table:table-cell office:value-type="float" office:value="-0.0969305" calcext:value-type="float">
            <text:p>-0.0969305</text:p>
          </table:table-cell>
          <table:table-cell office:value-type="float" office:value="0.0245861" calcext:value-type="float">
            <text:p>0.024586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0.0255541" calcext:value-type="float">
            <text:p>-0.0255541</text:p>
          </table:table-cell>
          <table:table-cell office:value-type="float" office:value="-0.0966798" calcext:value-type="float">
            <text:p>-0.0966798</text:p>
          </table:table-cell>
          <table:table-cell office:value-type="float" office:value="0.0255541" calcext:value-type="float">
            <text:p>0.025554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-0.0265196" calcext:value-type="float">
            <text:p>-0.0265196</text:p>
          </table:table-cell>
          <table:table-cell office:value-type="float" office:value="-0.0964194" calcext:value-type="float">
            <text:p>-0.0964194</text:p>
          </table:table-cell>
          <table:table-cell office:value-type="float" office:value="0.0265196" calcext:value-type="float">
            <text:p>0.026519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0.0274825" calcext:value-type="float">
            <text:p>-0.0274825</text:p>
          </table:table-cell>
          <table:table-cell office:value-type="float" office:value="-0.0961494" calcext:value-type="float">
            <text:p>-0.0961494</text:p>
          </table:table-cell>
          <table:table-cell office:value-type="float" office:value="0.0274825" calcext:value-type="float">
            <text:p>0.0274825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-0.0284426" calcext:value-type="float">
            <text:p>-0.0284426</text:p>
          </table:table-cell>
          <table:table-cell office:value-type="float" office:value="-0.0958698" calcext:value-type="float">
            <text:p>-0.0958698</text:p>
          </table:table-cell>
          <table:table-cell office:value-type="float" office:value="0.0284426" calcext:value-type="float">
            <text:p>0.028442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-0.0293998" calcext:value-type="float">
            <text:p>-0.0293998</text:p>
          </table:table-cell>
          <table:table-cell office:value-type="float" office:value="-0.0955806" calcext:value-type="float">
            <text:p>-0.0955806</text:p>
          </table:table-cell>
          <table:table-cell office:value-type="float" office:value="0.0293998" calcext:value-type="float">
            <text:p>0.0293998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0.0303542" calcext:value-type="float">
            <text:p>-0.0303542</text:p>
          </table:table-cell>
          <table:table-cell office:value-type="float" office:value="-0.0952818" calcext:value-type="float">
            <text:p>-0.0952818</text:p>
          </table:table-cell>
          <table:table-cell office:value-type="float" office:value="0.0303542" calcext:value-type="float">
            <text:p>0.0303542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-0.0313054" calcext:value-type="float">
            <text:p>-0.0313054</text:p>
          </table:table-cell>
          <table:table-cell office:value-type="float" office:value="-0.0949735" calcext:value-type="float">
            <text:p>-0.0949735</text:p>
          </table:table-cell>
          <table:table-cell office:value-type="float" office:value="0.0313054" calcext:value-type="float">
            <text:p>0.0313054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-0.0322536" calcext:value-type="float">
            <text:p>-0.0322536</text:p>
          </table:table-cell>
          <table:table-cell office:value-type="float" office:value="-0.0946557" calcext:value-type="float">
            <text:p>-0.0946557</text:p>
          </table:table-cell>
          <table:table-cell office:value-type="float" office:value="0.0322536" calcext:value-type="float">
            <text:p>0.032253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-0.0331985" calcext:value-type="float">
            <text:p>-0.0331985</text:p>
          </table:table-cell>
          <table:table-cell office:value-type="float" office:value="-0.0943285" calcext:value-type="float">
            <text:p>-0.0943285</text:p>
          </table:table-cell>
          <table:table-cell office:value-type="float" office:value="0.0331985" calcext:value-type="float">
            <text:p>0.0331985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-0.0341401" calcext:value-type="float">
            <text:p>-0.0341401</text:p>
          </table:table-cell>
          <table:table-cell office:value-type="float" office:value="-0.0939918" calcext:value-type="float">
            <text:p>-0.0939918</text:p>
          </table:table-cell>
          <table:table-cell office:value-type="float" office:value="0.0341401" calcext:value-type="float">
            <text:p>0.034140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0350783" calcext:value-type="float">
            <text:p>-0.0350783</text:p>
          </table:table-cell>
          <table:table-cell office:value-type="float" office:value="-0.0936457" calcext:value-type="float">
            <text:p>-0.0936457</text:p>
          </table:table-cell>
          <table:table-cell office:value-type="float" office:value="0.0350783" calcext:value-type="float">
            <text:p>0.0350783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-0.0932902" calcext:value-type="float">
            <text:p>-0.0932902</text:p>
          </table:table-cell>
          <table:table-cell office:value-type="float" office:value="0.036013" calcext:value-type="float">
            <text:p>0.036013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-0.0369441" calcext:value-type="float">
            <text:p>-0.0369441</text:p>
          </table:table-cell>
          <table:table-cell office:value-type="float" office:value="-0.0929254" calcext:value-type="float">
            <text:p>-0.0929254</text:p>
          </table:table-cell>
          <table:table-cell office:value-type="float" office:value="0.0369441" calcext:value-type="float">
            <text:p>0.0369441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-0.0378715" calcext:value-type="float">
            <text:p>-0.0378715</text:p>
          </table:table-cell>
          <table:table-cell office:value-type="float" office:value="-0.0925513" calcext:value-type="float">
            <text:p>-0.0925513</text:p>
          </table:table-cell>
          <table:table-cell office:value-type="float" office:value="0.0378715" calcext:value-type="float">
            <text:p>0.0378715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-0.0387951" calcext:value-type="float">
            <text:p>-0.0387951</text:p>
          </table:table-cell>
          <table:table-cell office:value-type="float" office:value="-0.092168" calcext:value-type="float">
            <text:p>-0.092168</text:p>
          </table:table-cell>
          <table:table-cell office:value-type="float" office:value="0.0387951" calcext:value-type="float">
            <text:p>0.0387951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-0.0397148" calcext:value-type="float">
            <text:p>-0.0397148</text:p>
          </table:table-cell>
          <table:table-cell office:value-type="float" office:value="-0.0917755" calcext:value-type="float">
            <text:p>-0.0917755</text:p>
          </table:table-cell>
          <table:table-cell office:value-type="float" office:value="0.0397148" calcext:value-type="float">
            <text:p>0.039714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-0.0406306" calcext:value-type="float">
            <text:p>-0.0406306</text:p>
          </table:table-cell>
          <table:table-cell office:value-type="float" office:value="-0.0913737" calcext:value-type="float">
            <text:p>-0.0913737</text:p>
          </table:table-cell>
          <table:table-cell office:value-type="float" office:value="0.0406306" calcext:value-type="float">
            <text:p>0.0406306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-0.0415423" calcext:value-type="float">
            <text:p>-0.0415423</text:p>
          </table:table-cell>
          <table:table-cell office:value-type="float" office:value="-0.0909629" calcext:value-type="float">
            <text:p>-0.0909629</text:p>
          </table:table-cell>
          <table:table-cell office:value-type="float" office:value="0.0415423" calcext:value-type="float">
            <text:p>0.0415423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-0.0424498" calcext:value-type="float">
            <text:p>-0.0424498</text:p>
          </table:table-cell>
          <table:table-cell office:value-type="float" office:value="-0.0905429" calcext:value-type="float">
            <text:p>-0.0905429</text:p>
          </table:table-cell>
          <table:table-cell office:value-type="float" office:value="0.0424498" calcext:value-type="float">
            <text:p>0.0424498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-0.0433531" calcext:value-type="float">
            <text:p>-0.0433531</text:p>
          </table:table-cell>
          <table:table-cell office:value-type="float" office:value="-0.0901139" calcext:value-type="float">
            <text:p>-0.0901139</text:p>
          </table:table-cell>
          <table:table-cell office:value-type="float" office:value="0.0433531" calcext:value-type="float">
            <text:p>0.043353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044252" calcext:value-type="float">
            <text:p>-0.044252</text:p>
          </table:table-cell>
          <table:table-cell office:value-type="float" office:value="-0.0896758" calcext:value-type="float">
            <text:p>-0.0896758</text:p>
          </table:table-cell>
          <table:table-cell office:value-type="float" office:value="0.044252" calcext:value-type="float">
            <text:p>0.044252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-0.0451466" calcext:value-type="float">
            <text:p>-0.0451466</text:p>
          </table:table-cell>
          <table:table-cell office:value-type="float" office:value="-0.0892288" calcext:value-type="float">
            <text:p>-0.0892288</text:p>
          </table:table-cell>
          <table:table-cell office:value-type="float" office:value="0.0451466" calcext:value-type="float">
            <text:p>0.045146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-0.0460366" calcext:value-type="float">
            <text:p>-0.0460366</text:p>
          </table:table-cell>
          <table:table-cell office:value-type="float" office:value="-0.0887729" calcext:value-type="float">
            <text:p>-0.0887729</text:p>
          </table:table-cell>
          <table:table-cell office:value-type="float" office:value="0.0460366" calcext:value-type="float">
            <text:p>0.0460366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-0.046922" calcext:value-type="float">
            <text:p>-0.046922</text:p>
          </table:table-cell>
          <table:table-cell office:value-type="float" office:value="-0.0883081" calcext:value-type="float">
            <text:p>-0.0883081</text:p>
          </table:table-cell>
          <table:table-cell office:value-type="float" office:value="0.046922" calcext:value-type="float">
            <text:p>0.046922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-0.0478027" calcext:value-type="float">
            <text:p>-0.0478027</text:p>
          </table:table-cell>
          <table:table-cell office:value-type="float" office:value="-0.0878345" calcext:value-type="float">
            <text:p>-0.0878345</text:p>
          </table:table-cell>
          <table:table-cell office:value-type="float" office:value="0.0478027" calcext:value-type="float">
            <text:p>0.0478027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-0.0486787" calcext:value-type="float">
            <text:p>-0.0486787</text:p>
          </table:table-cell>
          <table:table-cell office:value-type="float" office:value="-0.0873521" calcext:value-type="float">
            <text:p>-0.0873521</text:p>
          </table:table-cell>
          <table:table-cell office:value-type="float" office:value="0.0486787" calcext:value-type="float">
            <text:p>0.048678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-0.0495497" calcext:value-type="float">
            <text:p>-0.0495497</text:p>
          </table:table-cell>
          <table:table-cell office:value-type="float" office:value="-0.0868609" calcext:value-type="float">
            <text:p>-0.0868609</text:p>
          </table:table-cell>
          <table:table-cell office:value-type="float" office:value="0.0495497" calcext:value-type="float">
            <text:p>0.049549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-0.0504159" calcext:value-type="float">
            <text:p>-0.0504159</text:p>
          </table:table-cell>
          <table:table-cell office:value-type="float" office:value="-0.0863611" calcext:value-type="float">
            <text:p>-0.0863611</text:p>
          </table:table-cell>
          <table:table-cell office:value-type="float" office:value="0.0504159" calcext:value-type="float">
            <text:p>0.0504159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-0.0512769" calcext:value-type="float">
            <text:p>-0.0512769</text:p>
          </table:table-cell>
          <table:table-cell office:value-type="float" office:value="-0.0858526" calcext:value-type="float">
            <text:p>-0.0858526</text:p>
          </table:table-cell>
          <table:table-cell office:value-type="float" office:value="0.0512769" calcext:value-type="float">
            <text:p>0.0512769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-0.0521329" calcext:value-type="float">
            <text:p>-0.0521329</text:p>
          </table:table-cell>
          <table:table-cell office:value-type="float" office:value="-0.0853356" calcext:value-type="float">
            <text:p>-0.0853356</text:p>
          </table:table-cell>
          <table:table-cell office:value-type="float" office:value="0.0521329" calcext:value-type="float">
            <text:p>0.052132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0.0529836" calcext:value-type="float">
            <text:p>-0.0529836</text:p>
          </table:table-cell>
          <table:table-cell office:value-type="float" office:value="-0.08481" calcext:value-type="float">
            <text:p>-0.08481</text:p>
          </table:table-cell>
          <table:table-cell office:value-type="float" office:value="0.0529836" calcext:value-type="float">
            <text:p>0.0529836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-0.0538291" calcext:value-type="float">
            <text:p>-0.0538291</text:p>
          </table:table-cell>
          <table:table-cell office:value-type="float" office:value="-0.0842759" calcext:value-type="float">
            <text:p>-0.0842759</text:p>
          </table:table-cell>
          <table:table-cell office:value-type="float" office:value="0.0538291" calcext:value-type="float">
            <text:p>0.053829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-0.0546691" calcext:value-type="float">
            <text:p>-0.0546691</text:p>
          </table:table-cell>
          <table:table-cell office:value-type="float" office:value="-0.0837334" calcext:value-type="float">
            <text:p>-0.0837334</text:p>
          </table:table-cell>
          <table:table-cell office:value-type="float" office:value="0.0546691" calcext:value-type="float">
            <text:p>0.0546691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-0.0555037" calcext:value-type="float">
            <text:p>-0.0555037</text:p>
          </table:table-cell>
          <table:table-cell office:value-type="float" office:value="-0.0831826" calcext:value-type="float">
            <text:p>-0.0831826</text:p>
          </table:table-cell>
          <table:table-cell office:value-type="float" office:value="0.0555037" calcext:value-type="float">
            <text:p>0.055503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-0.0563327" calcext:value-type="float">
            <text:p>-0.0563327</text:p>
          </table:table-cell>
          <table:table-cell office:value-type="float" office:value="-0.0826234" calcext:value-type="float">
            <text:p>-0.0826234</text:p>
          </table:table-cell>
          <table:table-cell office:value-type="float" office:value="0.0563327" calcext:value-type="float">
            <text:p>0.056332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0.0571561" calcext:value-type="float">
            <text:p>-0.0571561</text:p>
          </table:table-cell>
          <table:table-cell office:value-type="float" office:value="-0.0820559" calcext:value-type="float">
            <text:p>-0.0820559</text:p>
          </table:table-cell>
          <table:table-cell office:value-type="float" office:value="0.0571561" calcext:value-type="float">
            <text:p>0.0571561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-0.0579738" calcext:value-type="float">
            <text:p>-0.0579738</text:p>
          </table:table-cell>
          <table:table-cell office:value-type="float" office:value="-0.0814803" calcext:value-type="float">
            <text:p>-0.0814803</text:p>
          </table:table-cell>
          <table:table-cell office:value-type="float" office:value="0.0579738" calcext:value-type="float">
            <text:p>0.0579738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-0.0587857" calcext:value-type="float">
            <text:p>-0.0587857</text:p>
          </table:table-cell>
          <table:table-cell office:value-type="float" office:value="-0.0808965" calcext:value-type="float">
            <text:p>-0.0808965</text:p>
          </table:table-cell>
          <table:table-cell office:value-type="float" office:value="0.0587857" calcext:value-type="float">
            <text:p>0.0587857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-0.0595917" calcext:value-type="float">
            <text:p>-0.0595917</text:p>
          </table:table-cell>
          <table:table-cell office:value-type="float" office:value="-0.0803046" calcext:value-type="float">
            <text:p>-0.0803046</text:p>
          </table:table-cell>
          <table:table-cell office:value-type="float" office:value="0.0595917" calcext:value-type="float">
            <text:p>0.0595917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-0.0603918" calcext:value-type="float">
            <text:p>-0.0603918</text:p>
          </table:table-cell>
          <table:table-cell office:value-type="float" office:value="-0.0797047" calcext:value-type="float">
            <text:p>-0.0797047</text:p>
          </table:table-cell>
          <table:table-cell office:value-type="float" office:value="0.0603918" calcext:value-type="float">
            <text:p>0.060391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0.0611858" calcext:value-type="float">
            <text:p>-0.0611858</text:p>
          </table:table-cell>
          <table:table-cell office:value-type="float" office:value="-0.0790968" calcext:value-type="float">
            <text:p>-0.0790968</text:p>
          </table:table-cell>
          <table:table-cell office:value-type="float" office:value="0.0611858" calcext:value-type="float">
            <text:p>0.0611858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0.0619737" calcext:value-type="float">
            <text:p>-0.0619737</text:p>
          </table:table-cell>
          <table:table-cell office:value-type="float" office:value="-0.078481" calcext:value-type="float">
            <text:p>-0.078481</text:p>
          </table:table-cell>
          <table:table-cell office:value-type="float" office:value="0.0619737" calcext:value-type="float">
            <text:p>0.0619737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-0.0627554" calcext:value-type="float">
            <text:p>-0.0627554</text:p>
          </table:table-cell>
          <table:table-cell office:value-type="float" office:value="-0.0778573" calcext:value-type="float">
            <text:p>-0.0778573</text:p>
          </table:table-cell>
          <table:table-cell office:value-type="float" office:value="0.0627554" calcext:value-type="float">
            <text:p>0.0627554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-0.0635308" calcext:value-type="float">
            <text:p>-0.0635308</text:p>
          </table:table-cell>
          <table:table-cell office:value-type="float" office:value="-0.0772259" calcext:value-type="float">
            <text:p>-0.0772259</text:p>
          </table:table-cell>
          <table:table-cell office:value-type="float" office:value="0.0635308" calcext:value-type="float">
            <text:p>0.063530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-0.0642999" calcext:value-type="float">
            <text:p>-0.0642999</text:p>
          </table:table-cell>
          <table:table-cell office:value-type="float" office:value="-0.0765867" calcext:value-type="float">
            <text:p>-0.0765867</text:p>
          </table:table-cell>
          <table:table-cell office:value-type="float" office:value="0.0642999" calcext:value-type="float">
            <text:p>0.0642999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-0.0650625" calcext:value-type="float">
            <text:p>-0.0650625</text:p>
          </table:table-cell>
          <table:table-cell office:value-type="float" office:value="-0.0759399" calcext:value-type="float">
            <text:p>-0.0759399</text:p>
          </table:table-cell>
          <table:table-cell office:value-type="float" office:value="0.0650625" calcext:value-type="float">
            <text:p>0.0650625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-0.0658186" calcext:value-type="float">
            <text:p>-0.0658186</text:p>
          </table:table-cell>
          <table:table-cell office:value-type="float" office:value="-0.0752855" calcext:value-type="float">
            <text:p>-0.0752855</text:p>
          </table:table-cell>
          <table:table-cell office:value-type="float" office:value="0.0658186" calcext:value-type="float">
            <text:p>0.0658186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0.0665682" calcext:value-type="float">
            <text:p>-0.0665682</text:p>
          </table:table-cell>
          <table:table-cell office:value-type="float" office:value="-0.0746236" calcext:value-type="float">
            <text:p>-0.0746236</text:p>
          </table:table-cell>
          <table:table-cell office:value-type="float" office:value="0.0665682" calcext:value-type="float">
            <text:p>0.0665682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-0.0673111" calcext:value-type="float">
            <text:p>-0.0673111</text:p>
          </table:table-cell>
          <table:table-cell office:value-type="float" office:value="-0.0739542" calcext:value-type="float">
            <text:p>-0.0739542</text:p>
          </table:table-cell>
          <table:table-cell office:value-type="float" office:value="0.0673111" calcext:value-type="float">
            <text:p>0.0673111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-0.0680473" calcext:value-type="float">
            <text:p>-0.0680473</text:p>
          </table:table-cell>
          <table:table-cell office:value-type="float" office:value="-0.0732774" calcext:value-type="float">
            <text:p>-0.0732774</text:p>
          </table:table-cell>
          <table:table-cell office:value-type="float" office:value="0.0680473" calcext:value-type="float">
            <text:p>0.068047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0.0687766" calcext:value-type="float">
            <text:p>-0.0687766</text:p>
          </table:table-cell>
          <table:table-cell office:value-type="float" office:value="-0.0725932" calcext:value-type="float">
            <text:p>-0.0725932</text:p>
          </table:table-cell>
          <table:table-cell office:value-type="float" office:value="0.0687766" calcext:value-type="float">
            <text:p>0.0687766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0.0694991" calcext:value-type="float">
            <text:p>-0.0694991</text:p>
          </table:table-cell>
          <table:table-cell office:value-type="float" office:value="-0.0719018" calcext:value-type="float">
            <text:p>-0.0719018</text:p>
          </table:table-cell>
          <table:table-cell office:value-type="float" office:value="0.0694991" calcext:value-type="float">
            <text:p>0.0694991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-0.0702146" calcext:value-type="float">
            <text:p>-0.0702146</text:p>
          </table:table-cell>
          <table:table-cell office:value-type="float" office:value="-0.0712033" calcext:value-type="float">
            <text:p>-0.0712033</text:p>
          </table:table-cell>
          <table:table-cell office:value-type="float" office:value="0.0702146" calcext:value-type="float">
            <text:p>0.0702146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-0.0709231" calcext:value-type="float">
            <text:p>-0.0709231</text:p>
          </table:table-cell>
          <table:table-cell office:value-type="float" office:value="-0.0704976" calcext:value-type="float">
            <text:p>-0.0704976</text:p>
          </table:table-cell>
          <table:table-cell office:value-type="float" office:value="0.0709231" calcext:value-type="float">
            <text:p>0.0709231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-0.0716246" calcext:value-type="float">
            <text:p>-0.0716246</text:p>
          </table:table-cell>
          <table:table-cell office:value-type="float" office:value="-0.0697848" calcext:value-type="float">
            <text:p>-0.0697848</text:p>
          </table:table-cell>
          <table:table-cell office:value-type="float" office:value="0.0716246" calcext:value-type="float">
            <text:p>0.0716246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-0.0723188" calcext:value-type="float">
            <text:p>-0.0723188</text:p>
          </table:table-cell>
          <table:table-cell office:value-type="float" office:value="-0.0690651" calcext:value-type="float">
            <text:p>-0.0690651</text:p>
          </table:table-cell>
          <table:table-cell office:value-type="float" office:value="0.0723188" calcext:value-type="float">
            <text:p>0.072318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-0.0730058" calcext:value-type="float">
            <text:p>-0.0730058</text:p>
          </table:table-cell>
          <table:table-cell office:value-type="float" office:value="-0.0683385" calcext:value-type="float">
            <text:p>-0.0683385</text:p>
          </table:table-cell>
          <table:table-cell office:value-type="float" office:value="0.0730058" calcext:value-type="float">
            <text:p>0.0730058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0.0736856" calcext:value-type="float">
            <text:p>-0.0736856</text:p>
          </table:table-cell>
          <table:table-cell office:value-type="float" office:value="-0.067605" calcext:value-type="float">
            <text:p>-0.067605</text:p>
          </table:table-cell>
          <table:table-cell office:value-type="float" office:value="0.0736856" calcext:value-type="float">
            <text:p>0.0736856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-0.0743579" calcext:value-type="float">
            <text:p>-0.0743579</text:p>
          </table:table-cell>
          <table:table-cell office:value-type="float" office:value="-0.0668648" calcext:value-type="float">
            <text:p>-0.0668648</text:p>
          </table:table-cell>
          <table:table-cell office:value-type="float" office:value="0.0743579" calcext:value-type="float">
            <text:p>0.0743579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-0.0750228" calcext:value-type="float">
            <text:p>-0.0750228</text:p>
          </table:table-cell>
          <table:table-cell office:value-type="float" office:value="-0.0661179" calcext:value-type="float">
            <text:p>-0.0661179</text:p>
          </table:table-cell>
          <table:table-cell office:value-type="float" office:value="0.0750228" calcext:value-type="float">
            <text:p>0.0750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756802" calcext:value-type="float">
            <text:p>-0.0756802</text:p>
          </table:table-cell>
          <table:table-cell office:value-type="float" office:value="-0.0653644" calcext:value-type="float">
            <text:p>-0.0653644</text:p>
          </table:table-cell>
          <table:table-cell office:value-type="float" office:value="0.0756802" calcext:value-type="float">
            <text:p>0.0756802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-0.0763301" calcext:value-type="float">
            <text:p>-0.0763301</text:p>
          </table:table-cell>
          <table:table-cell office:value-type="float" office:value="-0.0646043" calcext:value-type="float">
            <text:p>-0.0646043</text:p>
          </table:table-cell>
          <table:table-cell office:value-type="float" office:value="0.0763301" calcext:value-type="float">
            <text:p>0.0763301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0.0769723" calcext:value-type="float">
            <text:p>-0.0769723</text:p>
          </table:table-cell>
          <table:table-cell office:value-type="float" office:value="-0.0638378" calcext:value-type="float">
            <text:p>-0.0638378</text:p>
          </table:table-cell>
          <table:table-cell office:value-type="float" office:value="0.0769723" calcext:value-type="float">
            <text:p>0.0769723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-0.0776068" calcext:value-type="float">
            <text:p>-0.0776068</text:p>
          </table:table-cell>
          <table:table-cell office:value-type="float" office:value="-0.0630649" calcext:value-type="float">
            <text:p>-0.0630649</text:p>
          </table:table-cell>
          <table:table-cell office:value-type="float" office:value="0.0776068" calcext:value-type="float">
            <text:p>0.0776068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-0.0782336" calcext:value-type="float">
            <text:p>-0.0782336</text:p>
          </table:table-cell>
          <table:table-cell office:value-type="float" office:value="-0.0622857" calcext:value-type="float">
            <text:p>-0.0622857</text:p>
          </table:table-cell>
          <table:table-cell office:value-type="float" office:value="0.0782336" calcext:value-type="float">
            <text:p>0.0782336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0.0788525" calcext:value-type="float">
            <text:p>-0.0788525</text:p>
          </table:table-cell>
          <table:table-cell office:value-type="float" office:value="-0.0615002" calcext:value-type="float">
            <text:p>-0.0615002</text:p>
          </table:table-cell>
          <table:table-cell office:value-type="float" office:value="0.0788525" calcext:value-type="float">
            <text:p>0.0788525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-0.0794636" calcext:value-type="float">
            <text:p>-0.0794636</text:p>
          </table:table-cell>
          <table:table-cell office:value-type="float" office:value="-0.0607087" calcext:value-type="float">
            <text:p>-0.0607087</text:p>
          </table:table-cell>
          <table:table-cell office:value-type="float" office:value="0.0794636" calcext:value-type="float">
            <text:p>0.0794636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-0.0800667" calcext:value-type="float">
            <text:p>-0.0800667</text:p>
          </table:table-cell>
          <table:table-cell office:value-type="float" office:value="-0.059911" calcext:value-type="float">
            <text:p>-0.059911</text:p>
          </table:table-cell>
          <table:table-cell office:value-type="float" office:value="0.0800667" calcext:value-type="float">
            <text:p>0.080066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-0.0806618" calcext:value-type="float">
            <text:p>-0.0806618</text:p>
          </table:table-cell>
          <table:table-cell office:value-type="float" office:value="-0.0591073" calcext:value-type="float">
            <text:p>-0.0591073</text:p>
          </table:table-cell>
          <table:table-cell office:value-type="float" office:value="0.0806618" calcext:value-type="float">
            <text:p>0.080661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-0.0812488" calcext:value-type="float">
            <text:p>-0.0812488</text:p>
          </table:table-cell>
          <table:table-cell office:value-type="float" office:value="-0.0582978" calcext:value-type="float">
            <text:p>-0.0582978</text:p>
          </table:table-cell>
          <table:table-cell office:value-type="float" office:value="0.0812488" calcext:value-type="float">
            <text:p>0.081248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0818277" calcext:value-type="float">
            <text:p>-0.0818277</text:p>
          </table:table-cell>
          <table:table-cell office:value-type="float" office:value="-0.0574824" calcext:value-type="float">
            <text:p>-0.0574824</text:p>
          </table:table-cell>
          <table:table-cell office:value-type="float" office:value="0.0818277" calcext:value-type="float">
            <text:p>0.081827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-0.0823984" calcext:value-type="float">
            <text:p>-0.0823984</text:p>
          </table:table-cell>
          <table:table-cell office:value-type="float" office:value="-0.0566613" calcext:value-type="float">
            <text:p>-0.0566613</text:p>
          </table:table-cell>
          <table:table-cell office:value-type="float" office:value="0.0823984" calcext:value-type="float">
            <text:p>0.0823984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0.0829609" calcext:value-type="float">
            <text:p>-0.0829609</text:p>
          </table:table-cell>
          <table:table-cell office:value-type="float" office:value="-0.0558345" calcext:value-type="float">
            <text:p>-0.0558345</text:p>
          </table:table-cell>
          <table:table-cell office:value-type="float" office:value="0.0829609" calcext:value-type="float">
            <text:p>0.0829609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-0.0835151" calcext:value-type="float">
            <text:p>-0.0835151</text:p>
          </table:table-cell>
          <table:table-cell office:value-type="float" office:value="-0.0550021" calcext:value-type="float">
            <text:p>-0.0550021</text:p>
          </table:table-cell>
          <table:table-cell office:value-type="float" office:value="0.0835151" calcext:value-type="float">
            <text:p>0.0835151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-0.0840609" calcext:value-type="float">
            <text:p>-0.0840609</text:p>
          </table:table-cell>
          <table:table-cell office:value-type="float" office:value="-0.0541642" calcext:value-type="float">
            <text:p>-0.0541642</text:p>
          </table:table-cell>
          <table:table-cell office:value-type="float" office:value="0.0840609" calcext:value-type="float">
            <text:p>0.084060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0.0845984" calcext:value-type="float">
            <text:p>-0.0845984</text:p>
          </table:table-cell>
          <table:table-cell office:value-type="float" office:value="-0.0533209" calcext:value-type="float">
            <text:p>-0.0533209</text:p>
          </table:table-cell>
          <table:table-cell office:value-type="float" office:value="0.0845984" calcext:value-type="float">
            <text:p>0.084598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-0.0851273" calcext:value-type="float">
            <text:p>-0.0851273</text:p>
          </table:table-cell>
          <table:table-cell office:value-type="float" office:value="-0.0524722" calcext:value-type="float">
            <text:p>-0.0524722</text:p>
          </table:table-cell>
          <table:table-cell office:value-type="float" office:value="0.0851273" calcext:value-type="float">
            <text:p>0.0851273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-0.0856478" calcext:value-type="float">
            <text:p>-0.0856478</text:p>
          </table:table-cell>
          <table:table-cell office:value-type="float" office:value="-0.0516184" calcext:value-type="float">
            <text:p>-0.0516184</text:p>
          </table:table-cell>
          <table:table-cell office:value-type="float" office:value="0.0856478" calcext:value-type="float">
            <text:p>0.0856478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-0.0861597" calcext:value-type="float">
            <text:p>-0.0861597</text:p>
          </table:table-cell>
          <table:table-cell office:value-type="float" office:value="-0.0507593" calcext:value-type="float">
            <text:p>-0.0507593</text:p>
          </table:table-cell>
          <table:table-cell office:value-type="float" office:value="0.0861597" calcext:value-type="float">
            <text:p>0.0861597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-0.086663" calcext:value-type="float">
            <text:p>-0.086663</text:p>
          </table:table-cell>
          <table:table-cell office:value-type="float" office:value="-0.0498952" calcext:value-type="float">
            <text:p>-0.0498952</text:p>
          </table:table-cell>
          <table:table-cell office:value-type="float" office:value="0.086663" calcext:value-type="float">
            <text:p>0.08666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0871576" calcext:value-type="float">
            <text:p>-0.0871576</text:p>
          </table:table-cell>
          <table:table-cell office:value-type="float" office:value="-0.0490261" calcext:value-type="float">
            <text:p>-0.0490261</text:p>
          </table:table-cell>
          <table:table-cell office:value-type="float" office:value="0.0871576" calcext:value-type="float">
            <text:p>0.0871576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-0.0876435" calcext:value-type="float">
            <text:p>-0.0876435</text:p>
          </table:table-cell>
          <table:table-cell office:value-type="float" office:value="-0.0481521" calcext:value-type="float">
            <text:p>-0.0481521</text:p>
          </table:table-cell>
          <table:table-cell office:value-type="float" office:value="0.0876435" calcext:value-type="float">
            <text:p>0.087643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-0.0881206" calcext:value-type="float">
            <text:p>-0.0881206</text:p>
          </table:table-cell>
          <table:table-cell office:value-type="float" office:value="-0.0472732" calcext:value-type="float">
            <text:p>-0.0472732</text:p>
          </table:table-cell>
          <table:table-cell office:value-type="float" office:value="0.0881206" calcext:value-type="float">
            <text:p>0.0881206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0.0885889" calcext:value-type="float">
            <text:p>-0.0885889</text:p>
          </table:table-cell>
          <table:table-cell office:value-type="float" office:value="-0.0463897" calcext:value-type="float">
            <text:p>-0.0463897</text:p>
          </table:table-cell>
          <table:table-cell office:value-type="float" office:value="0.0885889" calcext:value-type="float">
            <text:p>0.088588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-0.0890484" calcext:value-type="float">
            <text:p>-0.0890484</text:p>
          </table:table-cell>
          <table:table-cell office:value-type="float" office:value="-0.0455015" calcext:value-type="float">
            <text:p>-0.0455015</text:p>
          </table:table-cell>
          <table:table-cell office:value-type="float" office:value="0.0890484" calcext:value-type="float">
            <text:p>0.0890484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-0.0894989" calcext:value-type="float">
            <text:p>-0.0894989</text:p>
          </table:table-cell>
          <table:table-cell office:value-type="float" office:value="-0.0446087" calcext:value-type="float">
            <text:p>-0.0446087</text:p>
          </table:table-cell>
          <table:table-cell office:value-type="float" office:value="0.0894989" calcext:value-type="float">
            <text:p>0.0894989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-0.0899405" calcext:value-type="float">
            <text:p>-0.0899405</text:p>
          </table:table-cell>
          <table:table-cell office:value-type="float" office:value="-0.0437115" calcext:value-type="float">
            <text:p>-0.0437115</text:p>
          </table:table-cell>
          <table:table-cell office:value-type="float" office:value="0.0899405" calcext:value-type="float">
            <text:p>0.089940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-0.0903732" calcext:value-type="float">
            <text:p>-0.0903732</text:p>
          </table:table-cell>
          <table:table-cell office:value-type="float" office:value="-0.04281" calcext:value-type="float">
            <text:p>-0.04281</text:p>
          </table:table-cell>
          <table:table-cell office:value-type="float" office:value="0.0903732" calcext:value-type="float">
            <text:p>0.0903732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-0.0907967" calcext:value-type="float">
            <text:p>-0.0907967</text:p>
          </table:table-cell>
          <table:table-cell office:value-type="float" office:value="-0.0419041" calcext:value-type="float">
            <text:p>-0.0419041</text:p>
          </table:table-cell>
          <table:table-cell office:value-type="float" office:value="0.0907967" calcext:value-type="float">
            <text:p>0.0907967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0.0912112" calcext:value-type="float">
            <text:p>-0.0912112</text:p>
          </table:table-cell>
          <table:table-cell office:value-type="float" office:value="-0.0409941" calcext:value-type="float">
            <text:p>-0.0409941</text:p>
          </table:table-cell>
          <table:table-cell office:value-type="float" office:value="0.0912112" calcext:value-type="float">
            <text:p>0.091211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0916166" calcext:value-type="float">
            <text:p>-0.0916166</text:p>
          </table:table-cell>
          <table:table-cell office:value-type="float" office:value="-0.0400799" calcext:value-type="float">
            <text:p>-0.0400799</text:p>
          </table:table-cell>
          <table:table-cell office:value-type="float" office:value="0.0916166" calcext:value-type="float">
            <text:p>0.0916166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-0.0920128" calcext:value-type="float">
            <text:p>-0.0920128</text:p>
          </table:table-cell>
          <table:table-cell office:value-type="float" office:value="-0.0391618" calcext:value-type="float">
            <text:p>-0.0391618</text:p>
          </table:table-cell>
          <table:table-cell office:value-type="float" office:value="0.0920128" calcext:value-type="float">
            <text:p>0.092012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0.0923998" calcext:value-type="float">
            <text:p>-0.0923998</text:p>
          </table:table-cell>
          <table:table-cell office:value-type="float" office:value="-0.0382397" calcext:value-type="float">
            <text:p>-0.0382397</text:p>
          </table:table-cell>
          <table:table-cell office:value-type="float" office:value="0.0923998" calcext:value-type="float">
            <text:p>0.092399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-0.0927776" calcext:value-type="float">
            <text:p>-0.0927776</text:p>
          </table:table-cell>
          <table:table-cell office:value-type="float" office:value="-0.0373138" calcext:value-type="float">
            <text:p>-0.0373138</text:p>
          </table:table-cell>
          <table:table-cell office:value-type="float" office:value="0.0927776" calcext:value-type="float">
            <text:p>0.092777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-0.0931461" calcext:value-type="float">
            <text:p>-0.0931461</text:p>
          </table:table-cell>
          <table:table-cell office:value-type="float" office:value="-0.0363842" calcext:value-type="float">
            <text:p>-0.0363842</text:p>
          </table:table-cell>
          <table:table-cell office:value-type="float" office:value="0.0931461" calcext:value-type="float">
            <text:p>0.0931461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0.0935053" calcext:value-type="float">
            <text:p>-0.0935053</text:p>
          </table:table-cell>
          <table:table-cell office:value-type="float" office:value="-0.0354509" calcext:value-type="float">
            <text:p>-0.0354509</text:p>
          </table:table-cell>
          <table:table-cell office:value-type="float" office:value="0.0935053" calcext:value-type="float">
            <text:p>0.093505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-0.0938551" calcext:value-type="float">
            <text:p>-0.0938551</text:p>
          </table:table-cell>
          <table:table-cell office:value-type="float" office:value="-0.0345141" calcext:value-type="float">
            <text:p>-0.0345141</text:p>
          </table:table-cell>
          <table:table-cell office:value-type="float" office:value="0.0938551" calcext:value-type="float">
            <text:p>0.0938551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-0.0941955" calcext:value-type="float">
            <text:p>-0.0941955</text:p>
          </table:table-cell>
          <table:table-cell office:value-type="float" office:value="-0.0335738" calcext:value-type="float">
            <text:p>-0.0335738</text:p>
          </table:table-cell>
          <table:table-cell office:value-type="float" office:value="0.0941955" calcext:value-type="float">
            <text:p>0.094195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0.0945266" calcext:value-type="float">
            <text:p>-0.0945266</text:p>
          </table:table-cell>
          <table:table-cell office:value-type="float" office:value="-0.0326302" calcext:value-type="float">
            <text:p>-0.0326302</text:p>
          </table:table-cell>
          <table:table-cell office:value-type="float" office:value="0.0945266" calcext:value-type="float">
            <text:p>0.0945266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-0.0948481" calcext:value-type="float">
            <text:p>-0.0948481</text:p>
          </table:table-cell>
          <table:table-cell office:value-type="float" office:value="-0.0316833" calcext:value-type="float">
            <text:p>-0.0316833</text:p>
          </table:table-cell>
          <table:table-cell office:value-type="float" office:value="0.0948481" calcext:value-type="float">
            <text:p>0.094848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0951602" calcext:value-type="float">
            <text:p>-0.0951602</text:p>
          </table:table-cell>
          <table:table-cell office:value-type="float" office:value="-0.0307333" calcext:value-type="float">
            <text:p>-0.0307333</text:p>
          </table:table-cell>
          <table:table-cell office:value-type="float" office:value="0.0951602" calcext:value-type="float">
            <text:p>0.0951602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0.0954628" calcext:value-type="float">
            <text:p>-0.0954628</text:p>
          </table:table-cell>
          <table:table-cell office:value-type="float" office:value="-0.0297802" calcext:value-type="float">
            <text:p>-0.0297802</text:p>
          </table:table-cell>
          <table:table-cell office:value-type="float" office:value="0.0954628" calcext:value-type="float">
            <text:p>0.0954628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-0.0957558" calcext:value-type="float">
            <text:p>-0.0957558</text:p>
          </table:table-cell>
          <table:table-cell office:value-type="float" office:value="-0.0288241" calcext:value-type="float">
            <text:p>-0.0288241</text:p>
          </table:table-cell>
          <table:table-cell office:value-type="float" office:value="0.0957558" calcext:value-type="float">
            <text:p>0.0957558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-0.0960392" calcext:value-type="float">
            <text:p>-0.0960392</text:p>
          </table:table-cell>
          <table:table-cell office:value-type="float" office:value="-0.0278651" calcext:value-type="float">
            <text:p>-0.0278651</text:p>
          </table:table-cell>
          <table:table-cell office:value-type="float" office:value="0.0960392" calcext:value-type="float">
            <text:p>0.096039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-0.0963131" calcext:value-type="float">
            <text:p>-0.0963131</text:p>
          </table:table-cell>
          <table:table-cell office:value-type="float" office:value="-0.0269033" calcext:value-type="float">
            <text:p>-0.0269033</text:p>
          </table:table-cell>
          <table:table-cell office:value-type="float" office:value="0.0963131" calcext:value-type="float">
            <text:p>0.0963131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-0.0965773" calcext:value-type="float">
            <text:p>-0.0965773</text:p>
          </table:table-cell>
          <table:table-cell office:value-type="float" office:value="-0.0259389" calcext:value-type="float">
            <text:p>-0.0259389</text:p>
          </table:table-cell>
          <table:table-cell office:value-type="float" office:value="0.0965773" calcext:value-type="float">
            <text:p>0.0965773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-0.0968319" calcext:value-type="float">
            <text:p>-0.0968319</text:p>
          </table:table-cell>
          <table:table-cell office:value-type="float" office:value="-0.0249718" calcext:value-type="float">
            <text:p>-0.0249718</text:p>
          </table:table-cell>
          <table:table-cell office:value-type="float" office:value="0.0968319" calcext:value-type="float">
            <text:p>0.0968319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-0.0970767" calcext:value-type="float">
            <text:p>-0.0970767</text:p>
          </table:table-cell>
          <table:table-cell office:value-type="float" office:value="-0.0240022" calcext:value-type="float">
            <text:p>-0.0240022</text:p>
          </table:table-cell>
          <table:table-cell office:value-type="float" office:value="0.0970767" calcext:value-type="float">
            <text:p>0.097076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-0.0973119" calcext:value-type="float">
            <text:p>-0.0973119</text:p>
          </table:table-cell>
          <table:table-cell office:value-type="float" office:value="-0.0230303" calcext:value-type="float">
            <text:p>-0.0230303</text:p>
          </table:table-cell>
          <table:table-cell office:value-type="float" office:value="0.0973119" calcext:value-type="float">
            <text:p>0.0973119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-0.0975373" calcext:value-type="float">
            <text:p>-0.0975373</text:p>
          </table:table-cell>
          <table:table-cell office:value-type="float" office:value="-0.022056" calcext:value-type="float">
            <text:p>-0.022056</text:p>
          </table:table-cell>
          <table:table-cell office:value-type="float" office:value="0.0975373" calcext:value-type="float">
            <text:p>0.097537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097753" calcext:value-type="float">
            <text:p>-0.097753</text:p>
          </table:table-cell>
          <table:table-cell office:value-type="float" office:value="-0.0210796" calcext:value-type="float">
            <text:p>-0.0210796</text:p>
          </table:table-cell>
          <table:table-cell office:value-type="float" office:value="0.097753" calcext:value-type="float">
            <text:p>0.097753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-0.0979589" calcext:value-type="float">
            <text:p>-0.0979589</text:p>
          </table:table-cell>
          <table:table-cell office:value-type="float" office:value="-0.020101" calcext:value-type="float">
            <text:p>-0.020101</text:p>
          </table:table-cell>
          <table:table-cell office:value-type="float" office:value="0.0979589" calcext:value-type="float">
            <text:p>0.0979589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-0.098155" calcext:value-type="float">
            <text:p>-0.098155</text:p>
          </table:table-cell>
          <table:table-cell office:value-type="float" office:value="-0.0191204" calcext:value-type="float">
            <text:p>-0.0191204</text:p>
          </table:table-cell>
          <table:table-cell office:value-type="float" office:value="0.098155" calcext:value-type="float">
            <text:p>0.098155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-0.0983413" calcext:value-type="float">
            <text:p>-0.0983413</text:p>
          </table:table-cell>
          <table:table-cell office:value-type="float" office:value="-0.0181379" calcext:value-type="float">
            <text:p>-0.0181379</text:p>
          </table:table-cell>
          <table:table-cell office:value-type="float" office:value="0.0983413" calcext:value-type="float">
            <text:p>0.0983413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-0.0985178" calcext:value-type="float">
            <text:p>-0.0985178</text:p>
          </table:table-cell>
          <table:table-cell office:value-type="float" office:value="-0.0171536" calcext:value-type="float">
            <text:p>-0.0171536</text:p>
          </table:table-cell>
          <table:table-cell office:value-type="float" office:value="0.0985178" calcext:value-type="float">
            <text:p>0.0985178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-0.0986844" calcext:value-type="float">
            <text:p>-0.0986844</text:p>
          </table:table-cell>
          <table:table-cell office:value-type="float" office:value="-0.0161676" calcext:value-type="float">
            <text:p>-0.0161676</text:p>
          </table:table-cell>
          <table:table-cell office:value-type="float" office:value="0.0986844" calcext:value-type="float">
            <text:p>0.098684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-0.0988411" calcext:value-type="float">
            <text:p>-0.0988411</text:p>
          </table:table-cell>
          <table:table-cell office:value-type="float" office:value="-0.01518" calcext:value-type="float">
            <text:p>-0.01518</text:p>
          </table:table-cell>
          <table:table-cell office:value-type="float" office:value="0.0988411" calcext:value-type="float">
            <text:p>0.0988411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-0.098988" calcext:value-type="float">
            <text:p>-0.098988</text:p>
          </table:table-cell>
          <table:table-cell office:value-type="float" office:value="-0.0141908" calcext:value-type="float">
            <text:p>-0.0141908</text:p>
          </table:table-cell>
          <table:table-cell office:value-type="float" office:value="0.098988" calcext:value-type="float">
            <text:p>0.098988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-0.0991249" calcext:value-type="float">
            <text:p>-0.0991249</text:p>
          </table:table-cell>
          <table:table-cell office:value-type="float" office:value="-0.0132003" calcext:value-type="float">
            <text:p>-0.0132003</text:p>
          </table:table-cell>
          <table:table-cell office:value-type="float" office:value="0.0991249" calcext:value-type="float">
            <text:p>0.0991249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-0.099252" calcext:value-type="float">
            <text:p>-0.099252</text:p>
          </table:table-cell>
          <table:table-cell office:value-type="float" office:value="-0.0122084" calcext:value-type="float">
            <text:p>-0.0122084</text:p>
          </table:table-cell>
          <table:table-cell office:value-type="float" office:value="0.099252" calcext:value-type="float">
            <text:p>0.09925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0993691" calcext:value-type="float">
            <text:p>-0.0993691</text:p>
          </table:table-cell>
          <table:table-cell office:value-type="float" office:value="-0.0112153" calcext:value-type="float">
            <text:p>-0.0112153</text:p>
          </table:table-cell>
          <table:table-cell office:value-type="float" office:value="0.0993691" calcext:value-type="float">
            <text:p>0.0993691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-0.0994763" calcext:value-type="float">
            <text:p>-0.0994763</text:p>
          </table:table-cell>
          <table:table-cell office:value-type="float" office:value="-0.010221" calcext:value-type="float">
            <text:p>-0.010221</text:p>
          </table:table-cell>
          <table:table-cell office:value-type="float" office:value="0.0994763" calcext:value-type="float">
            <text:p>0.0994763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-0.0995735" calcext:value-type="float">
            <text:p>-0.0995735</text:p>
          </table:table-cell>
          <table:table-cell office:value-type="float" office:value="-0.00922576" calcext:value-type="float">
            <text:p>-0.00922576</text:p>
          </table:table-cell>
          <table:table-cell office:value-type="float" office:value="0.0995735" calcext:value-type="float">
            <text:p>0.0995735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-0.0996608" calcext:value-type="float">
            <text:p>-0.0996608</text:p>
          </table:table-cell>
          <table:table-cell office:value-type="float" office:value="-0.00822958" calcext:value-type="float">
            <text:p>-0.00822958</text:p>
          </table:table-cell>
          <table:table-cell office:value-type="float" office:value="0.0996608" calcext:value-type="float">
            <text:p>0.0996608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-0.0997381" calcext:value-type="float">
            <text:p>-0.0997381</text:p>
          </table:table-cell>
          <table:table-cell office:value-type="float" office:value="-0.00723258" calcext:value-type="float">
            <text:p>-0.00723258</text:p>
          </table:table-cell>
          <table:table-cell office:value-type="float" office:value="0.0997381" calcext:value-type="float">
            <text:p>0.0997381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0.0998054" calcext:value-type="float">
            <text:p>-0.0998054</text:p>
          </table:table-cell>
          <table:table-cell office:value-type="float" office:value="-0.00623485" calcext:value-type="float">
            <text:p>-0.00623485</text:p>
          </table:table-cell>
          <table:table-cell office:value-type="float" office:value="0.0998054" calcext:value-type="float">
            <text:p>0.099805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-0.0998628" calcext:value-type="float">
            <text:p>-0.0998628</text:p>
          </table:table-cell>
          <table:table-cell office:value-type="float" office:value="-0.0052365" calcext:value-type="float">
            <text:p>-0.0052365</text:p>
          </table:table-cell>
          <table:table-cell office:value-type="float" office:value="0.0998628" calcext:value-type="float">
            <text:p>0.0998628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-0.0999102" calcext:value-type="float">
            <text:p>-0.0999102</text:p>
          </table:table-cell>
          <table:table-cell office:value-type="float" office:value="-0.00423763" calcext:value-type="float">
            <text:p>-0.00423763</text:p>
          </table:table-cell>
          <table:table-cell office:value-type="float" office:value="0.0999102" calcext:value-type="float">
            <text:p>0.0999102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-0.0999476" calcext:value-type="float">
            <text:p>-0.0999476</text:p>
          </table:table-cell>
          <table:table-cell office:value-type="float" office:value="-0.00323833" calcext:value-type="float">
            <text:p>-0.00323833</text:p>
          </table:table-cell>
          <table:table-cell office:value-type="float" office:value="0.0999476" calcext:value-type="float">
            <text:p>0.0999476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-0.0999749" calcext:value-type="float">
            <text:p>-0.0999749</text:p>
          </table:table-cell>
          <table:table-cell office:value-type="float" office:value="-0.00223871" calcext:value-type="float">
            <text:p>-0.00223871</text:p>
          </table:table-cell>
          <table:table-cell office:value-type="float" office:value="0.0999749" calcext:value-type="float">
            <text:p>0.099974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0999923" calcext:value-type="float">
            <text:p>-0.0999923</text:p>
          </table:table-cell>
          <table:table-cell office:value-type="float" office:value="-0.00123887" calcext:value-type="float">
            <text:p>-0.00123887</text:p>
          </table:table-cell>
          <table:table-cell office:value-type="float" office:value="0.0999923" calcext:value-type="float">
            <text:p>0.0999923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-0.0999997" calcext:value-type="float">
            <text:p>-0.0999997</text:p>
          </table:table-cell>
          <table:table-cell office:value-type="float" office:value="-0.000238898" calcext:value-type="float">
            <text:p>-0.000238898</text:p>
          </table:table-cell>
          <table:table-cell office:value-type="float" office:value="0.0999997" calcext:value-type="float">
            <text:p>0.0999997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-0.0999971" calcext:value-type="float">
            <text:p>-0.0999971</text:p>
          </table:table-cell>
          <table:table-cell office:value-type="float" office:value="0.000761095" calcext:value-type="float">
            <text:p>0.000761095</text:p>
          </table:table-cell>
          <table:table-cell office:value-type="float" office:value="0.0999971" calcext:value-type="float">
            <text:p>0.0999971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-0.0999845" calcext:value-type="float">
            <text:p>-0.0999845</text:p>
          </table:table-cell>
          <table:table-cell office:value-type="float" office:value="0.00176101" calcext:value-type="float">
            <text:p>0.00176101</text:p>
          </table:table-cell>
          <table:table-cell office:value-type="float" office:value="0.0999845" calcext:value-type="float">
            <text:p>0.099984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-0.0999619" calcext:value-type="float">
            <text:p>-0.0999619</text:p>
          </table:table-cell>
          <table:table-cell office:value-type="float" office:value="0.00276075" calcext:value-type="float">
            <text:p>0.00276075</text:p>
          </table:table-cell>
          <table:table-cell office:value-type="float" office:value="0.0999619" calcext:value-type="float">
            <text:p>0.0999619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-0.0999293" calcext:value-type="float">
            <text:p>-0.0999293</text:p>
          </table:table-cell>
          <table:table-cell office:value-type="float" office:value="0.00376022" calcext:value-type="float">
            <text:p>0.00376022</text:p>
          </table:table-cell>
          <table:table-cell office:value-type="float" office:value="0.0999293" calcext:value-type="float">
            <text:p>0.0999293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-0.0998867" calcext:value-type="float">
            <text:p>-0.0998867</text:p>
          </table:table-cell>
          <table:table-cell office:value-type="float" office:value="0.0047593" calcext:value-type="float">
            <text:p>0.0047593</text:p>
          </table:table-cell>
          <table:table-cell office:value-type="float" office:value="0.0998867" calcext:value-type="float">
            <text:p>0.0998867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-0.0998341" calcext:value-type="float">
            <text:p>-0.0998341</text:p>
          </table:table-cell>
          <table:table-cell office:value-type="float" office:value="0.00575792" calcext:value-type="float">
            <text:p>0.00575792</text:p>
          </table:table-cell>
          <table:table-cell office:value-type="float" office:value="0.0998341" calcext:value-type="float">
            <text:p>0.0998341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-0.0997715" calcext:value-type="float">
            <text:p>-0.0997715</text:p>
          </table:table-cell>
          <table:table-cell office:value-type="float" office:value="0.00675595" calcext:value-type="float">
            <text:p>0.00675595</text:p>
          </table:table-cell>
          <table:table-cell office:value-type="float" office:value="0.0997715" calcext:value-type="float">
            <text:p>0.0997715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-0.099699" calcext:value-type="float">
            <text:p>-0.099699</text:p>
          </table:table-cell>
          <table:table-cell office:value-type="float" office:value="0.00775331" calcext:value-type="float">
            <text:p>0.00775331</text:p>
          </table:table-cell>
          <table:table-cell office:value-type="float" office:value="0.099699" calcext:value-type="float">
            <text:p>0.09969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0996165" calcext:value-type="float">
            <text:p>-0.0996165</text:p>
          </table:table-cell>
          <table:table-cell office:value-type="float" office:value="0.0087499" calcext:value-type="float">
            <text:p>0.0087499</text:p>
          </table:table-cell>
          <table:table-cell office:value-type="float" office:value="0.0996165" calcext:value-type="float">
            <text:p>0.0996165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-0.099524" calcext:value-type="float">
            <text:p>-0.099524</text:p>
          </table:table-cell>
          <table:table-cell office:value-type="float" office:value="0.00974561" calcext:value-type="float">
            <text:p>0.00974561</text:p>
          </table:table-cell>
          <table:table-cell office:value-type="float" office:value="0.099524" calcext:value-type="float">
            <text:p>0.099524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0.0994216" calcext:value-type="float">
            <text:p>-0.0994216</text:p>
          </table:table-cell>
          <table:table-cell office:value-type="float" office:value="0.0107403" calcext:value-type="float">
            <text:p>0.0107403</text:p>
          </table:table-cell>
          <table:table-cell office:value-type="float" office:value="0.0994216" calcext:value-type="float">
            <text:p>0.0994216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-0.0993092" calcext:value-type="float">
            <text:p>-0.0993092</text:p>
          </table:table-cell>
          <table:table-cell office:value-type="float" office:value="0.011734" calcext:value-type="float">
            <text:p>0.011734</text:p>
          </table:table-cell>
          <table:table-cell office:value-type="float" office:value="0.0993092" calcext:value-type="float">
            <text:p>0.0993092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-0.0991869" calcext:value-type="float">
            <text:p>-0.0991869</text:p>
          </table:table-cell>
          <table:table-cell office:value-type="float" office:value="0.0127265" calcext:value-type="float">
            <text:p>0.0127265</text:p>
          </table:table-cell>
          <table:table-cell office:value-type="float" office:value="0.0991869" calcext:value-type="float">
            <text:p>0.0991869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-0.0990547" calcext:value-type="float">
            <text:p>-0.0990547</text:p>
          </table:table-cell>
          <table:table-cell office:value-type="float" office:value="0.0137177" calcext:value-type="float">
            <text:p>0.0137177</text:p>
          </table:table-cell>
          <table:table-cell office:value-type="float" office:value="0.0990547" calcext:value-type="float">
            <text:p>0.0990547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-0.0989125" calcext:value-type="float">
            <text:p>-0.0989125</text:p>
          </table:table-cell>
          <table:table-cell office:value-type="float" office:value="0.0147076" calcext:value-type="float">
            <text:p>0.0147076</text:p>
          </table:table-cell>
          <table:table-cell office:value-type="float" office:value="0.0989125" calcext:value-type="float">
            <text:p>0.0989125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-0.0987605" calcext:value-type="float">
            <text:p>-0.0987605</text:p>
          </table:table-cell>
          <table:table-cell office:value-type="float" office:value="0.0156959" calcext:value-type="float">
            <text:p>0.0156959</text:p>
          </table:table-cell>
          <table:table-cell office:value-type="float" office:value="0.0987605" calcext:value-type="float">
            <text:p>0.098760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-0.0985986" calcext:value-type="float">
            <text:p>-0.0985986</text:p>
          </table:table-cell>
          <table:table-cell office:value-type="float" office:value="0.0166827" calcext:value-type="float">
            <text:p>0.0166827</text:p>
          </table:table-cell>
          <table:table-cell office:value-type="float" office:value="0.0985986" calcext:value-type="float">
            <text:p>0.0985986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-0.0984269" calcext:value-type="float">
            <text:p>-0.0984269</text:p>
          </table:table-cell>
          <table:table-cell office:value-type="float" office:value="0.0176679" calcext:value-type="float">
            <text:p>0.0176679</text:p>
          </table:table-cell>
          <table:table-cell office:value-type="float" office:value="0.0984269" calcext:value-type="float">
            <text:p>0.098426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0982453" calcext:value-type="float">
            <text:p>-0.0982453</text:p>
          </table:table-cell>
          <table:table-cell office:value-type="float" office:value="0.0186512" calcext:value-type="float">
            <text:p>0.0186512</text:p>
          </table:table-cell>
          <table:table-cell office:value-type="float" office:value="0.0982453" calcext:value-type="float">
            <text:p>0.0982453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-0.0980538" calcext:value-type="float">
            <text:p>-0.0980538</text:p>
          </table:table-cell>
          <table:table-cell office:value-type="float" office:value="0.0196327" calcext:value-type="float">
            <text:p>0.0196327</text:p>
          </table:table-cell>
          <table:table-cell office:value-type="float" office:value="0.0980538" calcext:value-type="float">
            <text:p>0.0980538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0.0978526" calcext:value-type="float">
            <text:p>-0.0978526</text:p>
          </table:table-cell>
          <table:table-cell office:value-type="float" office:value="0.0206123" calcext:value-type="float">
            <text:p>0.0206123</text:p>
          </table:table-cell>
          <table:table-cell office:value-type="float" office:value="0.0978526" calcext:value-type="float">
            <text:p>0.0978526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-0.0976416" calcext:value-type="float">
            <text:p>-0.0976416</text:p>
          </table:table-cell>
          <table:table-cell office:value-type="float" office:value="0.0215898" calcext:value-type="float">
            <text:p>0.0215898</text:p>
          </table:table-cell>
          <table:table-cell office:value-type="float" office:value="0.0976416" calcext:value-type="float">
            <text:p>0.0976416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-0.0974208" calcext:value-type="float">
            <text:p>-0.0974208</text:p>
          </table:table-cell>
          <table:table-cell office:value-type="float" office:value="0.0225651" calcext:value-type="float">
            <text:p>0.0225651</text:p>
          </table:table-cell>
          <table:table-cell office:value-type="float" office:value="0.0974208" calcext:value-type="float">
            <text:p>0.0974208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0.0971903" calcext:value-type="float">
            <text:p>-0.0971903</text:p>
          </table:table-cell>
          <table:table-cell office:value-type="float" office:value="0.0235381" calcext:value-type="float">
            <text:p>0.0235381</text:p>
          </table:table-cell>
          <table:table-cell office:value-type="float" office:value="0.0971903" calcext:value-type="float">
            <text:p>0.0971903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0.0969501" calcext:value-type="float">
            <text:p>-0.0969501</text:p>
          </table:table-cell>
          <table:table-cell office:value-type="float" office:value="0.0245089" calcext:value-type="float">
            <text:p>0.0245089</text:p>
          </table:table-cell>
          <table:table-cell office:value-type="float" office:value="0.0969501" calcext:value-type="float">
            <text:p>0.0969501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-0.0967001" calcext:value-type="float">
            <text:p>-0.0967001</text:p>
          </table:table-cell>
          <table:table-cell office:value-type="float" office:value="0.0254771" calcext:value-type="float">
            <text:p>0.0254771</text:p>
          </table:table-cell>
          <table:table-cell office:value-type="float" office:value="0.0967001" calcext:value-type="float">
            <text:p>0.0967001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-0.0964405" calcext:value-type="float">
            <text:p>-0.0964405</text:p>
          </table:table-cell>
          <table:table-cell office:value-type="float" office:value="0.0264428" calcext:value-type="float">
            <text:p>0.0264428</text:p>
          </table:table-cell>
          <table:table-cell office:value-type="float" office:value="0.0964405" calcext:value-type="float">
            <text:p>0.0964405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-0.0961713" calcext:value-type="float">
            <text:p>-0.0961713</text:p>
          </table:table-cell>
          <table:table-cell office:value-type="float" office:value="0.0274059" calcext:value-type="float">
            <text:p>0.0274059</text:p>
          </table:table-cell>
          <table:table-cell office:value-type="float" office:value="0.0961713" calcext:value-type="float">
            <text:p>0.0961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958924" calcext:value-type="float">
            <text:p>-0.0958924</text:p>
          </table:table-cell>
          <table:table-cell office:value-type="float" office:value="0.0283662" calcext:value-type="float">
            <text:p>0.0283662</text:p>
          </table:table-cell>
          <table:table-cell office:value-type="float" office:value="0.0958924" calcext:value-type="float">
            <text:p>0.0958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2T10:11:54.254718258</dc:date>
    <meta:editing-duration>PT1M39S</meta:editing-duration>
    <meta:editing-cycles>1</meta:editing-cycles>
    <meta:document-statistic meta:table-count="1" meta:cell-count="201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36cm" svg:height="18.92cm" xlink:href=".." xlink:type="simple" chart:class="chart:scatter" chart:style-name="ch1">
        <chart:legend chart:legend-position="end" svg:x="31.736cm" svg:y="8.663cm" style:legend-expansion="high" chart:style-name="ch2"/>
        <chart:plot-area chart:style-name="ch3" table:cell-range-address="mass_spring.A1:mass_spring.D503" chart:data-source-has-labels="row" svg:x="1.968cm" svg:y="0.653cm" svg:width="27.07cm" svg:height="17.724cm">
          <chart:coordinate-region svg:x="2.986cm" svg:y="0.852cm" svg:width="25.958cm" svg:height="17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ss_spring.B2:mass_spring.B503" chart:label-cell-address="mass_spring.B1:mass_spring.B1" chart:class="chart:scatter">
            <chart:domain table:cell-range-address="mass_spring.A2:mass_spring.A503"/>
            <chart:data-point chart:repeated="502"/>
          </chart:series>
          <chart:series chart:style-name="ch8" chart:values-cell-range-address="mass_spring.C2:mass_spring.C503" chart:label-cell-address="mass_spring.C1:mass_spring.C1" chart:class="chart:scatter">
            <chart:data-point chart:repeated="502"/>
          </chart:series>
          <chart:series chart:style-name="ch9" chart:values-cell-range-address="mass_spring.D2:mass_spring.D503" chart:label-cell-address="mass_spring.D1:mass_spring.D1" chart:class="chart:scatter">
            <chart:data-point chart:repeated="5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mass_spring.B1:mass_spring.B1</svg:desc>
                </draw:g>
              </table:table-cell>
              <table:table-cell office:value-type="string">
                <text:p>xd</text:p>
                <draw:g>
                  <svg:desc>mass_spring.C1:mass_spring.C1</svg:desc>
                </draw:g>
              </table:table-cell>
              <table:table-cell office:value-type="string">
                <text:p>xdd</text:p>
                <draw:g>
                  <svg:desc>mass_spring.D1:mass_sprin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ss_spring.A2:mass_spring.A503</svg:desc>
                </draw:g>
              </table:table-cell>
              <table:table-cell office:value-type="float" office:value="0">
                <text:p>0</text:p>
                <draw:g>
                  <svg:desc>mass_spring.B2:mass_spring.B503</svg:desc>
                </draw:g>
              </table:table-cell>
              <table:table-cell office:value-type="float" office:value="0">
                <text:p>0</text:p>
                <draw:g>
                  <svg:desc>mass_spring.C2:mass_spring.C503</svg:desc>
                </draw:g>
              </table:table-cell>
              <table:table-cell office:value-type="float" office:value="0">
                <text:p>0</text:p>
                <draw:g>
                  <svg:desc>mass_spring.D2:mass_spring.D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0999983">
                <text:p>0.000999983</text:p>
              </table:table-cell>
              <table:table-cell office:value-type="float" office:value="0.099995">
                <text:p>0.099995</text:p>
              </table:table-cell>
              <table:table-cell office:value-type="float" office:value="-0.000999983">
                <text:p>-0.0009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99987">
                <text:p>0.00199987</text:p>
              </table:table-cell>
              <table:table-cell office:value-type="float" office:value="0.09998">
                <text:p>0.09998</text:p>
              </table:table-cell>
              <table:table-cell office:value-type="float" office:value="-0.00199987">
                <text:p>-0.00199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299955">
                <text:p>0.00299955</text:p>
              </table:table-cell>
              <table:table-cell office:value-type="float" office:value="0.099955">
                <text:p>0.099955</text:p>
              </table:table-cell>
              <table:table-cell office:value-type="float" office:value="-0.00299955">
                <text:p>-0.00299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399893">
                <text:p>0.00399893</text:p>
              </table:table-cell>
              <table:table-cell office:value-type="float" office:value="0.09992">
                <text:p>0.09992</text:p>
              </table:table-cell>
              <table:table-cell office:value-type="float" office:value="-0.00399893">
                <text:p>-0.00399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.00499792">
                <text:p>0.00499792</text:p>
              </table:table-cell>
              <table:table-cell office:value-type="float" office:value="0.099875">
                <text:p>0.099875</text:p>
              </table:table-cell>
              <table:table-cell office:value-type="float" office:value="-0.00499792">
                <text:p>-0.00499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">
                <text:p>0.06</text:p>
              </table:table-cell>
              <table:table-cell office:value-type="float" office:value="0.0059964">
                <text:p>0.0059964</text:p>
              </table:table-cell>
              <table:table-cell office:value-type="float" office:value="0.0998201">
                <text:p>0.0998201</text:p>
              </table:table-cell>
              <table:table-cell office:value-type="float" office:value="-0.0059964">
                <text:p>-0.0059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">
                <text:p>0.07</text:p>
              </table:table-cell>
              <table:table-cell office:value-type="float" office:value="0.00699428">
                <text:p>0.00699428</text:p>
              </table:table-cell>
              <table:table-cell office:value-type="float" office:value="0.0997551">
                <text:p>0.0997551</text:p>
              </table:table-cell>
              <table:table-cell office:value-type="float" office:value="-0.00699428">
                <text:p>-0.00699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0799147">
                <text:p>0.00799147</text:p>
              </table:table-cell>
              <table:table-cell office:value-type="float" office:value="0.0996802">
                <text:p>0.0996802</text:p>
              </table:table-cell>
              <table:table-cell office:value-type="float" office:value="-0.00799147">
                <text:p>-0.00799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.00898785">
                <text:p>0.00898785</text:p>
              </table:table-cell>
              <table:table-cell office:value-type="float" office:value="0.0995953">
                <text:p>0.0995953</text:p>
              </table:table-cell>
              <table:table-cell office:value-type="float" office:value="-0.00898785">
                <text:p>-0.00898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00998334">
                <text:p>0.00998334</text:p>
              </table:table-cell>
              <table:table-cell office:value-type="float" office:value="0.0995004">
                <text:p>0.0995004</text:p>
              </table:table-cell>
              <table:table-cell office:value-type="float" office:value="-0.00998334">
                <text:p>-0.00998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0109778">
                <text:p>0.0109778</text:p>
              </table:table-cell>
              <table:table-cell office:value-type="float" office:value="0.0993956">
                <text:p>0.0993956</text:p>
              </table:table-cell>
              <table:table-cell office:value-type="float" office:value="-0.0109778">
                <text:p>-0.0109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0.0119712">
                <text:p>0.0119712</text:p>
              </table:table-cell>
              <table:table-cell office:value-type="float" office:value="0.0992809">
                <text:p>0.0992809</text:p>
              </table:table-cell>
              <table:table-cell office:value-type="float" office:value="-0.0119712">
                <text:p>-0.0119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0.0129634">
                <text:p>0.0129634</text:p>
              </table:table-cell>
              <table:table-cell office:value-type="float" office:value="0.0991562">
                <text:p>0.0991562</text:p>
              </table:table-cell>
              <table:table-cell office:value-type="float" office:value="-0.0129634">
                <text:p>-0.0129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0.0139543">
                <text:p>0.0139543</text:p>
              </table:table-cell>
              <table:table-cell office:value-type="float" office:value="0.0990216">
                <text:p>0.0990216</text:p>
              </table:table-cell>
              <table:table-cell office:value-type="float" office:value="-0.0139543">
                <text:p>-0.0139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0.0149438">
                <text:p>0.0149438</text:p>
              </table:table-cell>
              <table:table-cell office:value-type="float" office:value="0.0988771">
                <text:p>0.0988771</text:p>
              </table:table-cell>
              <table:table-cell office:value-type="float" office:value="-0.0149438">
                <text:p>-0.0149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0.0159318">
                <text:p>0.0159318</text:p>
              </table:table-cell>
              <table:table-cell office:value-type="float" office:value="0.0987227">
                <text:p>0.0987227</text:p>
              </table:table-cell>
              <table:table-cell office:value-type="float" office:value="-0.0159318">
                <text:p>-0.0159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">
                <text:p>0.17</text:p>
              </table:table-cell>
              <table:table-cell office:value-type="float" office:value="0.0169182">
                <text:p>0.0169182</text:p>
              </table:table-cell>
              <table:table-cell office:value-type="float" office:value="0.0985585">
                <text:p>0.0985585</text:p>
              </table:table-cell>
              <table:table-cell office:value-type="float" office:value="-0.0169182">
                <text:p>-0.0169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">
                <text:p>0.18</text:p>
              </table:table-cell>
              <table:table-cell office:value-type="float" office:value="0.017903">
                <text:p>0.017903</text:p>
              </table:table-cell>
              <table:table-cell office:value-type="float" office:value="0.0983844">
                <text:p>0.0983844</text:p>
              </table:table-cell>
              <table:table-cell office:value-type="float" office:value="-0.017903">
                <text:p>-0.017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">
                <text:p>0.19</text:p>
              </table:table-cell>
              <table:table-cell office:value-type="float" office:value="0.0188859">
                <text:p>0.0188859</text:p>
              </table:table-cell>
              <table:table-cell office:value-type="float" office:value="0.0982004">
                <text:p>0.0982004</text:p>
              </table:table-cell>
              <table:table-cell office:value-type="float" office:value="-0.0188859">
                <text:p>-0.0188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.0198669">
                <text:p>0.0198669</text:p>
              </table:table-cell>
              <table:table-cell office:value-type="float" office:value="0.0980067">
                <text:p>0.0980067</text:p>
              </table:table-cell>
              <table:table-cell office:value-type="float" office:value="-0.0198669">
                <text:p>-0.0198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0.020846">
                <text:p>0.020846</text:p>
              </table:table-cell>
              <table:table-cell office:value-type="float" office:value="0.0978031">
                <text:p>0.0978031</text:p>
              </table:table-cell>
              <table:table-cell office:value-type="float" office:value="-0.020846">
                <text:p>-0.020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">
                <text:p>0.22</text:p>
              </table:table-cell>
              <table:table-cell office:value-type="float" office:value="0.021823">
                <text:p>0.021823</text:p>
              </table:table-cell>
              <table:table-cell office:value-type="float" office:value="0.0975897">
                <text:p>0.0975897</text:p>
              </table:table-cell>
              <table:table-cell office:value-type="float" office:value="-0.021823">
                <text:p>-0.0218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">
                <text:p>0.23</text:p>
              </table:table-cell>
              <table:table-cell office:value-type="float" office:value="0.0227978">
                <text:p>0.0227978</text:p>
              </table:table-cell>
              <table:table-cell office:value-type="float" office:value="0.0973666">
                <text:p>0.0973666</text:p>
              </table:table-cell>
              <table:table-cell office:value-type="float" office:value="-0.0227978">
                <text:p>-0.0227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">
                <text:p>0.24</text:p>
              </table:table-cell>
              <table:table-cell office:value-type="float" office:value="0.0237703">
                <text:p>0.0237703</text:p>
              </table:table-cell>
              <table:table-cell office:value-type="float" office:value="0.0971338">
                <text:p>0.0971338</text:p>
              </table:table-cell>
              <table:table-cell office:value-type="float" office:value="-0.0237703">
                <text:p>-0.0237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">
                <text:p>0.25</text:p>
              </table:table-cell>
              <table:table-cell office:value-type="float" office:value="0.0247404">
                <text:p>0.0247404</text:p>
              </table:table-cell>
              <table:table-cell office:value-type="float" office:value="0.0968912">
                <text:p>0.0968912</text:p>
              </table:table-cell>
              <table:table-cell office:value-type="float" office:value="-0.0247404">
                <text:p>-0.0247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">
                <text:p>0.26</text:p>
              </table:table-cell>
              <table:table-cell office:value-type="float" office:value="0.0257081">
                <text:p>0.0257081</text:p>
              </table:table-cell>
              <table:table-cell office:value-type="float" office:value="0.096639">
                <text:p>0.096639</text:p>
              </table:table-cell>
              <table:table-cell office:value-type="float" office:value="-0.0257081">
                <text:p>-0.0257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">
                <text:p>0.27</text:p>
              </table:table-cell>
              <table:table-cell office:value-type="float" office:value="0.0266731">
                <text:p>0.0266731</text:p>
              </table:table-cell>
              <table:table-cell office:value-type="float" office:value="0.0963771">
                <text:p>0.0963771</text:p>
              </table:table-cell>
              <table:table-cell office:value-type="float" office:value="-0.0266731">
                <text:p>-0.0266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">
                <text:p>0.28</text:p>
              </table:table-cell>
              <table:table-cell office:value-type="float" office:value="0.0276356">
                <text:p>0.0276356</text:p>
              </table:table-cell>
              <table:table-cell office:value-type="float" office:value="0.0961055">
                <text:p>0.0961055</text:p>
              </table:table-cell>
              <table:table-cell office:value-type="float" office:value="-0.0276356">
                <text:p>-0.0276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">
                <text:p>0.29</text:p>
              </table:table-cell>
              <table:table-cell office:value-type="float" office:value="0.0285952">
                <text:p>0.0285952</text:p>
              </table:table-cell>
              <table:table-cell office:value-type="float" office:value="0.0958244">
                <text:p>0.0958244</text:p>
              </table:table-cell>
              <table:table-cell office:value-type="float" office:value="-0.0285952">
                <text:p>-0.02859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0.029552">
                <text:p>0.029552</text:p>
              </table:table-cell>
              <table:table-cell office:value-type="float" office:value="0.0955336">
                <text:p>0.0955336</text:p>
              </table:table-cell>
              <table:table-cell office:value-type="float" office:value="-0.029552">
                <text:p>-0.029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">
                <text:p>0.31</text:p>
              </table:table-cell>
              <table:table-cell office:value-type="float" office:value="0.0305059">
                <text:p>0.0305059</text:p>
              </table:table-cell>
              <table:table-cell office:value-type="float" office:value="0.0952334">
                <text:p>0.0952334</text:p>
              </table:table-cell>
              <table:table-cell office:value-type="float" office:value="-0.0305059">
                <text:p>-0.0305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">
                <text:p>0.32</text:p>
              </table:table-cell>
              <table:table-cell office:value-type="float" office:value="0.0314567">
                <text:p>0.0314567</text:p>
              </table:table-cell>
              <table:table-cell office:value-type="float" office:value="0.0949235">
                <text:p>0.0949235</text:p>
              </table:table-cell>
              <table:table-cell office:value-type="float" office:value="-0.0314567">
                <text:p>-0.0314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">
                <text:p>0.33</text:p>
              </table:table-cell>
              <table:table-cell office:value-type="float" office:value="0.0324043">
                <text:p>0.0324043</text:p>
              </table:table-cell>
              <table:table-cell office:value-type="float" office:value="0.0946042">
                <text:p>0.0946042</text:p>
              </table:table-cell>
              <table:table-cell office:value-type="float" office:value="-0.0324043">
                <text:p>-0.03240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">
                <text:p>0.34</text:p>
              </table:table-cell>
              <table:table-cell office:value-type="float" office:value="0.0333487">
                <text:p>0.0333487</text:p>
              </table:table-cell>
              <table:table-cell office:value-type="float" office:value="0.0942755">
                <text:p>0.0942755</text:p>
              </table:table-cell>
              <table:table-cell office:value-type="float" office:value="-0.0333487">
                <text:p>-0.03334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">
                <text:p>0.35</text:p>
              </table:table-cell>
              <table:table-cell office:value-type="float" office:value="0.0342898">
                <text:p>0.0342898</text:p>
              </table:table-cell>
              <table:table-cell office:value-type="float" office:value="0.0939373">
                <text:p>0.0939373</text:p>
              </table:table-cell>
              <table:table-cell office:value-type="float" office:value="-0.0342898">
                <text:p>-0.0342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">
                <text:p>0.36</text:p>
              </table:table-cell>
              <table:table-cell office:value-type="float" office:value="0.0352274">
                <text:p>0.0352274</text:p>
              </table:table-cell>
              <table:table-cell office:value-type="float" office:value="0.0935897">
                <text:p>0.0935897</text:p>
              </table:table-cell>
              <table:table-cell office:value-type="float" office:value="-0.0352274">
                <text:p>-0.0352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">
                <text:p>0.37</text:p>
              </table:table-cell>
              <table:table-cell office:value-type="float" office:value="0.0361615">
                <text:p>0.0361615</text:p>
              </table:table-cell>
              <table:table-cell office:value-type="float" office:value="0.0932327">
                <text:p>0.0932327</text:p>
              </table:table-cell>
              <table:table-cell office:value-type="float" office:value="-0.0361615">
                <text:p>-0.0361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">
                <text:p>0.38</text:p>
              </table:table-cell>
              <table:table-cell office:value-type="float" office:value="0.037092">
                <text:p>0.037092</text:p>
              </table:table-cell>
              <table:table-cell office:value-type="float" office:value="0.0928665">
                <text:p>0.0928665</text:p>
              </table:table-cell>
              <table:table-cell office:value-type="float" office:value="-0.037092">
                <text:p>-0.0370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">
                <text:p>0.39</text:p>
              </table:table-cell>
              <table:table-cell office:value-type="float" office:value="0.0380188">
                <text:p>0.0380188</text:p>
              </table:table-cell>
              <table:table-cell office:value-type="float" office:value="0.0924909">
                <text:p>0.0924909</text:p>
              </table:table-cell>
              <table:table-cell office:value-type="float" office:value="-0.0380188">
                <text:p>-0.0380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0.0389418">
                <text:p>0.0389418</text:p>
              </table:table-cell>
              <table:table-cell office:value-type="float" office:value="0.0921061">
                <text:p>0.0921061</text:p>
              </table:table-cell>
              <table:table-cell office:value-type="float" office:value="-0.0389418">
                <text:p>-0.03894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">
                <text:p>0.41</text:p>
              </table:table-cell>
              <table:table-cell office:value-type="float" office:value="0.0398609">
                <text:p>0.0398609</text:p>
              </table:table-cell>
              <table:table-cell office:value-type="float" office:value="0.0917121">
                <text:p>0.0917121</text:p>
              </table:table-cell>
              <table:table-cell office:value-type="float" office:value="-0.0398609">
                <text:p>-0.0398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">
                <text:p>0.42</text:p>
              </table:table-cell>
              <table:table-cell office:value-type="float" office:value="0.040776">
                <text:p>0.040776</text:p>
              </table:table-cell>
              <table:table-cell office:value-type="float" office:value="0.0913089">
                <text:p>0.0913089</text:p>
              </table:table-cell>
              <table:table-cell office:value-type="float" office:value="-0.040776">
                <text:p>-0.0407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">
                <text:p>0.43</text:p>
              </table:table-cell>
              <table:table-cell office:value-type="float" office:value="0.0416871">
                <text:p>0.0416871</text:p>
              </table:table-cell>
              <table:table-cell office:value-type="float" office:value="0.0908966">
                <text:p>0.0908966</text:p>
              </table:table-cell>
              <table:table-cell office:value-type="float" office:value="-0.0416871">
                <text:p>-0.0416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">
                <text:p>0.44</text:p>
              </table:table-cell>
              <table:table-cell office:value-type="float" office:value="0.0425939">
                <text:p>0.0425939</text:p>
              </table:table-cell>
              <table:table-cell office:value-type="float" office:value="0.0904752">
                <text:p>0.0904752</text:p>
              </table:table-cell>
              <table:table-cell office:value-type="float" office:value="-0.0425939">
                <text:p>-0.0425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">
                <text:p>0.45</text:p>
              </table:table-cell>
              <table:table-cell office:value-type="float" office:value="0.0434966">
                <text:p>0.0434966</text:p>
              </table:table-cell>
              <table:table-cell office:value-type="float" office:value="0.0900447">
                <text:p>0.0900447</text:p>
              </table:table-cell>
              <table:table-cell office:value-type="float" office:value="-0.0434966">
                <text:p>-0.0434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">
                <text:p>0.46</text:p>
              </table:table-cell>
              <table:table-cell office:value-type="float" office:value="0.0443948">
                <text:p>0.0443948</text:p>
              </table:table-cell>
              <table:table-cell office:value-type="float" office:value="0.0896052">
                <text:p>0.0896052</text:p>
              </table:table-cell>
              <table:table-cell office:value-type="float" office:value="-0.0443948">
                <text:p>-0.0443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">
                <text:p>0.47</text:p>
              </table:table-cell>
              <table:table-cell office:value-type="float" office:value="0.0452886">
                <text:p>0.0452886</text:p>
              </table:table-cell>
              <table:table-cell office:value-type="float" office:value="0.0891568">
                <text:p>0.0891568</text:p>
              </table:table-cell>
              <table:table-cell office:value-type="float" office:value="-0.0452886">
                <text:p>-0.0452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">
                <text:p>0.48</text:p>
              </table:table-cell>
              <table:table-cell office:value-type="float" office:value="0.0461779">
                <text:p>0.0461779</text:p>
              </table:table-cell>
              <table:table-cell office:value-type="float" office:value="0.0886995">
                <text:p>0.0886995</text:p>
              </table:table-cell>
              <table:table-cell office:value-type="float" office:value="-0.0461779">
                <text:p>-0.0461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">
                <text:p>0.49</text:p>
              </table:table-cell>
              <table:table-cell office:value-type="float" office:value="0.0470626">
                <text:p>0.0470626</text:p>
              </table:table-cell>
              <table:table-cell office:value-type="float" office:value="0.0882333">
                <text:p>0.0882333</text:p>
              </table:table-cell>
              <table:table-cell office:value-type="float" office:value="-0.0470626">
                <text:p>-0.0470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0479426">
                <text:p>0.0479426</text:p>
              </table:table-cell>
              <table:table-cell office:value-type="float" office:value="0.0877583">
                <text:p>0.0877583</text:p>
              </table:table-cell>
              <table:table-cell office:value-type="float" office:value="-0.0479426">
                <text:p>-0.04794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">
                <text:p>0.51</text:p>
              </table:table-cell>
              <table:table-cell office:value-type="float" office:value="0.0488177">
                <text:p>0.0488177</text:p>
              </table:table-cell>
              <table:table-cell office:value-type="float" office:value="0.0872745">
                <text:p>0.0872745</text:p>
              </table:table-cell>
              <table:table-cell office:value-type="float" office:value="-0.0488177">
                <text:p>-0.0488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">
                <text:p>0.52</text:p>
              </table:table-cell>
              <table:table-cell office:value-type="float" office:value="0.049688">
                <text:p>0.049688</text:p>
              </table:table-cell>
              <table:table-cell office:value-type="float" office:value="0.0867819">
                <text:p>0.0867819</text:p>
              </table:table-cell>
              <table:table-cell office:value-type="float" office:value="-0.049688">
                <text:p>-0.049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">
                <text:p>0.53</text:p>
              </table:table-cell>
              <table:table-cell office:value-type="float" office:value="0.0505533">
                <text:p>0.0505533</text:p>
              </table:table-cell>
              <table:table-cell office:value-type="float" office:value="0.0862807">
                <text:p>0.0862807</text:p>
              </table:table-cell>
              <table:table-cell office:value-type="float" office:value="-0.0505533">
                <text:p>-0.05055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">
                <text:p>0.54</text:p>
              </table:table-cell>
              <table:table-cell office:value-type="float" office:value="0.0514136">
                <text:p>0.0514136</text:p>
              </table:table-cell>
              <table:table-cell office:value-type="float" office:value="0.0857709">
                <text:p>0.0857709</text:p>
              </table:table-cell>
              <table:table-cell office:value-type="float" office:value="-0.0514136">
                <text:p>-0.0514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">
                <text:p>0.55</text:p>
              </table:table-cell>
              <table:table-cell office:value-type="float" office:value="0.0522687">
                <text:p>0.0522687</text:p>
              </table:table-cell>
              <table:table-cell office:value-type="float" office:value="0.0852525">
                <text:p>0.0852525</text:p>
              </table:table-cell>
              <table:table-cell office:value-type="float" office:value="-0.0522687">
                <text:p>-0.0522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">
                <text:p>0.56</text:p>
              </table:table-cell>
              <table:table-cell office:value-type="float" office:value="0.0531186">
                <text:p>0.0531186</text:p>
              </table:table-cell>
              <table:table-cell office:value-type="float" office:value="0.0847255">
                <text:p>0.0847255</text:p>
              </table:table-cell>
              <table:table-cell office:value-type="float" office:value="-0.0531186">
                <text:p>-0.0531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">
                <text:p>0.57</text:p>
              </table:table-cell>
              <table:table-cell office:value-type="float" office:value="0.0539632">
                <text:p>0.0539632</text:p>
              </table:table-cell>
              <table:table-cell office:value-type="float" office:value="0.0841901">
                <text:p>0.0841901</text:p>
              </table:table-cell>
              <table:table-cell office:value-type="float" office:value="-0.0539632">
                <text:p>-0.0539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">
                <text:p>0.58</text:p>
              </table:table-cell>
              <table:table-cell office:value-type="float" office:value="0.0548024">
                <text:p>0.0548024</text:p>
              </table:table-cell>
              <table:table-cell office:value-type="float" office:value="0.0836463">
                <text:p>0.0836463</text:p>
              </table:table-cell>
              <table:table-cell office:value-type="float" office:value="-0.0548024">
                <text:p>-0.0548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">
                <text:p>0.59</text:p>
              </table:table-cell>
              <table:table-cell office:value-type="float" office:value="0.0556361">
                <text:p>0.0556361</text:p>
              </table:table-cell>
              <table:table-cell office:value-type="float" office:value="0.0830941">
                <text:p>0.0830941</text:p>
              </table:table-cell>
              <table:table-cell office:value-type="float" office:value="-0.0556361">
                <text:p>-0.05563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0.0564642">
                <text:p>0.0564642</text:p>
              </table:table-cell>
              <table:table-cell office:value-type="float" office:value="0.0825336">
                <text:p>0.0825336</text:p>
              </table:table-cell>
              <table:table-cell office:value-type="float" office:value="-0.0564642">
                <text:p>-0.05646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">
                <text:p>0.61</text:p>
              </table:table-cell>
              <table:table-cell office:value-type="float" office:value="0.0572867">
                <text:p>0.0572867</text:p>
              </table:table-cell>
              <table:table-cell office:value-type="float" office:value="0.0819648">
                <text:p>0.0819648</text:p>
              </table:table-cell>
              <table:table-cell office:value-type="float" office:value="-0.0572867">
                <text:p>-0.05728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">
                <text:p>0.62</text:p>
              </table:table-cell>
              <table:table-cell office:value-type="float" office:value="0.0581035">
                <text:p>0.0581035</text:p>
              </table:table-cell>
              <table:table-cell office:value-type="float" office:value="0.0813878">
                <text:p>0.0813878</text:p>
              </table:table-cell>
              <table:table-cell office:value-type="float" office:value="-0.0581035">
                <text:p>-0.0581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">
                <text:p>0.63</text:p>
              </table:table-cell>
              <table:table-cell office:value-type="float" office:value="0.0589145">
                <text:p>0.0589145</text:p>
              </table:table-cell>
              <table:table-cell office:value-type="float" office:value="0.0808028">
                <text:p>0.0808028</text:p>
              </table:table-cell>
              <table:table-cell office:value-type="float" office:value="-0.0589145">
                <text:p>-0.0589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">
                <text:p>0.64</text:p>
              </table:table-cell>
              <table:table-cell office:value-type="float" office:value="0.0597195">
                <text:p>0.0597195</text:p>
              </table:table-cell>
              <table:table-cell office:value-type="float" office:value="0.0802096">
                <text:p>0.0802096</text:p>
              </table:table-cell>
              <table:table-cell office:value-type="float" office:value="-0.0597195">
                <text:p>-0.0597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">
                <text:p>0.65</text:p>
              </table:table-cell>
              <table:table-cell office:value-type="float" office:value="0.0605186">
                <text:p>0.0605186</text:p>
              </table:table-cell>
              <table:table-cell office:value-type="float" office:value="0.0796084">
                <text:p>0.0796084</text:p>
              </table:table-cell>
              <table:table-cell office:value-type="float" office:value="-0.0605186">
                <text:p>-0.0605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">
                <text:p>0.66</text:p>
              </table:table-cell>
              <table:table-cell office:value-type="float" office:value="0.0613117">
                <text:p>0.0613117</text:p>
              </table:table-cell>
              <table:table-cell office:value-type="float" office:value="0.0789992">
                <text:p>0.0789992</text:p>
              </table:table-cell>
              <table:table-cell office:value-type="float" office:value="-0.0613117">
                <text:p>-0.0613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">
                <text:p>0.67</text:p>
              </table:table-cell>
              <table:table-cell office:value-type="float" office:value="0.0620986">
                <text:p>0.0620986</text:p>
              </table:table-cell>
              <table:table-cell office:value-type="float" office:value="0.0783822">
                <text:p>0.0783822</text:p>
              </table:table-cell>
              <table:table-cell office:value-type="float" office:value="-0.0620986">
                <text:p>-0.06209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">
                <text:p>0.68</text:p>
              </table:table-cell>
              <table:table-cell office:value-type="float" office:value="0.0628793">
                <text:p>0.0628793</text:p>
              </table:table-cell>
              <table:table-cell office:value-type="float" office:value="0.0777573">
                <text:p>0.0777573</text:p>
              </table:table-cell>
              <table:table-cell office:value-type="float" office:value="-0.0628793">
                <text:p>-0.06287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">
                <text:p>0.69</text:p>
              </table:table-cell>
              <table:table-cell office:value-type="float" office:value="0.0636537">
                <text:p>0.0636537</text:p>
              </table:table-cell>
              <table:table-cell office:value-type="float" office:value="0.0771246">
                <text:p>0.0771246</text:p>
              </table:table-cell>
              <table:table-cell office:value-type="float" office:value="-0.0636537">
                <text:p>-0.06365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0.0644218">
                <text:p>0.0644218</text:p>
              </table:table-cell>
              <table:table-cell office:value-type="float" office:value="0.0764842">
                <text:p>0.0764842</text:p>
              </table:table-cell>
              <table:table-cell office:value-type="float" office:value="-0.0644218">
                <text:p>-0.0644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">
                <text:p>0.71</text:p>
              </table:table-cell>
              <table:table-cell office:value-type="float" office:value="0.0651834">
                <text:p>0.0651834</text:p>
              </table:table-cell>
              <table:table-cell office:value-type="float" office:value="0.0758362">
                <text:p>0.0758362</text:p>
              </table:table-cell>
              <table:table-cell office:value-type="float" office:value="-0.0651834">
                <text:p>-0.06518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">
                <text:p>0.72</text:p>
              </table:table-cell>
              <table:table-cell office:value-type="float" office:value="0.0659385">
                <text:p>0.0659385</text:p>
              </table:table-cell>
              <table:table-cell office:value-type="float" office:value="0.0751806">
                <text:p>0.0751806</text:p>
              </table:table-cell>
              <table:table-cell office:value-type="float" office:value="-0.0659385">
                <text:p>-0.0659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3">
                <text:p>0.73</text:p>
              </table:table-cell>
              <table:table-cell office:value-type="float" office:value="0.066687">
                <text:p>0.066687</text:p>
              </table:table-cell>
              <table:table-cell office:value-type="float" office:value="0.0745174">
                <text:p>0.0745174</text:p>
              </table:table-cell>
              <table:table-cell office:value-type="float" office:value="-0.066687">
                <text:p>-0.066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">
                <text:p>0.74</text:p>
              </table:table-cell>
              <table:table-cell office:value-type="float" office:value="0.0674288">
                <text:p>0.0674288</text:p>
              </table:table-cell>
              <table:table-cell office:value-type="float" office:value="0.0738469">
                <text:p>0.0738469</text:p>
              </table:table-cell>
              <table:table-cell office:value-type="float" office:value="-0.0674288">
                <text:p>-0.0674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">
                <text:p>0.75</text:p>
              </table:table-cell>
              <table:table-cell office:value-type="float" office:value="0.0681639">
                <text:p>0.0681639</text:p>
              </table:table-cell>
              <table:table-cell office:value-type="float" office:value="0.0731689">
                <text:p>0.0731689</text:p>
              </table:table-cell>
              <table:table-cell office:value-type="float" office:value="-0.0681639">
                <text:p>-0.06816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">
                <text:p>0.76</text:p>
              </table:table-cell>
              <table:table-cell office:value-type="float" office:value="0.0688921">
                <text:p>0.0688921</text:p>
              </table:table-cell>
              <table:table-cell office:value-type="float" office:value="0.0724836">
                <text:p>0.0724836</text:p>
              </table:table-cell>
              <table:table-cell office:value-type="float" office:value="-0.0688921">
                <text:p>-0.0688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">
                <text:p>0.77</text:p>
              </table:table-cell>
              <table:table-cell office:value-type="float" office:value="0.0696135">
                <text:p>0.0696135</text:p>
              </table:table-cell>
              <table:table-cell office:value-type="float" office:value="0.0717911">
                <text:p>0.0717911</text:p>
              </table:table-cell>
              <table:table-cell office:value-type="float" office:value="-0.0696135">
                <text:p>-0.0696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8">
                <text:p>0.78</text:p>
              </table:table-cell>
              <table:table-cell office:value-type="float" office:value="0.0703279">
                <text:p>0.0703279</text:p>
              </table:table-cell>
              <table:table-cell office:value-type="float" office:value="0.0710914">
                <text:p>0.0710914</text:p>
              </table:table-cell>
              <table:table-cell office:value-type="float" office:value="-0.0703279">
                <text:p>-0.07032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9">
                <text:p>0.79</text:p>
              </table:table-cell>
              <table:table-cell office:value-type="float" office:value="0.0710353">
                <text:p>0.0710353</text:p>
              </table:table-cell>
              <table:table-cell office:value-type="float" office:value="0.0703845">
                <text:p>0.0703845</text:p>
              </table:table-cell>
              <table:table-cell office:value-type="float" office:value="-0.0710353">
                <text:p>-0.0710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0.0717356">
                <text:p>0.0717356</text:p>
              </table:table-cell>
              <table:table-cell office:value-type="float" office:value="0.0696707">
                <text:p>0.0696707</text:p>
              </table:table-cell>
              <table:table-cell office:value-type="float" office:value="-0.0717356">
                <text:p>-0.0717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">
                <text:p>0.81</text:p>
              </table:table-cell>
              <table:table-cell office:value-type="float" office:value="0.0724287">
                <text:p>0.0724287</text:p>
              </table:table-cell>
              <table:table-cell office:value-type="float" office:value="0.0689498">
                <text:p>0.0689498</text:p>
              </table:table-cell>
              <table:table-cell office:value-type="float" office:value="-0.0724287">
                <text:p>-0.07242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2">
                <text:p>0.82</text:p>
              </table:table-cell>
              <table:table-cell office:value-type="float" office:value="0.0731146">
                <text:p>0.0731146</text:p>
              </table:table-cell>
              <table:table-cell office:value-type="float" office:value="0.0682221">
                <text:p>0.0682221</text:p>
              </table:table-cell>
              <table:table-cell office:value-type="float" office:value="-0.0731146">
                <text:p>-0.0731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">
                <text:p>0.83</text:p>
              </table:table-cell>
              <table:table-cell office:value-type="float" office:value="0.0737931">
                <text:p>0.0737931</text:p>
              </table:table-cell>
              <table:table-cell office:value-type="float" office:value="0.0674876">
                <text:p>0.0674876</text:p>
              </table:table-cell>
              <table:table-cell office:value-type="float" office:value="-0.0737931">
                <text:p>-0.07379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">
                <text:p>0.84</text:p>
              </table:table-cell>
              <table:table-cell office:value-type="float" office:value="0.0744643">
                <text:p>0.0744643</text:p>
              </table:table-cell>
              <table:table-cell office:value-type="float" office:value="0.0667463">
                <text:p>0.0667463</text:p>
              </table:table-cell>
              <table:table-cell office:value-type="float" office:value="-0.0744643">
                <text:p>-0.07446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">
                <text:p>0.85</text:p>
              </table:table-cell>
              <table:table-cell office:value-type="float" office:value="0.075128">
                <text:p>0.075128</text:p>
              </table:table-cell>
              <table:table-cell office:value-type="float" office:value="0.0659983">
                <text:p>0.0659983</text:p>
              </table:table-cell>
              <table:table-cell office:value-type="float" office:value="-0.075128">
                <text:p>-0.0751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">
                <text:p>0.86</text:p>
              </table:table-cell>
              <table:table-cell office:value-type="float" office:value="0.0757843">
                <text:p>0.0757843</text:p>
              </table:table-cell>
              <table:table-cell office:value-type="float" office:value="0.0652437">
                <text:p>0.0652437</text:p>
              </table:table-cell>
              <table:table-cell office:value-type="float" office:value="-0.0757843">
                <text:p>-0.07578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">
                <text:p>0.87</text:p>
              </table:table-cell>
              <table:table-cell office:value-type="float" office:value="0.0764329">
                <text:p>0.0764329</text:p>
              </table:table-cell>
              <table:table-cell office:value-type="float" office:value="0.0644827">
                <text:p>0.0644827</text:p>
              </table:table-cell>
              <table:table-cell office:value-type="float" office:value="-0.0764329">
                <text:p>-0.07643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">
                <text:p>0.88</text:p>
              </table:table-cell>
              <table:table-cell office:value-type="float" office:value="0.0770739">
                <text:p>0.0770739</text:p>
              </table:table-cell>
              <table:table-cell office:value-type="float" office:value="0.0637151">
                <text:p>0.0637151</text:p>
              </table:table-cell>
              <table:table-cell office:value-type="float" office:value="-0.0770739">
                <text:p>-0.07707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">
                <text:p>0.89</text:p>
              </table:table-cell>
              <table:table-cell office:value-type="float" office:value="0.0777072">
                <text:p>0.0777072</text:p>
              </table:table-cell>
              <table:table-cell office:value-type="float" office:value="0.0629412">
                <text:p>0.0629412</text:p>
              </table:table-cell>
              <table:table-cell office:value-type="float" office:value="-0.0777072">
                <text:p>-0.07770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0.0783327">
                <text:p>0.0783327</text:p>
              </table:table-cell>
              <table:table-cell office:value-type="float" office:value="0.062161">
                <text:p>0.062161</text:p>
              </table:table-cell>
              <table:table-cell office:value-type="float" office:value="-0.0783327">
                <text:p>-0.07833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">
                <text:p>0.91</text:p>
              </table:table-cell>
              <table:table-cell office:value-type="float" office:value="0.0789504">
                <text:p>0.0789504</text:p>
              </table:table-cell>
              <table:table-cell office:value-type="float" office:value="0.0613746">
                <text:p>0.0613746</text:p>
              </table:table-cell>
              <table:table-cell office:value-type="float" office:value="-0.0789504">
                <text:p>-0.07895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">
                <text:p>0.92</text:p>
              </table:table-cell>
              <table:table-cell office:value-type="float" office:value="0.0795602">
                <text:p>0.0795602</text:p>
              </table:table-cell>
              <table:table-cell office:value-type="float" office:value="0.060582">
                <text:p>0.060582</text:p>
              </table:table-cell>
              <table:table-cell office:value-type="float" office:value="-0.0795602">
                <text:p>-0.0795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">
                <text:p>0.93</text:p>
              </table:table-cell>
              <table:table-cell office:value-type="float" office:value="0.080162">
                <text:p>0.080162</text:p>
              </table:table-cell>
              <table:table-cell office:value-type="float" office:value="0.0597834">
                <text:p>0.0597834</text:p>
              </table:table-cell>
              <table:table-cell office:value-type="float" office:value="-0.080162">
                <text:p>-0.0801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">
                <text:p>0.94</text:p>
              </table:table-cell>
              <table:table-cell office:value-type="float" office:value="0.0807558">
                <text:p>0.0807558</text:p>
              </table:table-cell>
              <table:table-cell office:value-type="float" office:value="0.0589788">
                <text:p>0.0589788</text:p>
              </table:table-cell>
              <table:table-cell office:value-type="float" office:value="-0.0807558">
                <text:p>-0.0807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">
                <text:p>0.95</text:p>
              </table:table-cell>
              <table:table-cell office:value-type="float" office:value="0.0813416">
                <text:p>0.0813416</text:p>
              </table:table-cell>
              <table:table-cell office:value-type="float" office:value="0.0581683">
                <text:p>0.0581683</text:p>
              </table:table-cell>
              <table:table-cell office:value-type="float" office:value="-0.0813416">
                <text:p>-0.0813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">
                <text:p>0.96</text:p>
              </table:table-cell>
              <table:table-cell office:value-type="float" office:value="0.0819192">
                <text:p>0.0819192</text:p>
              </table:table-cell>
              <table:table-cell office:value-type="float" office:value="0.057352">
                <text:p>0.057352</text:p>
              </table:table-cell>
              <table:table-cell office:value-type="float" office:value="-0.0819192">
                <text:p>-0.0819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">
                <text:p>0.97</text:p>
              </table:table-cell>
              <table:table-cell office:value-type="float" office:value="0.0824886">
                <text:p>0.0824886</text:p>
              </table:table-cell>
              <table:table-cell office:value-type="float" office:value="0.05653">
                <text:p>0.05653</text:p>
              </table:table-cell>
              <table:table-cell office:value-type="float" office:value="-0.0824886">
                <text:p>-0.08248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">
                <text:p>0.98</text:p>
              </table:table-cell>
              <table:table-cell office:value-type="float" office:value="0.0830497">
                <text:p>0.0830497</text:p>
              </table:table-cell>
              <table:table-cell office:value-type="float" office:value="0.0557023">
                <text:p>0.0557023</text:p>
              </table:table-cell>
              <table:table-cell office:value-type="float" office:value="-0.0830497">
                <text:p>-0.08304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">
                <text:p>0.99</text:p>
              </table:table-cell>
              <table:table-cell office:value-type="float" office:value="0.0836026">
                <text:p>0.0836026</text:p>
              </table:table-cell>
              <table:table-cell office:value-type="float" office:value="0.054869">
                <text:p>0.054869</text:p>
              </table:table-cell>
              <table:table-cell office:value-type="float" office:value="-0.0836026">
                <text:p>-0.08360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841471">
                <text:p>0.0841471</text:p>
              </table:table-cell>
              <table:table-cell office:value-type="float" office:value="0.0540302">
                <text:p>0.0540302</text:p>
              </table:table-cell>
              <table:table-cell office:value-type="float" office:value="-0.0841471">
                <text:p>-0.0841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">
                <text:p>1.01</text:p>
              </table:table-cell>
              <table:table-cell office:value-type="float" office:value="0.0846832">
                <text:p>0.0846832</text:p>
              </table:table-cell>
              <table:table-cell office:value-type="float" office:value="0.0531861">
                <text:p>0.0531861</text:p>
              </table:table-cell>
              <table:table-cell office:value-type="float" office:value="-0.0846832">
                <text:p>-0.08468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">
                <text:p>1.02</text:p>
              </table:table-cell>
              <table:table-cell office:value-type="float" office:value="0.0852108">
                <text:p>0.0852108</text:p>
              </table:table-cell>
              <table:table-cell office:value-type="float" office:value="0.0523366">
                <text:p>0.0523366</text:p>
              </table:table-cell>
              <table:table-cell office:value-type="float" office:value="-0.0852108">
                <text:p>-0.08521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">
                <text:p>1.03</text:p>
              </table:table-cell>
              <table:table-cell office:value-type="float" office:value="0.0857299">
                <text:p>0.0857299</text:p>
              </table:table-cell>
              <table:table-cell office:value-type="float" office:value="0.0514819">
                <text:p>0.0514819</text:p>
              </table:table-cell>
              <table:table-cell office:value-type="float" office:value="-0.0857299">
                <text:p>-0.08572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4">
                <text:p>1.04</text:p>
              </table:table-cell>
              <table:table-cell office:value-type="float" office:value="0.0862404">
                <text:p>0.0862404</text:p>
              </table:table-cell>
              <table:table-cell office:value-type="float" office:value="0.050622">
                <text:p>0.050622</text:p>
              </table:table-cell>
              <table:table-cell office:value-type="float" office:value="-0.0862404">
                <text:p>-0.0862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5">
                <text:p>1.05</text:p>
              </table:table-cell>
              <table:table-cell office:value-type="float" office:value="0.0867423">
                <text:p>0.0867423</text:p>
              </table:table-cell>
              <table:table-cell office:value-type="float" office:value="0.0497571">
                <text:p>0.0497571</text:p>
              </table:table-cell>
              <table:table-cell office:value-type="float" office:value="-0.0867423">
                <text:p>-0.08674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6">
                <text:p>1.06</text:p>
              </table:table-cell>
              <table:table-cell office:value-type="float" office:value="0.0872355">
                <text:p>0.0872355</text:p>
              </table:table-cell>
              <table:table-cell office:value-type="float" office:value="0.0488872">
                <text:p>0.0488872</text:p>
              </table:table-cell>
              <table:table-cell office:value-type="float" office:value="-0.0872355">
                <text:p>-0.0872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7">
                <text:p>1.07</text:p>
              </table:table-cell>
              <table:table-cell office:value-type="float" office:value="0.0877201">
                <text:p>0.0877201</text:p>
              </table:table-cell>
              <table:table-cell office:value-type="float" office:value="0.0480124">
                <text:p>0.0480124</text:p>
              </table:table-cell>
              <table:table-cell office:value-type="float" office:value="-0.0877201">
                <text:p>-0.0877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">
                <text:p>1.08</text:p>
              </table:table-cell>
              <table:table-cell office:value-type="float" office:value="0.0881958">
                <text:p>0.0881958</text:p>
              </table:table-cell>
              <table:table-cell office:value-type="float" office:value="0.0471328">
                <text:p>0.0471328</text:p>
              </table:table-cell>
              <table:table-cell office:value-type="float" office:value="-0.0881958">
                <text:p>-0.08819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9">
                <text:p>1.09</text:p>
              </table:table-cell>
              <table:table-cell office:value-type="float" office:value="0.0886627">
                <text:p>0.0886627</text:p>
              </table:table-cell>
              <table:table-cell office:value-type="float" office:value="0.0462485">
                <text:p>0.0462485</text:p>
              </table:table-cell>
              <table:table-cell office:value-type="float" office:value="-0.0886627">
                <text:p>-0.08866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">
                <text:p>1.1</text:p>
              </table:table-cell>
              <table:table-cell office:value-type="float" office:value="0.0891207">
                <text:p>0.0891207</text:p>
              </table:table-cell>
              <table:table-cell office:value-type="float" office:value="0.0453596">
                <text:p>0.0453596</text:p>
              </table:table-cell>
              <table:table-cell office:value-type="float" office:value="-0.0891207">
                <text:p>-0.08912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">
                <text:p>1.11</text:p>
              </table:table-cell>
              <table:table-cell office:value-type="float" office:value="0.0895699">
                <text:p>0.0895699</text:p>
              </table:table-cell>
              <table:table-cell office:value-type="float" office:value="0.0444662">
                <text:p>0.0444662</text:p>
              </table:table-cell>
              <table:table-cell office:value-type="float" office:value="-0.0895699">
                <text:p>-0.0895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2">
                <text:p>1.12</text:p>
              </table:table-cell>
              <table:table-cell office:value-type="float" office:value="0.09001">
                <text:p>0.09001</text:p>
              </table:table-cell>
              <table:table-cell office:value-type="float" office:value="0.0435682">
                <text:p>0.0435682</text:p>
              </table:table-cell>
              <table:table-cell office:value-type="float" office:value="-0.09001">
                <text:p>-0.09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3">
                <text:p>1.13</text:p>
              </table:table-cell>
              <table:table-cell office:value-type="float" office:value="0.0904412">
                <text:p>0.0904412</text:p>
              </table:table-cell>
              <table:table-cell office:value-type="float" office:value="0.042666">
                <text:p>0.042666</text:p>
              </table:table-cell>
              <table:table-cell office:value-type="float" office:value="-0.0904412">
                <text:p>-0.0904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4">
                <text:p>1.14</text:p>
              </table:table-cell>
              <table:table-cell office:value-type="float" office:value="0.0908633">
                <text:p>0.0908633</text:p>
              </table:table-cell>
              <table:table-cell office:value-type="float" office:value="0.0417595">
                <text:p>0.0417595</text:p>
              </table:table-cell>
              <table:table-cell office:value-type="float" office:value="-0.0908633">
                <text:p>-0.09086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5">
                <text:p>1.15</text:p>
              </table:table-cell>
              <table:table-cell office:value-type="float" office:value="0.0912764">
                <text:p>0.0912764</text:p>
              </table:table-cell>
              <table:table-cell office:value-type="float" office:value="0.0408487">
                <text:p>0.0408487</text:p>
              </table:table-cell>
              <table:table-cell office:value-type="float" office:value="-0.0912764">
                <text:p>-0.09127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6">
                <text:p>1.16</text:p>
              </table:table-cell>
              <table:table-cell office:value-type="float" office:value="0.0916803">
                <text:p>0.0916803</text:p>
              </table:table-cell>
              <table:table-cell office:value-type="float" office:value="0.039934">
                <text:p>0.039934</text:p>
              </table:table-cell>
              <table:table-cell office:value-type="float" office:value="-0.0916803">
                <text:p>-0.09168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7">
                <text:p>1.17</text:p>
              </table:table-cell>
              <table:table-cell office:value-type="float" office:value="0.0920751">
                <text:p>0.0920751</text:p>
              </table:table-cell>
              <table:table-cell office:value-type="float" office:value="0.0390152">
                <text:p>0.0390152</text:p>
              </table:table-cell>
              <table:table-cell office:value-type="float" office:value="-0.0920751">
                <text:p>-0.09207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8">
                <text:p>1.18</text:p>
              </table:table-cell>
              <table:table-cell office:value-type="float" office:value="0.0924606">
                <text:p>0.0924606</text:p>
              </table:table-cell>
              <table:table-cell office:value-type="float" office:value="0.0380925">
                <text:p>0.0380925</text:p>
              </table:table-cell>
              <table:table-cell office:value-type="float" office:value="-0.0924606">
                <text:p>-0.09246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9">
                <text:p>1.19</text:p>
              </table:table-cell>
              <table:table-cell office:value-type="float" office:value="0.0928369">
                <text:p>0.0928369</text:p>
              </table:table-cell>
              <table:table-cell office:value-type="float" office:value="0.037166">
                <text:p>0.037166</text:p>
              </table:table-cell>
              <table:table-cell office:value-type="float" office:value="-0.0928369">
                <text:p>-0.09283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">
                <text:p>1.2</text:p>
              </table:table-cell>
              <table:table-cell office:value-type="float" office:value="0.0932039">
                <text:p>0.0932039</text:p>
              </table:table-cell>
              <table:table-cell office:value-type="float" office:value="0.0362358">
                <text:p>0.0362358</text:p>
              </table:table-cell>
              <table:table-cell office:value-type="float" office:value="-0.0932039">
                <text:p>-0.09320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">
                <text:p>1.21</text:p>
              </table:table-cell>
              <table:table-cell office:value-type="float" office:value="0.0935616">
                <text:p>0.0935616</text:p>
              </table:table-cell>
              <table:table-cell office:value-type="float" office:value="0.0353019">
                <text:p>0.0353019</text:p>
              </table:table-cell>
              <table:table-cell office:value-type="float" office:value="-0.0935616">
                <text:p>-0.09356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2">
                <text:p>1.22</text:p>
              </table:table-cell>
              <table:table-cell office:value-type="float" office:value="0.0939099">
                <text:p>0.0939099</text:p>
              </table:table-cell>
              <table:table-cell office:value-type="float" office:value="0.0343646">
                <text:p>0.0343646</text:p>
              </table:table-cell>
              <table:table-cell office:value-type="float" office:value="-0.0939099">
                <text:p>-0.09390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3">
                <text:p>1.23</text:p>
              </table:table-cell>
              <table:table-cell office:value-type="float" office:value="0.0942489">
                <text:p>0.0942489</text:p>
              </table:table-cell>
              <table:table-cell office:value-type="float" office:value="0.0334238">
                <text:p>0.0334238</text:p>
              </table:table-cell>
              <table:table-cell office:value-type="float" office:value="-0.0942489">
                <text:p>-0.09424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4">
                <text:p>1.24</text:p>
              </table:table-cell>
              <table:table-cell office:value-type="float" office:value="0.0945784">
                <text:p>0.0945784</text:p>
              </table:table-cell>
              <table:table-cell office:value-type="float" office:value="0.0324796">
                <text:p>0.0324796</text:p>
              </table:table-cell>
              <table:table-cell office:value-type="float" office:value="-0.0945784">
                <text:p>-0.09457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5">
                <text:p>1.25</text:p>
              </table:table-cell>
              <table:table-cell office:value-type="float" office:value="0.0948985">
                <text:p>0.0948985</text:p>
              </table:table-cell>
              <table:table-cell office:value-type="float" office:value="0.0315322">
                <text:p>0.0315322</text:p>
              </table:table-cell>
              <table:table-cell office:value-type="float" office:value="-0.0948985">
                <text:p>-0.0948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6">
                <text:p>1.26</text:p>
              </table:table-cell>
              <table:table-cell office:value-type="float" office:value="0.095209">
                <text:p>0.095209</text:p>
              </table:table-cell>
              <table:table-cell office:value-type="float" office:value="0.0305817">
                <text:p>0.0305817</text:p>
              </table:table-cell>
              <table:table-cell office:value-type="float" office:value="-0.095209">
                <text:p>-0.095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7">
                <text:p>1.27</text:p>
              </table:table-cell>
              <table:table-cell office:value-type="float" office:value="0.0955101">
                <text:p>0.0955101</text:p>
              </table:table-cell>
              <table:table-cell office:value-type="float" office:value="0.0296281">
                <text:p>0.0296281</text:p>
              </table:table-cell>
              <table:table-cell office:value-type="float" office:value="-0.0955101">
                <text:p>-0.0955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">
                <text:p>1.28</text:p>
              </table:table-cell>
              <table:table-cell office:value-type="float" office:value="0.0958016">
                <text:p>0.0958016</text:p>
              </table:table-cell>
              <table:table-cell office:value-type="float" office:value="0.0286715">
                <text:p>0.0286715</text:p>
              </table:table-cell>
              <table:table-cell office:value-type="float" office:value="-0.0958016">
                <text:p>-0.09580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9">
                <text:p>1.29</text:p>
              </table:table-cell>
              <table:table-cell office:value-type="float" office:value="0.0960835">
                <text:p>0.0960835</text:p>
              </table:table-cell>
              <table:table-cell office:value-type="float" office:value="0.0277121">
                <text:p>0.0277121</text:p>
              </table:table-cell>
              <table:table-cell office:value-type="float" office:value="-0.0960835">
                <text:p>-0.09608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">
                <text:p>1.3</text:p>
              </table:table-cell>
              <table:table-cell office:value-type="float" office:value="0.0963558">
                <text:p>0.0963558</text:p>
              </table:table-cell>
              <table:table-cell office:value-type="float" office:value="0.0267499">
                <text:p>0.0267499</text:p>
              </table:table-cell>
              <table:table-cell office:value-type="float" office:value="-0.0963558">
                <text:p>-0.09635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1">
                <text:p>1.31</text:p>
              </table:table-cell>
              <table:table-cell office:value-type="float" office:value="0.0966185">
                <text:p>0.0966185</text:p>
              </table:table-cell>
              <table:table-cell office:value-type="float" office:value="0.025785">
                <text:p>0.025785</text:p>
              </table:table-cell>
              <table:table-cell office:value-type="float" office:value="-0.0966185">
                <text:p>-0.09661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2">
                <text:p>1.32</text:p>
              </table:table-cell>
              <table:table-cell office:value-type="float" office:value="0.0968715">
                <text:p>0.0968715</text:p>
              </table:table-cell>
              <table:table-cell office:value-type="float" office:value="0.0248175">
                <text:p>0.0248175</text:p>
              </table:table-cell>
              <table:table-cell office:value-type="float" office:value="-0.0968715">
                <text:p>-0.0968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3">
                <text:p>1.33</text:p>
              </table:table-cell>
              <table:table-cell office:value-type="float" office:value="0.0971148">
                <text:p>0.0971148</text:p>
              </table:table-cell>
              <table:table-cell office:value-type="float" office:value="0.0238476">
                <text:p>0.0238476</text:p>
              </table:table-cell>
              <table:table-cell office:value-type="float" office:value="-0.0971148">
                <text:p>-0.09711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4">
                <text:p>1.34</text:p>
              </table:table-cell>
              <table:table-cell office:value-type="float" office:value="0.0973485">
                <text:p>0.0973485</text:p>
              </table:table-cell>
              <table:table-cell office:value-type="float" office:value="0.0228753">
                <text:p>0.0228753</text:p>
              </table:table-cell>
              <table:table-cell office:value-type="float" office:value="-0.0973485">
                <text:p>-0.09734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5">
                <text:p>1.35</text:p>
              </table:table-cell>
              <table:table-cell office:value-type="float" office:value="0.0975723">
                <text:p>0.0975723</text:p>
              </table:table-cell>
              <table:table-cell office:value-type="float" office:value="0.0219007">
                <text:p>0.0219007</text:p>
              </table:table-cell>
              <table:table-cell office:value-type="float" office:value="-0.0975723">
                <text:p>-0.09757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6">
                <text:p>1.36</text:p>
              </table:table-cell>
              <table:table-cell office:value-type="float" office:value="0.0977865">
                <text:p>0.0977865</text:p>
              </table:table-cell>
              <table:table-cell office:value-type="float" office:value="0.0209239">
                <text:p>0.0209239</text:p>
              </table:table-cell>
              <table:table-cell office:value-type="float" office:value="-0.0977865">
                <text:p>-0.09778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7">
                <text:p>1.37</text:p>
              </table:table-cell>
              <table:table-cell office:value-type="float" office:value="0.0979908">
                <text:p>0.0979908</text:p>
              </table:table-cell>
              <table:table-cell office:value-type="float" office:value="0.019945">
                <text:p>0.019945</text:p>
              </table:table-cell>
              <table:table-cell office:value-type="float" office:value="-0.0979908">
                <text:p>-0.09799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8">
                <text:p>1.38</text:p>
              </table:table-cell>
              <table:table-cell office:value-type="float" office:value="0.0981854">
                <text:p>0.0981854</text:p>
              </table:table-cell>
              <table:table-cell office:value-type="float" office:value="0.0189641">
                <text:p>0.0189641</text:p>
              </table:table-cell>
              <table:table-cell office:value-type="float" office:value="-0.0981854">
                <text:p>-0.09818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9">
                <text:p>1.39</text:p>
              </table:table-cell>
              <table:table-cell office:value-type="float" office:value="0.0983701">
                <text:p>0.0983701</text:p>
              </table:table-cell>
              <table:table-cell office:value-type="float" office:value="0.0179813">
                <text:p>0.0179813</text:p>
              </table:table-cell>
              <table:table-cell office:value-type="float" office:value="-0.0983701">
                <text:p>-0.0983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">
                <text:p>1.4</text:p>
              </table:table-cell>
              <table:table-cell office:value-type="float" office:value="0.098545">
                <text:p>0.098545</text:p>
              </table:table-cell>
              <table:table-cell office:value-type="float" office:value="0.0169967">
                <text:p>0.0169967</text:p>
              </table:table-cell>
              <table:table-cell office:value-type="float" office:value="-0.098545">
                <text:p>-0.0985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1">
                <text:p>1.41</text:p>
              </table:table-cell>
              <table:table-cell office:value-type="float" office:value="0.09871">
                <text:p>0.09871</text:p>
              </table:table-cell>
              <table:table-cell office:value-type="float" office:value="0.0160104">
                <text:p>0.0160104</text:p>
              </table:table-cell>
              <table:table-cell office:value-type="float" office:value="-0.09871">
                <text:p>-0.09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2">
                <text:p>1.42</text:p>
              </table:table-cell>
              <table:table-cell office:value-type="float" office:value="0.0988652">
                <text:p>0.0988652</text:p>
              </table:table-cell>
              <table:table-cell office:value-type="float" office:value="0.0150225">
                <text:p>0.0150225</text:p>
              </table:table-cell>
              <table:table-cell office:value-type="float" office:value="-0.0988652">
                <text:p>-0.09886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3">
                <text:p>1.43</text:p>
              </table:table-cell>
              <table:table-cell office:value-type="float" office:value="0.0990105">
                <text:p>0.0990105</text:p>
              </table:table-cell>
              <table:table-cell office:value-type="float" office:value="0.0140332">
                <text:p>0.0140332</text:p>
              </table:table-cell>
              <table:table-cell office:value-type="float" office:value="-0.0990105">
                <text:p>-0.0990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4">
                <text:p>1.44</text:p>
              </table:table-cell>
              <table:table-cell office:value-type="float" office:value="0.0991458">
                <text:p>0.0991458</text:p>
              </table:table-cell>
              <table:table-cell office:value-type="float" office:value="0.0130424">
                <text:p>0.0130424</text:p>
              </table:table-cell>
              <table:table-cell office:value-type="float" office:value="-0.0991458">
                <text:p>-0.09914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5">
                <text:p>1.45</text:p>
              </table:table-cell>
              <table:table-cell office:value-type="float" office:value="0.0992713">
                <text:p>0.0992713</text:p>
              </table:table-cell>
              <table:table-cell office:value-type="float" office:value="0.0120503">
                <text:p>0.0120503</text:p>
              </table:table-cell>
              <table:table-cell office:value-type="float" office:value="-0.0992713">
                <text:p>-0.09927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6">
                <text:p>1.46</text:p>
              </table:table-cell>
              <table:table-cell office:value-type="float" office:value="0.0993868">
                <text:p>0.0993868</text:p>
              </table:table-cell>
              <table:table-cell office:value-type="float" office:value="0.011057">
                <text:p>0.011057</text:p>
              </table:table-cell>
              <table:table-cell office:value-type="float" office:value="-0.0993868">
                <text:p>-0.09938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">
                <text:p>1.47</text:p>
              </table:table-cell>
              <table:table-cell office:value-type="float" office:value="0.0994924">
                <text:p>0.0994924</text:p>
              </table:table-cell>
              <table:table-cell office:value-type="float" office:value="0.0100626">
                <text:p>0.0100626</text:p>
              </table:table-cell>
              <table:table-cell office:value-type="float" office:value="-0.0994924">
                <text:p>-0.09949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8">
                <text:p>1.48</text:p>
              </table:table-cell>
              <table:table-cell office:value-type="float" office:value="0.0995881">
                <text:p>0.0995881</text:p>
              </table:table-cell>
              <table:table-cell office:value-type="float" office:value="0.00906716">
                <text:p>0.00906716</text:p>
              </table:table-cell>
              <table:table-cell office:value-type="float" office:value="-0.0995881">
                <text:p>-0.09958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">
                <text:p>1.49</text:p>
              </table:table-cell>
              <table:table-cell office:value-type="float" office:value="0.0996738">
                <text:p>0.0996738</text:p>
              </table:table-cell>
              <table:table-cell office:value-type="float" office:value="0.00807084">
                <text:p>0.00807084</text:p>
              </table:table-cell>
              <table:table-cell office:value-type="float" office:value="-0.0996738">
                <text:p>-0.09967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">
                <text:p>1.5</text:p>
              </table:table-cell>
              <table:table-cell office:value-type="float" office:value="0.0997495">
                <text:p>0.0997495</text:p>
              </table:table-cell>
              <table:table-cell office:value-type="float" office:value="0.00707372">
                <text:p>0.00707372</text:p>
              </table:table-cell>
              <table:table-cell office:value-type="float" office:value="-0.0997495">
                <text:p>-0.0997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1">
                <text:p>1.51</text:p>
              </table:table-cell>
              <table:table-cell office:value-type="float" office:value="0.0998152">
                <text:p>0.0998152</text:p>
              </table:table-cell>
              <table:table-cell office:value-type="float" office:value="0.00607589">
                <text:p>0.00607589</text:p>
              </table:table-cell>
              <table:table-cell office:value-type="float" office:value="-0.0998152">
                <text:p>-0.09981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2">
                <text:p>1.52</text:p>
              </table:table-cell>
              <table:table-cell office:value-type="float" office:value="0.099871">
                <text:p>0.099871</text:p>
              </table:table-cell>
              <table:table-cell office:value-type="float" office:value="0.00507745">
                <text:p>0.00507745</text:p>
              </table:table-cell>
              <table:table-cell office:value-type="float" office:value="-0.099871">
                <text:p>-0.0998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3">
                <text:p>1.53</text:p>
              </table:table-cell>
              <table:table-cell office:value-type="float" office:value="0.0999168">
                <text:p>0.0999168</text:p>
              </table:table-cell>
              <table:table-cell office:value-type="float" office:value="0.0040785">
                <text:p>0.0040785</text:p>
              </table:table-cell>
              <table:table-cell office:value-type="float" office:value="-0.0999168">
                <text:p>-0.09991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4">
                <text:p>1.54</text:p>
              </table:table-cell>
              <table:table-cell office:value-type="float" office:value="0.0999526">
                <text:p>0.0999526</text:p>
              </table:table-cell>
              <table:table-cell office:value-type="float" office:value="0.00307915">
                <text:p>0.00307915</text:p>
              </table:table-cell>
              <table:table-cell office:value-type="float" office:value="-0.0999526">
                <text:p>-0.0999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5">
                <text:p>1.55</text:p>
              </table:table-cell>
              <table:table-cell office:value-type="float" office:value="0.0999784">
                <text:p>0.0999784</text:p>
              </table:table-cell>
              <table:table-cell office:value-type="float" office:value="0.00207948">
                <text:p>0.00207948</text:p>
              </table:table-cell>
              <table:table-cell office:value-type="float" office:value="-0.0999784">
                <text:p>-0.09997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6">
                <text:p>1.56</text:p>
              </table:table-cell>
              <table:table-cell office:value-type="float" office:value="0.0999942">
                <text:p>0.0999942</text:p>
              </table:table-cell>
              <table:table-cell office:value-type="float" office:value="0.00107961">
                <text:p>0.00107961</text:p>
              </table:table-cell>
              <table:table-cell office:value-type="float" office:value="-0.0999942">
                <text:p>-0.09999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7">
                <text:p>1.57</text:p>
              </table:table-cell>
              <table:table-cell office:value-type="float" office:value="0.1">
                <text:p>0.1</text:p>
              </table:table-cell>
              <table:table-cell office:value-type="float" office:value="0.0000796327">
                <text:p>0.000079632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8">
                <text:p>1.58</text:p>
              </table:table-cell>
              <table:table-cell office:value-type="float" office:value="0.0999958">
                <text:p>0.0999958</text:p>
              </table:table-cell>
              <table:table-cell office:value-type="float" office:value="-0.000920354">
                <text:p>-0.000920354</text:p>
              </table:table-cell>
              <table:table-cell office:value-type="float" office:value="-0.0999958">
                <text:p>-0.09999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9">
                <text:p>1.59</text:p>
              </table:table-cell>
              <table:table-cell office:value-type="float" office:value="0.0999816">
                <text:p>0.0999816</text:p>
              </table:table-cell>
              <table:table-cell office:value-type="float" office:value="-0.00192025">
                <text:p>-0.00192025</text:p>
              </table:table-cell>
              <table:table-cell office:value-type="float" office:value="-0.0999816">
                <text:p>-0.09998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">
                <text:p>1.6</text:p>
              </table:table-cell>
              <table:table-cell office:value-type="float" office:value="0.0999574">
                <text:p>0.0999574</text:p>
              </table:table-cell>
              <table:table-cell office:value-type="float" office:value="-0.00291995">
                <text:p>-0.00291995</text:p>
              </table:table-cell>
              <table:table-cell office:value-type="float" office:value="-0.0999574">
                <text:p>-0.09995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1">
                <text:p>1.61</text:p>
              </table:table-cell>
              <table:table-cell office:value-type="float" office:value="0.0999232">
                <text:p>0.0999232</text:p>
              </table:table-cell>
              <table:table-cell office:value-type="float" office:value="-0.00391936">
                <text:p>-0.00391936</text:p>
              </table:table-cell>
              <table:table-cell office:value-type="float" office:value="-0.0999232">
                <text:p>-0.09992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2">
                <text:p>1.62</text:p>
              </table:table-cell>
              <table:table-cell office:value-type="float" office:value="0.099879">
                <text:p>0.099879</text:p>
              </table:table-cell>
              <table:table-cell office:value-type="float" office:value="-0.00491838">
                <text:p>-0.00491838</text:p>
              </table:table-cell>
              <table:table-cell office:value-type="float" office:value="-0.099879">
                <text:p>-0.099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3">
                <text:p>1.63</text:p>
              </table:table-cell>
              <table:table-cell office:value-type="float" office:value="0.0998248">
                <text:p>0.0998248</text:p>
              </table:table-cell>
              <table:table-cell office:value-type="float" office:value="-0.00591691">
                <text:p>-0.00591691</text:p>
              </table:table-cell>
              <table:table-cell office:value-type="float" office:value="-0.0998248">
                <text:p>-0.09982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4">
                <text:p>1.64</text:p>
              </table:table-cell>
              <table:table-cell office:value-type="float" office:value="0.0997606">
                <text:p>0.0997606</text:p>
              </table:table-cell>
              <table:table-cell office:value-type="float" office:value="-0.00691484">
                <text:p>-0.00691484</text:p>
              </table:table-cell>
              <table:table-cell office:value-type="float" office:value="-0.0997606">
                <text:p>-0.09976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5">
                <text:p>1.65</text:p>
              </table:table-cell>
              <table:table-cell office:value-type="float" office:value="0.0996865">
                <text:p>0.0996865</text:p>
              </table:table-cell>
              <table:table-cell office:value-type="float" office:value="-0.00791209">
                <text:p>-0.00791209</text:p>
              </table:table-cell>
              <table:table-cell office:value-type="float" office:value="-0.0996865">
                <text:p>-0.09968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6">
                <text:p>1.66</text:p>
              </table:table-cell>
              <table:table-cell office:value-type="float" office:value="0.0996024">
                <text:p>0.0996024</text:p>
              </table:table-cell>
              <table:table-cell office:value-type="float" office:value="-0.00890854">
                <text:p>-0.00890854</text:p>
              </table:table-cell>
              <table:table-cell office:value-type="float" office:value="-0.0996024">
                <text:p>-0.09960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7">
                <text:p>1.67</text:p>
              </table:table-cell>
              <table:table-cell office:value-type="float" office:value="0.0995083">
                <text:p>0.0995083</text:p>
              </table:table-cell>
              <table:table-cell office:value-type="float" office:value="-0.0099041">
                <text:p>-0.0099041</text:p>
              </table:table-cell>
              <table:table-cell office:value-type="float" office:value="-0.0995083">
                <text:p>-0.0995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8">
                <text:p>1.68</text:p>
              </table:table-cell>
              <table:table-cell office:value-type="float" office:value="0.0994043">
                <text:p>0.0994043</text:p>
              </table:table-cell>
              <table:table-cell office:value-type="float" office:value="-0.0108987">
                <text:p>-0.0108987</text:p>
              </table:table-cell>
              <table:table-cell office:value-type="float" office:value="-0.0994043">
                <text:p>-0.09940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9">
                <text:p>1.69</text:p>
              </table:table-cell>
              <table:table-cell office:value-type="float" office:value="0.0992904">
                <text:p>0.0992904</text:p>
              </table:table-cell>
              <table:table-cell office:value-type="float" office:value="-0.0118922">
                <text:p>-0.0118922</text:p>
              </table:table-cell>
              <table:table-cell office:value-type="float" office:value="-0.0992904">
                <text:p>-0.09929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">
                <text:p>1.7</text:p>
              </table:table-cell>
              <table:table-cell office:value-type="float" office:value="0.0991665">
                <text:p>0.0991665</text:p>
              </table:table-cell>
              <table:table-cell office:value-type="float" office:value="-0.0128844">
                <text:p>-0.0128844</text:p>
              </table:table-cell>
              <table:table-cell office:value-type="float" office:value="-0.0991665">
                <text:p>-0.09916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1">
                <text:p>1.71</text:p>
              </table:table-cell>
              <table:table-cell office:value-type="float" office:value="0.0990327">
                <text:p>0.0990327</text:p>
              </table:table-cell>
              <table:table-cell office:value-type="float" office:value="-0.0138755">
                <text:p>-0.0138755</text:p>
              </table:table-cell>
              <table:table-cell office:value-type="float" office:value="-0.0990327">
                <text:p>-0.09903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2">
                <text:p>1.72</text:p>
              </table:table-cell>
              <table:table-cell office:value-type="float" office:value="0.098889">
                <text:p>0.098889</text:p>
              </table:table-cell>
              <table:table-cell office:value-type="float" office:value="-0.0148651">
                <text:p>-0.0148651</text:p>
              </table:table-cell>
              <table:table-cell office:value-type="float" office:value="-0.098889">
                <text:p>-0.0988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3">
                <text:p>1.73</text:p>
              </table:table-cell>
              <table:table-cell office:value-type="float" office:value="0.0987354">
                <text:p>0.0987354</text:p>
              </table:table-cell>
              <table:table-cell office:value-type="float" office:value="-0.0158532">
                <text:p>-0.0158532</text:p>
              </table:table-cell>
              <table:table-cell office:value-type="float" office:value="-0.0987354">
                <text:p>-0.09873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4">
                <text:p>1.74</text:p>
              </table:table-cell>
              <table:table-cell office:value-type="float" office:value="0.0985719">
                <text:p>0.0985719</text:p>
              </table:table-cell>
              <table:table-cell office:value-type="float" office:value="-0.0168397">
                <text:p>-0.0168397</text:p>
              </table:table-cell>
              <table:table-cell office:value-type="float" office:value="-0.0985719">
                <text:p>-0.09857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5">
                <text:p>1.75</text:p>
              </table:table-cell>
              <table:table-cell office:value-type="float" office:value="0.0983986">
                <text:p>0.0983986</text:p>
              </table:table-cell>
              <table:table-cell office:value-type="float" office:value="-0.0178246">
                <text:p>-0.0178246</text:p>
              </table:table-cell>
              <table:table-cell office:value-type="float" office:value="-0.0983986">
                <text:p>-0.0983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6">
                <text:p>1.76</text:p>
              </table:table-cell>
              <table:table-cell office:value-type="float" office:value="0.0982154">
                <text:p>0.0982154</text:p>
              </table:table-cell>
              <table:table-cell office:value-type="float" office:value="-0.0188077">
                <text:p>-0.0188077</text:p>
              </table:table-cell>
              <table:table-cell office:value-type="float" office:value="-0.0982154">
                <text:p>-0.09821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7">
                <text:p>1.77</text:p>
              </table:table-cell>
              <table:table-cell office:value-type="float" office:value="0.0980224">
                <text:p>0.0980224</text:p>
              </table:table-cell>
              <table:table-cell office:value-type="float" office:value="-0.0197889">
                <text:p>-0.0197889</text:p>
              </table:table-cell>
              <table:table-cell office:value-type="float" office:value="-0.0980224">
                <text:p>-0.0980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8">
                <text:p>1.78</text:p>
              </table:table-cell>
              <table:table-cell office:value-type="float" office:value="0.0978197">
                <text:p>0.0978197</text:p>
              </table:table-cell>
              <table:table-cell office:value-type="float" office:value="-0.0207681">
                <text:p>-0.0207681</text:p>
              </table:table-cell>
              <table:table-cell office:value-type="float" office:value="-0.0978197">
                <text:p>-0.09781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9">
                <text:p>1.79</text:p>
              </table:table-cell>
              <table:table-cell office:value-type="float" office:value="0.0976071">
                <text:p>0.0976071</text:p>
              </table:table-cell>
              <table:table-cell office:value-type="float" office:value="-0.0217452">
                <text:p>-0.0217452</text:p>
              </table:table-cell>
              <table:table-cell office:value-type="float" office:value="-0.0976071">
                <text:p>-0.09760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">
                <text:p>1.8</text:p>
              </table:table-cell>
              <table:table-cell office:value-type="float" office:value="0.0973848">
                <text:p>0.0973848</text:p>
              </table:table-cell>
              <table:table-cell office:value-type="float" office:value="-0.0227202">
                <text:p>-0.0227202</text:p>
              </table:table-cell>
              <table:table-cell office:value-type="float" office:value="-0.0973848">
                <text:p>-0.0973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1">
                <text:p>1.81</text:p>
              </table:table-cell>
              <table:table-cell office:value-type="float" office:value="0.0971527">
                <text:p>0.0971527</text:p>
              </table:table-cell>
              <table:table-cell office:value-type="float" office:value="-0.0236929">
                <text:p>-0.0236929</text:p>
              </table:table-cell>
              <table:table-cell office:value-type="float" office:value="-0.0971527">
                <text:p>-0.09715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2">
                <text:p>1.82</text:p>
              </table:table-cell>
              <table:table-cell office:value-type="float" office:value="0.0969109">
                <text:p>0.0969109</text:p>
              </table:table-cell>
              <table:table-cell office:value-type="float" office:value="-0.0246632">
                <text:p>-0.0246632</text:p>
              </table:table-cell>
              <table:table-cell office:value-type="float" office:value="-0.0969109">
                <text:p>-0.09691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3">
                <text:p>1.83</text:p>
              </table:table-cell>
              <table:table-cell office:value-type="float" office:value="0.0966594">
                <text:p>0.0966594</text:p>
              </table:table-cell>
              <table:table-cell office:value-type="float" office:value="-0.0256311">
                <text:p>-0.0256311</text:p>
              </table:table-cell>
              <table:table-cell office:value-type="float" office:value="-0.0966594">
                <text:p>-0.09665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4">
                <text:p>1.84</text:p>
              </table:table-cell>
              <table:table-cell office:value-type="float" office:value="0.0963983">
                <text:p>0.0963983</text:p>
              </table:table-cell>
              <table:table-cell office:value-type="float" office:value="-0.0265964">
                <text:p>-0.0265964</text:p>
              </table:table-cell>
              <table:table-cell office:value-type="float" office:value="-0.0963983">
                <text:p>-0.09639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5">
                <text:p>1.85</text:p>
              </table:table-cell>
              <table:table-cell office:value-type="float" office:value="0.0961275">
                <text:p>0.0961275</text:p>
              </table:table-cell>
              <table:table-cell office:value-type="float" office:value="-0.027559">
                <text:p>-0.027559</text:p>
              </table:table-cell>
              <table:table-cell office:value-type="float" office:value="-0.0961275">
                <text:p>-0.09612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6">
                <text:p>1.86</text:p>
              </table:table-cell>
              <table:table-cell office:value-type="float" office:value="0.0958471">
                <text:p>0.0958471</text:p>
              </table:table-cell>
              <table:table-cell office:value-type="float" office:value="-0.0285189">
                <text:p>-0.0285189</text:p>
              </table:table-cell>
              <table:table-cell office:value-type="float" office:value="-0.0958471">
                <text:p>-0.09584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7">
                <text:p>1.87</text:p>
              </table:table-cell>
              <table:table-cell office:value-type="float" office:value="0.0955572">
                <text:p>0.0955572</text:p>
              </table:table-cell>
              <table:table-cell office:value-type="float" office:value="-0.0294759">
                <text:p>-0.0294759</text:p>
              </table:table-cell>
              <table:table-cell office:value-type="float" office:value="-0.0955572">
                <text:p>-0.09555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8">
                <text:p>1.88</text:p>
              </table:table-cell>
              <table:table-cell office:value-type="float" office:value="0.0952576">
                <text:p>0.0952576</text:p>
              </table:table-cell>
              <table:table-cell office:value-type="float" office:value="-0.03043">
                <text:p>-0.03043</text:p>
              </table:table-cell>
              <table:table-cell office:value-type="float" office:value="-0.0952576">
                <text:p>-0.09525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89">
                <text:p>1.89</text:p>
              </table:table-cell>
              <table:table-cell office:value-type="float" office:value="0.0949486">
                <text:p>0.0949486</text:p>
              </table:table-cell>
              <table:table-cell office:value-type="float" office:value="-0.0313811">
                <text:p>-0.0313811</text:p>
              </table:table-cell>
              <table:table-cell office:value-type="float" office:value="-0.0949486">
                <text:p>-0.09494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">
                <text:p>1.9</text:p>
              </table:table-cell>
              <table:table-cell office:value-type="float" office:value="0.09463">
                <text:p>0.09463</text:p>
              </table:table-cell>
              <table:table-cell office:value-type="float" office:value="-0.032329">
                <text:p>-0.032329</text:p>
              </table:table-cell>
              <table:table-cell office:value-type="float" office:value="-0.09463">
                <text:p>-0.094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1">
                <text:p>1.91</text:p>
              </table:table-cell>
              <table:table-cell office:value-type="float" office:value="0.094302">
                <text:p>0.094302</text:p>
              </table:table-cell>
              <table:table-cell office:value-type="float" office:value="-0.0332736">
                <text:p>-0.0332736</text:p>
              </table:table-cell>
              <table:table-cell office:value-type="float" office:value="-0.094302">
                <text:p>-0.0943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2">
                <text:p>1.92</text:p>
              </table:table-cell>
              <table:table-cell office:value-type="float" office:value="0.0939645">
                <text:p>0.0939645</text:p>
              </table:table-cell>
              <table:table-cell office:value-type="float" office:value="-0.034215">
                <text:p>-0.034215</text:p>
              </table:table-cell>
              <table:table-cell office:value-type="float" office:value="-0.0939645">
                <text:p>-0.0939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3">
                <text:p>1.93</text:p>
              </table:table-cell>
              <table:table-cell office:value-type="float" office:value="0.0936177">
                <text:p>0.0936177</text:p>
              </table:table-cell>
              <table:table-cell office:value-type="float" office:value="-0.0351529">
                <text:p>-0.0351529</text:p>
              </table:table-cell>
              <table:table-cell office:value-type="float" office:value="-0.0936177">
                <text:p>-0.0936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4">
                <text:p>1.94</text:p>
              </table:table-cell>
              <table:table-cell office:value-type="float" office:value="0.0932615">
                <text:p>0.0932615</text:p>
              </table:table-cell>
              <table:table-cell office:value-type="float" office:value="-0.0360873">
                <text:p>-0.0360873</text:p>
              </table:table-cell>
              <table:table-cell office:value-type="float" office:value="-0.0932615">
                <text:p>-0.09326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5">
                <text:p>1.95</text:p>
              </table:table-cell>
              <table:table-cell office:value-type="float" office:value="0.092896">
                <text:p>0.092896</text:p>
              </table:table-cell>
              <table:table-cell office:value-type="float" office:value="-0.0370181">
                <text:p>-0.0370181</text:p>
              </table:table-cell>
              <table:table-cell office:value-type="float" office:value="-0.092896">
                <text:p>-0.0928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6">
                <text:p>1.96</text:p>
              </table:table-cell>
              <table:table-cell office:value-type="float" office:value="0.0925212">
                <text:p>0.0925212</text:p>
              </table:table-cell>
              <table:table-cell office:value-type="float" office:value="-0.0379452">
                <text:p>-0.0379452</text:p>
              </table:table-cell>
              <table:table-cell office:value-type="float" office:value="-0.0925212">
                <text:p>-0.0925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7">
                <text:p>1.97</text:p>
              </table:table-cell>
              <table:table-cell office:value-type="float" office:value="0.0921371">
                <text:p>0.0921371</text:p>
              </table:table-cell>
              <table:table-cell office:value-type="float" office:value="-0.0388685">
                <text:p>-0.0388685</text:p>
              </table:table-cell>
              <table:table-cell office:value-type="float" office:value="-0.0921371">
                <text:p>-0.09213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8">
                <text:p>1.98</text:p>
              </table:table-cell>
              <table:table-cell office:value-type="float" office:value="0.0917438">
                <text:p>0.0917438</text:p>
              </table:table-cell>
              <table:table-cell office:value-type="float" office:value="-0.0397879">
                <text:p>-0.0397879</text:p>
              </table:table-cell>
              <table:table-cell office:value-type="float" office:value="-0.0917438">
                <text:p>-0.09174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9">
                <text:p>1.99</text:p>
              </table:table-cell>
              <table:table-cell office:value-type="float" office:value="0.0913413">
                <text:p>0.0913413</text:p>
              </table:table-cell>
              <table:table-cell office:value-type="float" office:value="-0.0407033">
                <text:p>-0.0407033</text:p>
              </table:table-cell>
              <table:table-cell office:value-type="float" office:value="-0.0913413">
                <text:p>-0.09134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0.0909297">
                <text:p>0.0909297</text:p>
              </table:table-cell>
              <table:table-cell office:value-type="float" office:value="-0.0416147">
                <text:p>-0.0416147</text:p>
              </table:table-cell>
              <table:table-cell office:value-type="float" office:value="-0.0909297">
                <text:p>-0.09092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1">
                <text:p>2.01</text:p>
              </table:table-cell>
              <table:table-cell office:value-type="float" office:value="0.0905091">
                <text:p>0.0905091</text:p>
              </table:table-cell>
              <table:table-cell office:value-type="float" office:value="-0.0425219">
                <text:p>-0.0425219</text:p>
              </table:table-cell>
              <table:table-cell office:value-type="float" office:value="-0.0905091">
                <text:p>-0.09050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2">
                <text:p>2.02</text:p>
              </table:table-cell>
              <table:table-cell office:value-type="float" office:value="0.0900793">
                <text:p>0.0900793</text:p>
              </table:table-cell>
              <table:table-cell office:value-type="float" office:value="-0.0434248">
                <text:p>-0.0434248</text:p>
              </table:table-cell>
              <table:table-cell office:value-type="float" office:value="-0.0900793">
                <text:p>-0.09007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3">
                <text:p>2.03</text:p>
              </table:table-cell>
              <table:table-cell office:value-type="float" office:value="0.0896406">
                <text:p>0.0896406</text:p>
              </table:table-cell>
              <table:table-cell office:value-type="float" office:value="-0.0443234">
                <text:p>-0.0443234</text:p>
              </table:table-cell>
              <table:table-cell office:value-type="float" office:value="-0.0896406">
                <text:p>-0.08964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4">
                <text:p>2.04</text:p>
              </table:table-cell>
              <table:table-cell office:value-type="float" office:value="0.0891929">
                <text:p>0.0891929</text:p>
              </table:table-cell>
              <table:table-cell office:value-type="float" office:value="-0.0452176">
                <text:p>-0.0452176</text:p>
              </table:table-cell>
              <table:table-cell office:value-type="float" office:value="-0.0891929">
                <text:p>-0.08919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5">
                <text:p>2.05</text:p>
              </table:table-cell>
              <table:table-cell office:value-type="float" office:value="0.0887362">
                <text:p>0.0887362</text:p>
              </table:table-cell>
              <table:table-cell office:value-type="float" office:value="-0.0461073">
                <text:p>-0.0461073</text:p>
              </table:table-cell>
              <table:table-cell office:value-type="float" office:value="-0.0887362">
                <text:p>-0.08873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6">
                <text:p>2.06</text:p>
              </table:table-cell>
              <table:table-cell office:value-type="float" office:value="0.0882707">
                <text:p>0.0882707</text:p>
              </table:table-cell>
              <table:table-cell office:value-type="float" office:value="-0.0469923">
                <text:p>-0.0469923</text:p>
              </table:table-cell>
              <table:table-cell office:value-type="float" office:value="-0.0882707">
                <text:p>-0.08827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7">
                <text:p>2.07</text:p>
              </table:table-cell>
              <table:table-cell office:value-type="float" office:value="0.0877964">
                <text:p>0.0877964</text:p>
              </table:table-cell>
              <table:table-cell office:value-type="float" office:value="-0.0478727">
                <text:p>-0.0478727</text:p>
              </table:table-cell>
              <table:table-cell office:value-type="float" office:value="-0.0877964">
                <text:p>-0.08779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8">
                <text:p>2.08</text:p>
              </table:table-cell>
              <table:table-cell office:value-type="float" office:value="0.0873133">
                <text:p>0.0873133</text:p>
              </table:table-cell>
              <table:table-cell office:value-type="float" office:value="-0.0487482">
                <text:p>-0.0487482</text:p>
              </table:table-cell>
              <table:table-cell office:value-type="float" office:value="-0.0873133">
                <text:p>-0.08731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09">
                <text:p>2.09</text:p>
              </table:table-cell>
              <table:table-cell office:value-type="float" office:value="0.0868215">
                <text:p>0.0868215</text:p>
              </table:table-cell>
              <table:table-cell office:value-type="float" office:value="-0.0496189">
                <text:p>-0.0496189</text:p>
              </table:table-cell>
              <table:table-cell office:value-type="float" office:value="-0.0868215">
                <text:p>-0.0868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">
                <text:p>2.1</text:p>
              </table:table-cell>
              <table:table-cell office:value-type="float" office:value="0.0863209">
                <text:p>0.0863209</text:p>
              </table:table-cell>
              <table:table-cell office:value-type="float" office:value="-0.0504846">
                <text:p>-0.0504846</text:p>
              </table:table-cell>
              <table:table-cell office:value-type="float" office:value="-0.0863209">
                <text:p>-0.086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1">
                <text:p>2.11</text:p>
              </table:table-cell>
              <table:table-cell office:value-type="float" office:value="0.0858118">
                <text:p>0.0858118</text:p>
              </table:table-cell>
              <table:table-cell office:value-type="float" office:value="-0.0513453">
                <text:p>-0.0513453</text:p>
              </table:table-cell>
              <table:table-cell office:value-type="float" office:value="-0.0858118">
                <text:p>-0.08581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2">
                <text:p>2.12</text:p>
              </table:table-cell>
              <table:table-cell office:value-type="float" office:value="0.085294">
                <text:p>0.085294</text:p>
              </table:table-cell>
              <table:table-cell office:value-type="float" office:value="-0.0522008">
                <text:p>-0.0522008</text:p>
              </table:table-cell>
              <table:table-cell office:value-type="float" office:value="-0.085294">
                <text:p>-0.0852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3">
                <text:p>2.13</text:p>
              </table:table-cell>
              <table:table-cell office:value-type="float" office:value="0.0847678">
                <text:p>0.0847678</text:p>
              </table:table-cell>
              <table:table-cell office:value-type="float" office:value="-0.0530511">
                <text:p>-0.0530511</text:p>
              </table:table-cell>
              <table:table-cell office:value-type="float" office:value="-0.0847678">
                <text:p>-0.08476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4">
                <text:p>2.14</text:p>
              </table:table-cell>
              <table:table-cell office:value-type="float" office:value="0.084233">
                <text:p>0.084233</text:p>
              </table:table-cell>
              <table:table-cell office:value-type="float" office:value="-0.0538961">
                <text:p>-0.0538961</text:p>
              </table:table-cell>
              <table:table-cell office:value-type="float" office:value="-0.084233">
                <text:p>-0.0842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5">
                <text:p>2.15</text:p>
              </table:table-cell>
              <table:table-cell office:value-type="float" office:value="0.0836899">
                <text:p>0.0836899</text:p>
              </table:table-cell>
              <table:table-cell office:value-type="float" office:value="-0.0547358">
                <text:p>-0.0547358</text:p>
              </table:table-cell>
              <table:table-cell office:value-type="float" office:value="-0.0836899">
                <text:p>-0.08368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6">
                <text:p>2.16</text:p>
              </table:table-cell>
              <table:table-cell office:value-type="float" office:value="0.0831383">
                <text:p>0.0831383</text:p>
              </table:table-cell>
              <table:table-cell office:value-type="float" office:value="-0.0555699">
                <text:p>-0.0555699</text:p>
              </table:table-cell>
              <table:table-cell office:value-type="float" office:value="-0.0831383">
                <text:p>-0.08313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7">
                <text:p>2.17</text:p>
              </table:table-cell>
              <table:table-cell office:value-type="float" office:value="0.0825785">
                <text:p>0.0825785</text:p>
              </table:table-cell>
              <table:table-cell office:value-type="float" office:value="-0.0563985">
                <text:p>-0.0563985</text:p>
              </table:table-cell>
              <table:table-cell office:value-type="float" office:value="-0.0825785">
                <text:p>-0.0825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8">
                <text:p>2.18</text:p>
              </table:table-cell>
              <table:table-cell office:value-type="float" office:value="0.0820104">
                <text:p>0.0820104</text:p>
              </table:table-cell>
              <table:table-cell office:value-type="float" office:value="-0.0572215">
                <text:p>-0.0572215</text:p>
              </table:table-cell>
              <table:table-cell office:value-type="float" office:value="-0.0820104">
                <text:p>-0.08201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9">
                <text:p>2.19</text:p>
              </table:table-cell>
              <table:table-cell office:value-type="float" office:value="0.0814341">
                <text:p>0.0814341</text:p>
              </table:table-cell>
              <table:table-cell office:value-type="float" office:value="-0.0580387">
                <text:p>-0.0580387</text:p>
              </table:table-cell>
              <table:table-cell office:value-type="float" office:value="-0.0814341">
                <text:p>-0.08143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">
                <text:p>2.2</text:p>
              </table:table-cell>
              <table:table-cell office:value-type="float" office:value="0.0808496">
                <text:p>0.0808496</text:p>
              </table:table-cell>
              <table:table-cell office:value-type="float" office:value="-0.0588501">
                <text:p>-0.0588501</text:p>
              </table:table-cell>
              <table:table-cell office:value-type="float" office:value="-0.0808496">
                <text:p>-0.08084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1">
                <text:p>2.21</text:p>
              </table:table-cell>
              <table:table-cell office:value-type="float" office:value="0.0802571">
                <text:p>0.0802571</text:p>
              </table:table-cell>
              <table:table-cell office:value-type="float" office:value="-0.0596557">
                <text:p>-0.0596557</text:p>
              </table:table-cell>
              <table:table-cell office:value-type="float" office:value="-0.0802571">
                <text:p>-0.08025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2">
                <text:p>2.22</text:p>
              </table:table-cell>
              <table:table-cell office:value-type="float" office:value="0.0796565">
                <text:p>0.0796565</text:p>
              </table:table-cell>
              <table:table-cell office:value-type="float" office:value="-0.0604552">
                <text:p>-0.0604552</text:p>
              </table:table-cell>
              <table:table-cell office:value-type="float" office:value="-0.0796565">
                <text:p>-0.07965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3">
                <text:p>2.23</text:p>
              </table:table-cell>
              <table:table-cell office:value-type="float" office:value="0.079048">
                <text:p>0.079048</text:p>
              </table:table-cell>
              <table:table-cell office:value-type="float" office:value="-0.0612488">
                <text:p>-0.0612488</text:p>
              </table:table-cell>
              <table:table-cell office:value-type="float" office:value="-0.079048">
                <text:p>-0.0790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4">
                <text:p>2.24</text:p>
              </table:table-cell>
              <table:table-cell office:value-type="float" office:value="0.0784316">
                <text:p>0.0784316</text:p>
              </table:table-cell>
              <table:table-cell office:value-type="float" office:value="-0.0620362">
                <text:p>-0.0620362</text:p>
              </table:table-cell>
              <table:table-cell office:value-type="float" office:value="-0.0784316">
                <text:p>-0.07843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5">
                <text:p>2.25</text:p>
              </table:table-cell>
              <table:table-cell office:value-type="float" office:value="0.0778073">
                <text:p>0.0778073</text:p>
              </table:table-cell>
              <table:table-cell office:value-type="float" office:value="-0.0628174">
                <text:p>-0.0628174</text:p>
              </table:table-cell>
              <table:table-cell office:value-type="float" office:value="-0.0778073">
                <text:p>-0.0778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6">
                <text:p>2.26</text:p>
              </table:table-cell>
              <table:table-cell office:value-type="float" office:value="0.0771753">
                <text:p>0.0771753</text:p>
              </table:table-cell>
              <table:table-cell office:value-type="float" office:value="-0.0635923">
                <text:p>-0.0635923</text:p>
              </table:table-cell>
              <table:table-cell office:value-type="float" office:value="-0.0771753">
                <text:p>-0.07717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7">
                <text:p>2.27</text:p>
              </table:table-cell>
              <table:table-cell office:value-type="float" office:value="0.0765355">
                <text:p>0.0765355</text:p>
              </table:table-cell>
              <table:table-cell office:value-type="float" office:value="-0.0643608">
                <text:p>-0.0643608</text:p>
              </table:table-cell>
              <table:table-cell office:value-type="float" office:value="-0.0765355">
                <text:p>-0.0765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8">
                <text:p>2.28</text:p>
              </table:table-cell>
              <table:table-cell office:value-type="float" office:value="0.0758881">
                <text:p>0.0758881</text:p>
              </table:table-cell>
              <table:table-cell office:value-type="float" office:value="-0.065123">
                <text:p>-0.065123</text:p>
              </table:table-cell>
              <table:table-cell office:value-type="float" office:value="-0.0758881">
                <text:p>-0.07588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9">
                <text:p>2.29</text:p>
              </table:table-cell>
              <table:table-cell office:value-type="float" office:value="0.0752331">
                <text:p>0.0752331</text:p>
              </table:table-cell>
              <table:table-cell office:value-type="float" office:value="-0.0658786">
                <text:p>-0.0658786</text:p>
              </table:table-cell>
              <table:table-cell office:value-type="float" office:value="-0.0752331">
                <text:p>-0.07523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">
                <text:p>2.3</text:p>
              </table:table-cell>
              <table:table-cell office:value-type="float" office:value="0.0745705">
                <text:p>0.0745705</text:p>
              </table:table-cell>
              <table:table-cell office:value-type="float" office:value="-0.0666276">
                <text:p>-0.0666276</text:p>
              </table:table-cell>
              <table:table-cell office:value-type="float" office:value="-0.0745705">
                <text:p>-0.07457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">
                <text:p>2.31</text:p>
              </table:table-cell>
              <table:table-cell office:value-type="float" office:value="0.0739005">
                <text:p>0.0739005</text:p>
              </table:table-cell>
              <table:table-cell office:value-type="float" office:value="-0.06737">
                <text:p>-0.06737</text:p>
              </table:table-cell>
              <table:table-cell office:value-type="float" office:value="-0.0739005">
                <text:p>-0.0739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">
                <text:p>2.32</text:p>
              </table:table-cell>
              <table:table-cell office:value-type="float" office:value="0.0732231">
                <text:p>0.0732231</text:p>
              </table:table-cell>
              <table:table-cell office:value-type="float" office:value="-0.0681056">
                <text:p>-0.0681056</text:p>
              </table:table-cell>
              <table:table-cell office:value-type="float" office:value="-0.0732231">
                <text:p>-0.0732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">
                <text:p>2.33</text:p>
              </table:table-cell>
              <table:table-cell office:value-type="float" office:value="0.0725384">
                <text:p>0.0725384</text:p>
              </table:table-cell>
              <table:table-cell office:value-type="float" office:value="-0.0688344">
                <text:p>-0.0688344</text:p>
              </table:table-cell>
              <table:table-cell office:value-type="float" office:value="-0.0725384">
                <text:p>-0.07253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">
                <text:p>2.34</text:p>
              </table:table-cell>
              <table:table-cell office:value-type="float" office:value="0.0718465">
                <text:p>0.0718465</text:p>
              </table:table-cell>
              <table:table-cell office:value-type="float" office:value="-0.0695563">
                <text:p>-0.0695563</text:p>
              </table:table-cell>
              <table:table-cell office:value-type="float" office:value="-0.0718465">
                <text:p>-0.07184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">
                <text:p>2.35</text:p>
              </table:table-cell>
              <table:table-cell office:value-type="float" office:value="0.0711473">
                <text:p>0.0711473</text:p>
              </table:table-cell>
              <table:table-cell office:value-type="float" office:value="-0.0702713">
                <text:p>-0.0702713</text:p>
              </table:table-cell>
              <table:table-cell office:value-type="float" office:value="-0.0711473">
                <text:p>-0.07114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">
                <text:p>2.36</text:p>
              </table:table-cell>
              <table:table-cell office:value-type="float" office:value="0.0704411">
                <text:p>0.0704411</text:p>
              </table:table-cell>
              <table:table-cell office:value-type="float" office:value="-0.0709793">
                <text:p>-0.0709793</text:p>
              </table:table-cell>
              <table:table-cell office:value-type="float" office:value="-0.0704411">
                <text:p>-0.07044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">
                <text:p>2.37</text:p>
              </table:table-cell>
              <table:table-cell office:value-type="float" office:value="0.0697278">
                <text:p>0.0697278</text:p>
              </table:table-cell>
              <table:table-cell office:value-type="float" office:value="-0.0716801">
                <text:p>-0.0716801</text:p>
              </table:table-cell>
              <table:table-cell office:value-type="float" office:value="-0.0697278">
                <text:p>-0.06972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">
                <text:p>2.38</text:p>
              </table:table-cell>
              <table:table-cell office:value-type="float" office:value="0.0690075">
                <text:p>0.0690075</text:p>
              </table:table-cell>
              <table:table-cell office:value-type="float" office:value="-0.0723738">
                <text:p>-0.0723738</text:p>
              </table:table-cell>
              <table:table-cell office:value-type="float" office:value="-0.0690075">
                <text:p>-0.06900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">
                <text:p>2.39</text:p>
              </table:table-cell>
              <table:table-cell office:value-type="float" office:value="0.0682803">
                <text:p>0.0682803</text:p>
              </table:table-cell>
              <table:table-cell office:value-type="float" office:value="-0.0730602">
                <text:p>-0.0730602</text:p>
              </table:table-cell>
              <table:table-cell office:value-type="float" office:value="-0.0682803">
                <text:p>-0.06828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">
                <text:p>2.4</text:p>
              </table:table-cell>
              <table:table-cell office:value-type="float" office:value="0.0675463">
                <text:p>0.0675463</text:p>
              </table:table-cell>
              <table:table-cell office:value-type="float" office:value="-0.0737394">
                <text:p>-0.0737394</text:p>
              </table:table-cell>
              <table:table-cell office:value-type="float" office:value="-0.0675463">
                <text:p>-0.06754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">
                <text:p>2.41</text:p>
              </table:table-cell>
              <table:table-cell office:value-type="float" office:value="0.0668056">
                <text:p>0.0668056</text:p>
              </table:table-cell>
              <table:table-cell office:value-type="float" office:value="-0.0744111">
                <text:p>-0.0744111</text:p>
              </table:table-cell>
              <table:table-cell office:value-type="float" office:value="-0.0668056">
                <text:p>-0.06680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">
                <text:p>2.42</text:p>
              </table:table-cell>
              <table:table-cell office:value-type="float" office:value="0.0660581">
                <text:p>0.0660581</text:p>
              </table:table-cell>
              <table:table-cell office:value-type="float" office:value="-0.0750755">
                <text:p>-0.0750755</text:p>
              </table:table-cell>
              <table:table-cell office:value-type="float" office:value="-0.0660581">
                <text:p>-0.06605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">
                <text:p>2.43</text:p>
              </table:table-cell>
              <table:table-cell office:value-type="float" office:value="0.0653041">
                <text:p>0.0653041</text:p>
              </table:table-cell>
              <table:table-cell office:value-type="float" office:value="-0.0757323">
                <text:p>-0.0757323</text:p>
              </table:table-cell>
              <table:table-cell office:value-type="float" office:value="-0.0653041">
                <text:p>-0.06530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">
                <text:p>2.44</text:p>
              </table:table-cell>
              <table:table-cell office:value-type="float" office:value="0.0645435">
                <text:p>0.0645435</text:p>
              </table:table-cell>
              <table:table-cell office:value-type="float" office:value="-0.0763815">
                <text:p>-0.0763815</text:p>
              </table:table-cell>
              <table:table-cell office:value-type="float" office:value="-0.0645435">
                <text:p>-0.06454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">
                <text:p>2.45</text:p>
              </table:table-cell>
              <table:table-cell office:value-type="float" office:value="0.0637765">
                <text:p>0.0637765</text:p>
              </table:table-cell>
              <table:table-cell office:value-type="float" office:value="-0.0770231">
                <text:p>-0.0770231</text:p>
              </table:table-cell>
              <table:table-cell office:value-type="float" office:value="-0.0637765">
                <text:p>-0.0637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">
                <text:p>2.46</text:p>
              </table:table-cell>
              <table:table-cell office:value-type="float" office:value="0.0630031">
                <text:p>0.0630031</text:p>
              </table:table-cell>
              <table:table-cell office:value-type="float" office:value="-0.077657">
                <text:p>-0.077657</text:p>
              </table:table-cell>
              <table:table-cell office:value-type="float" office:value="-0.0630031">
                <text:p>-0.06300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">
                <text:p>2.47</text:p>
              </table:table-cell>
              <table:table-cell office:value-type="float" office:value="0.0622234">
                <text:p>0.0622234</text:p>
              </table:table-cell>
              <table:table-cell office:value-type="float" office:value="-0.0782832">
                <text:p>-0.0782832</text:p>
              </table:table-cell>
              <table:table-cell office:value-type="float" office:value="-0.0622234">
                <text:p>-0.0622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">
                <text:p>2.48</text:p>
              </table:table-cell>
              <table:table-cell office:value-type="float" office:value="0.0614374">
                <text:p>0.0614374</text:p>
              </table:table-cell>
              <table:table-cell office:value-type="float" office:value="-0.0789015">
                <text:p>-0.0789015</text:p>
              </table:table-cell>
              <table:table-cell office:value-type="float" office:value="-0.0614374">
                <text:p>-0.06143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">
                <text:p>2.49</text:p>
              </table:table-cell>
              <table:table-cell office:value-type="float" office:value="0.0606454">
                <text:p>0.0606454</text:p>
              </table:table-cell>
              <table:table-cell office:value-type="float" office:value="-0.0795119">
                <text:p>-0.0795119</text:p>
              </table:table-cell>
              <table:table-cell office:value-type="float" office:value="-0.0606454">
                <text:p>-0.06064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">
                <text:p>2.5</text:p>
              </table:table-cell>
              <table:table-cell office:value-type="float" office:value="0.0598472">
                <text:p>0.0598472</text:p>
              </table:table-cell>
              <table:table-cell office:value-type="float" office:value="-0.0801144">
                <text:p>-0.0801144</text:p>
              </table:table-cell>
              <table:table-cell office:value-type="float" office:value="-0.0598472">
                <text:p>-0.05984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">
                <text:p>2.51</text:p>
              </table:table-cell>
              <table:table-cell office:value-type="float" office:value="0.0590431">
                <text:p>0.0590431</text:p>
              </table:table-cell>
              <table:table-cell office:value-type="float" office:value="-0.0807088">
                <text:p>-0.0807088</text:p>
              </table:table-cell>
              <table:table-cell office:value-type="float" office:value="-0.0590431">
                <text:p>-0.05904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2">
                <text:p>2.52</text:p>
              </table:table-cell>
              <table:table-cell office:value-type="float" office:value="0.0582331">
                <text:p>0.0582331</text:p>
              </table:table-cell>
              <table:table-cell office:value-type="float" office:value="-0.0812952">
                <text:p>-0.0812952</text:p>
              </table:table-cell>
              <table:table-cell office:value-type="float" office:value="-0.0582331">
                <text:p>-0.05823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3">
                <text:p>2.53</text:p>
              </table:table-cell>
              <table:table-cell office:value-type="float" office:value="0.0574172">
                <text:p>0.0574172</text:p>
              </table:table-cell>
              <table:table-cell office:value-type="float" office:value="-0.0818735">
                <text:p>-0.0818735</text:p>
              </table:table-cell>
              <table:table-cell office:value-type="float" office:value="-0.0574172">
                <text:p>-0.05741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4">
                <text:p>2.54</text:p>
              </table:table-cell>
              <table:table-cell office:value-type="float" office:value="0.0565956">
                <text:p>0.0565956</text:p>
              </table:table-cell>
              <table:table-cell office:value-type="float" office:value="-0.0824435">
                <text:p>-0.0824435</text:p>
              </table:table-cell>
              <table:table-cell office:value-type="float" office:value="-0.0565956">
                <text:p>-0.05659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5">
                <text:p>2.55</text:p>
              </table:table-cell>
              <table:table-cell office:value-type="float" office:value="0.0557684">
                <text:p>0.0557684</text:p>
              </table:table-cell>
              <table:table-cell office:value-type="float" office:value="-0.0830054">
                <text:p>-0.0830054</text:p>
              </table:table-cell>
              <table:table-cell office:value-type="float" office:value="-0.0557684">
                <text:p>-0.05576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6">
                <text:p>2.56</text:p>
              </table:table-cell>
              <table:table-cell office:value-type="float" office:value="0.0549355">
                <text:p>0.0549355</text:p>
              </table:table-cell>
              <table:table-cell office:value-type="float" office:value="-0.0835589">
                <text:p>-0.0835589</text:p>
              </table:table-cell>
              <table:table-cell office:value-type="float" office:value="-0.0549355">
                <text:p>-0.05493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7">
                <text:p>2.57</text:p>
              </table:table-cell>
              <table:table-cell office:value-type="float" office:value="0.0540972">
                <text:p>0.0540972</text:p>
              </table:table-cell>
              <table:table-cell office:value-type="float" office:value="-0.084104">
                <text:p>-0.084104</text:p>
              </table:table-cell>
              <table:table-cell office:value-type="float" office:value="-0.0540972">
                <text:p>-0.05409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8">
                <text:p>2.58</text:p>
              </table:table-cell>
              <table:table-cell office:value-type="float" office:value="0.0532535">
                <text:p>0.0532535</text:p>
              </table:table-cell>
              <table:table-cell office:value-type="float" office:value="-0.0846408">
                <text:p>-0.0846408</text:p>
              </table:table-cell>
              <table:table-cell office:value-type="float" office:value="-0.0532535">
                <text:p>-0.05325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9">
                <text:p>2.59</text:p>
              </table:table-cell>
              <table:table-cell office:value-type="float" office:value="0.0524044">
                <text:p>0.0524044</text:p>
              </table:table-cell>
              <table:table-cell office:value-type="float" office:value="-0.0851691">
                <text:p>-0.0851691</text:p>
              </table:table-cell>
              <table:table-cell office:value-type="float" office:value="-0.0524044">
                <text:p>-0.05240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">
                <text:p>2.6</text:p>
              </table:table-cell>
              <table:table-cell office:value-type="float" office:value="0.0515501">
                <text:p>0.0515501</text:p>
              </table:table-cell>
              <table:table-cell office:value-type="float" office:value="-0.0856889">
                <text:p>-0.0856889</text:p>
              </table:table-cell>
              <table:table-cell office:value-type="float" office:value="-0.0515501">
                <text:p>-0.05155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1">
                <text:p>2.61</text:p>
              </table:table-cell>
              <table:table-cell office:value-type="float" office:value="0.0506907">
                <text:p>0.0506907</text:p>
              </table:table-cell>
              <table:table-cell office:value-type="float" office:value="-0.0862001">
                <text:p>-0.0862001</text:p>
              </table:table-cell>
              <table:table-cell office:value-type="float" office:value="-0.0506907">
                <text:p>-0.05069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2">
                <text:p>2.62</text:p>
              </table:table-cell>
              <table:table-cell office:value-type="float" office:value="0.0498262">
                <text:p>0.0498262</text:p>
              </table:table-cell>
              <table:table-cell office:value-type="float" office:value="-0.0867027">
                <text:p>-0.0867027</text:p>
              </table:table-cell>
              <table:table-cell office:value-type="float" office:value="-0.0498262">
                <text:p>-0.04982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3">
                <text:p>2.63</text:p>
              </table:table-cell>
              <table:table-cell office:value-type="float" office:value="0.0489567">
                <text:p>0.0489567</text:p>
              </table:table-cell>
              <table:table-cell office:value-type="float" office:value="-0.0871966">
                <text:p>-0.0871966</text:p>
              </table:table-cell>
              <table:table-cell office:value-type="float" office:value="-0.0489567">
                <text:p>-0.04895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4">
                <text:p>2.64</text:p>
              </table:table-cell>
              <table:table-cell office:value-type="float" office:value="0.0480823">
                <text:p>0.0480823</text:p>
              </table:table-cell>
              <table:table-cell office:value-type="float" office:value="-0.0876818">
                <text:p>-0.0876818</text:p>
              </table:table-cell>
              <table:table-cell office:value-type="float" office:value="-0.0480823">
                <text:p>-0.04808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5">
                <text:p>2.65</text:p>
              </table:table-cell>
              <table:table-cell office:value-type="float" office:value="0.0472031">
                <text:p>0.0472031</text:p>
              </table:table-cell>
              <table:table-cell office:value-type="float" office:value="-0.0881582">
                <text:p>-0.0881582</text:p>
              </table:table-cell>
              <table:table-cell office:value-type="float" office:value="-0.0472031">
                <text:p>-0.04720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6">
                <text:p>2.66</text:p>
              </table:table-cell>
              <table:table-cell office:value-type="float" office:value="0.0463191">
                <text:p>0.0463191</text:p>
              </table:table-cell>
              <table:table-cell office:value-type="float" office:value="-0.0886258">
                <text:p>-0.0886258</text:p>
              </table:table-cell>
              <table:table-cell office:value-type="float" office:value="-0.0463191">
                <text:p>-0.04631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7">
                <text:p>2.67</text:p>
              </table:table-cell>
              <table:table-cell office:value-type="float" office:value="0.0454306">
                <text:p>0.0454306</text:p>
              </table:table-cell>
              <table:table-cell office:value-type="float" office:value="-0.0890846">
                <text:p>-0.0890846</text:p>
              </table:table-cell>
              <table:table-cell office:value-type="float" office:value="-0.0454306">
                <text:p>-0.04543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8">
                <text:p>2.68</text:p>
              </table:table-cell>
              <table:table-cell office:value-type="float" office:value="0.0445375">
                <text:p>0.0445375</text:p>
              </table:table-cell>
              <table:table-cell office:value-type="float" office:value="-0.0895344">
                <text:p>-0.0895344</text:p>
              </table:table-cell>
              <table:table-cell office:value-type="float" office:value="-0.0445375">
                <text:p>-0.0445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9">
                <text:p>2.69</text:p>
              </table:table-cell>
              <table:table-cell office:value-type="float" office:value="0.0436399">
                <text:p>0.0436399</text:p>
              </table:table-cell>
              <table:table-cell office:value-type="float" office:value="-0.0899753">
                <text:p>-0.0899753</text:p>
              </table:table-cell>
              <table:table-cell office:value-type="float" office:value="-0.0436399">
                <text:p>-0.04363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">
                <text:p>2.7</text:p>
              </table:table-cell>
              <table:table-cell office:value-type="float" office:value="0.042738">
                <text:p>0.042738</text:p>
              </table:table-cell>
              <table:table-cell office:value-type="float" office:value="-0.0904072">
                <text:p>-0.0904072</text:p>
              </table:table-cell>
              <table:table-cell office:value-type="float" office:value="-0.042738">
                <text:p>-0.0427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1">
                <text:p>2.71</text:p>
              </table:table-cell>
              <table:table-cell office:value-type="float" office:value="0.0418318">
                <text:p>0.0418318</text:p>
              </table:table-cell>
              <table:table-cell office:value-type="float" office:value="-0.0908301">
                <text:p>-0.0908301</text:p>
              </table:table-cell>
              <table:table-cell office:value-type="float" office:value="-0.0418318">
                <text:p>-0.04183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2">
                <text:p>2.72</text:p>
              </table:table-cell>
              <table:table-cell office:value-type="float" office:value="0.0409214">
                <text:p>0.0409214</text:p>
              </table:table-cell>
              <table:table-cell office:value-type="float" office:value="-0.0912438">
                <text:p>-0.0912438</text:p>
              </table:table-cell>
              <table:table-cell office:value-type="float" office:value="-0.0409214">
                <text:p>-0.04092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3">
                <text:p>2.73</text:p>
              </table:table-cell>
              <table:table-cell office:value-type="float" office:value="0.0400069">
                <text:p>0.0400069</text:p>
              </table:table-cell>
              <table:table-cell office:value-type="float" office:value="-0.0916485">
                <text:p>-0.0916485</text:p>
              </table:table-cell>
              <table:table-cell office:value-type="float" office:value="-0.0400069">
                <text:p>-0.04000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4">
                <text:p>2.74</text:p>
              </table:table-cell>
              <table:table-cell office:value-type="float" office:value="0.0390885">
                <text:p>0.0390885</text:p>
              </table:table-cell>
              <table:table-cell office:value-type="float" office:value="-0.092044">
                <text:p>-0.092044</text:p>
              </table:table-cell>
              <table:table-cell office:value-type="float" office:value="-0.0390885">
                <text:p>-0.03908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5">
                <text:p>2.75</text:p>
              </table:table-cell>
              <table:table-cell office:value-type="float" office:value="0.0381661">
                <text:p>0.0381661</text:p>
              </table:table-cell>
              <table:table-cell office:value-type="float" office:value="-0.0924302">
                <text:p>-0.0924302</text:p>
              </table:table-cell>
              <table:table-cell office:value-type="float" office:value="-0.0381661">
                <text:p>-0.03816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6">
                <text:p>2.76</text:p>
              </table:table-cell>
              <table:table-cell office:value-type="float" office:value="0.0372399">
                <text:p>0.0372399</text:p>
              </table:table-cell>
              <table:table-cell office:value-type="float" office:value="-0.0928073">
                <text:p>-0.0928073</text:p>
              </table:table-cell>
              <table:table-cell office:value-type="float" office:value="-0.0372399">
                <text:p>-0.03723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7">
                <text:p>2.77</text:p>
              </table:table-cell>
              <table:table-cell office:value-type="float" office:value="0.03631">
                <text:p>0.03631</text:p>
              </table:table-cell>
              <table:table-cell office:value-type="float" office:value="-0.093175">
                <text:p>-0.093175</text:p>
              </table:table-cell>
              <table:table-cell office:value-type="float" office:value="-0.03631">
                <text:p>-0.036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8">
                <text:p>2.78</text:p>
              </table:table-cell>
              <table:table-cell office:value-type="float" office:value="0.0353764">
                <text:p>0.0353764</text:p>
              </table:table-cell>
              <table:table-cell office:value-type="float" office:value="-0.0935335">
                <text:p>-0.0935335</text:p>
              </table:table-cell>
              <table:table-cell office:value-type="float" office:value="-0.0353764">
                <text:p>-0.03537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79">
                <text:p>2.79</text:p>
              </table:table-cell>
              <table:table-cell office:value-type="float" office:value="0.0344393">
                <text:p>0.0344393</text:p>
              </table:table-cell>
              <table:table-cell office:value-type="float" office:value="-0.0938825">
                <text:p>-0.0938825</text:p>
              </table:table-cell>
              <table:table-cell office:value-type="float" office:value="-0.0344393">
                <text:p>-0.03443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">
                <text:p>2.8</text:p>
              </table:table-cell>
              <table:table-cell office:value-type="float" office:value="0.0334988">
                <text:p>0.0334988</text:p>
              </table:table-cell>
              <table:table-cell office:value-type="float" office:value="-0.0942222">
                <text:p>-0.0942222</text:p>
              </table:table-cell>
              <table:table-cell office:value-type="float" office:value="-0.0334988">
                <text:p>-0.03349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1">
                <text:p>2.81</text:p>
              </table:table-cell>
              <table:table-cell office:value-type="float" office:value="0.0325549">
                <text:p>0.0325549</text:p>
              </table:table-cell>
              <table:table-cell office:value-type="float" office:value="-0.0945525">
                <text:p>-0.0945525</text:p>
              </table:table-cell>
              <table:table-cell office:value-type="float" office:value="-0.0325549">
                <text:p>-0.03255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2">
                <text:p>2.82</text:p>
              </table:table-cell>
              <table:table-cell office:value-type="float" office:value="0.0316078">
                <text:p>0.0316078</text:p>
              </table:table-cell>
              <table:table-cell office:value-type="float" office:value="-0.0948733">
                <text:p>-0.0948733</text:p>
              </table:table-cell>
              <table:table-cell office:value-type="float" office:value="-0.0316078">
                <text:p>-0.03160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3">
                <text:p>2.83</text:p>
              </table:table-cell>
              <table:table-cell office:value-type="float" office:value="0.0306575">
                <text:p>0.0306575</text:p>
              </table:table-cell>
              <table:table-cell office:value-type="float" office:value="-0.0951847">
                <text:p>-0.0951847</text:p>
              </table:table-cell>
              <table:table-cell office:value-type="float" office:value="-0.0306575">
                <text:p>-0.03065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4">
                <text:p>2.84</text:p>
              </table:table-cell>
              <table:table-cell office:value-type="float" office:value="0.0297041">
                <text:p>0.0297041</text:p>
              </table:table-cell>
              <table:table-cell office:value-type="float" office:value="-0.0954865">
                <text:p>-0.0954865</text:p>
              </table:table-cell>
              <table:table-cell office:value-type="float" office:value="-0.0297041">
                <text:p>-0.02970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5">
                <text:p>2.85</text:p>
              </table:table-cell>
              <table:table-cell office:value-type="float" office:value="0.0287478">
                <text:p>0.0287478</text:p>
              </table:table-cell>
              <table:table-cell office:value-type="float" office:value="-0.0957787">
                <text:p>-0.0957787</text:p>
              </table:table-cell>
              <table:table-cell office:value-type="float" office:value="-0.0287478">
                <text:p>-0.02874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6">
                <text:p>2.86</text:p>
              </table:table-cell>
              <table:table-cell office:value-type="float" office:value="0.0277886">
                <text:p>0.0277886</text:p>
              </table:table-cell>
              <table:table-cell office:value-type="float" office:value="-0.0960614">
                <text:p>-0.0960614</text:p>
              </table:table-cell>
              <table:table-cell office:value-type="float" office:value="-0.0277886">
                <text:p>-0.0277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7">
                <text:p>2.87</text:p>
              </table:table-cell>
              <table:table-cell office:value-type="float" office:value="0.0268266">
                <text:p>0.0268266</text:p>
              </table:table-cell>
              <table:table-cell office:value-type="float" office:value="-0.0963345">
                <text:p>-0.0963345</text:p>
              </table:table-cell>
              <table:table-cell office:value-type="float" office:value="-0.0268266">
                <text:p>-0.02682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8">
                <text:p>2.88</text:p>
              </table:table-cell>
              <table:table-cell office:value-type="float" office:value="0.0258619">
                <text:p>0.0258619</text:p>
              </table:table-cell>
              <table:table-cell office:value-type="float" office:value="-0.0965979">
                <text:p>-0.0965979</text:p>
              </table:table-cell>
              <table:table-cell office:value-type="float" office:value="-0.0258619">
                <text:p>-0.02586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9">
                <text:p>2.89</text:p>
              </table:table-cell>
              <table:table-cell office:value-type="float" office:value="0.0248947">
                <text:p>0.0248947</text:p>
              </table:table-cell>
              <table:table-cell office:value-type="float" office:value="-0.0968517">
                <text:p>-0.0968517</text:p>
              </table:table-cell>
              <table:table-cell office:value-type="float" office:value="-0.0248947">
                <text:p>-0.02489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">
                <text:p>2.9</text:p>
              </table:table-cell>
              <table:table-cell office:value-type="float" office:value="0.0239249">
                <text:p>0.0239249</text:p>
              </table:table-cell>
              <table:table-cell office:value-type="float" office:value="-0.0970958">
                <text:p>-0.0970958</text:p>
              </table:table-cell>
              <table:table-cell office:value-type="float" office:value="-0.0239249">
                <text:p>-0.0239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1">
                <text:p>2.91</text:p>
              </table:table-cell>
              <table:table-cell office:value-type="float" office:value="0.0229528">
                <text:p>0.0229528</text:p>
              </table:table-cell>
              <table:table-cell office:value-type="float" office:value="-0.0973302">
                <text:p>-0.0973302</text:p>
              </table:table-cell>
              <table:table-cell office:value-type="float" office:value="-0.0229528">
                <text:p>-0.02295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">
                <text:p>2.92</text:p>
              </table:table-cell>
              <table:table-cell office:value-type="float" office:value="0.0219784">
                <text:p>0.0219784</text:p>
              </table:table-cell>
              <table:table-cell office:value-type="float" office:value="-0.0975549">
                <text:p>-0.0975549</text:p>
              </table:table-cell>
              <table:table-cell office:value-type="float" office:value="-0.0219784">
                <text:p>-0.02197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3">
                <text:p>2.93</text:p>
              </table:table-cell>
              <table:table-cell office:value-type="float" office:value="0.0210017">
                <text:p>0.0210017</text:p>
              </table:table-cell>
              <table:table-cell office:value-type="float" office:value="-0.0977698">
                <text:p>-0.0977698</text:p>
              </table:table-cell>
              <table:table-cell office:value-type="float" office:value="-0.0210017">
                <text:p>-0.02100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4">
                <text:p>2.94</text:p>
              </table:table-cell>
              <table:table-cell office:value-type="float" office:value="0.020023">
                <text:p>0.020023</text:p>
              </table:table-cell>
              <table:table-cell office:value-type="float" office:value="-0.0979749">
                <text:p>-0.0979749</text:p>
              </table:table-cell>
              <table:table-cell office:value-type="float" office:value="-0.020023">
                <text:p>-0.0200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5">
                <text:p>2.95</text:p>
              </table:table-cell>
              <table:table-cell office:value-type="float" office:value="0.0190423">
                <text:p>0.0190423</text:p>
              </table:table-cell>
              <table:table-cell office:value-type="float" office:value="-0.0981702">
                <text:p>-0.0981702</text:p>
              </table:table-cell>
              <table:table-cell office:value-type="float" office:value="-0.0190423">
                <text:p>-0.01904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6">
                <text:p>2.96</text:p>
              </table:table-cell>
              <table:table-cell office:value-type="float" office:value="0.0180596">
                <text:p>0.0180596</text:p>
              </table:table-cell>
              <table:table-cell office:value-type="float" office:value="-0.0983557">
                <text:p>-0.0983557</text:p>
              </table:table-cell>
              <table:table-cell office:value-type="float" office:value="-0.0180596">
                <text:p>-0.01805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7">
                <text:p>2.97</text:p>
              </table:table-cell>
              <table:table-cell office:value-type="float" office:value="0.0170752">
                <text:p>0.0170752</text:p>
              </table:table-cell>
              <table:table-cell office:value-type="float" office:value="-0.0985314">
                <text:p>-0.0985314</text:p>
              </table:table-cell>
              <table:table-cell office:value-type="float" office:value="-0.0170752">
                <text:p>-0.01707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">
                <text:p>2.98</text:p>
              </table:table-cell>
              <table:table-cell office:value-type="float" office:value="0.016089">
                <text:p>0.016089</text:p>
              </table:table-cell>
              <table:table-cell office:value-type="float" office:value="-0.0986972">
                <text:p>-0.0986972</text:p>
              </table:table-cell>
              <table:table-cell office:value-type="float" office:value="-0.016089">
                <text:p>-0.0160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9">
                <text:p>2.99</text:p>
              </table:table-cell>
              <table:table-cell office:value-type="float" office:value="0.0151013">
                <text:p>0.0151013</text:p>
              </table:table-cell>
              <table:table-cell office:value-type="float" office:value="-0.0988532">
                <text:p>-0.0988532</text:p>
              </table:table-cell>
              <table:table-cell office:value-type="float" office:value="-0.0151013">
                <text:p>-0.01510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  <table:table-cell office:value-type="float" office:value="0.014112">
                <text:p>0.014112</text:p>
              </table:table-cell>
              <table:table-cell office:value-type="float" office:value="-0.0989992">
                <text:p>-0.0989992</text:p>
              </table:table-cell>
              <table:table-cell office:value-type="float" office:value="-0.014112">
                <text:p>-0.0141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1">
                <text:p>3.01</text:p>
              </table:table-cell>
              <table:table-cell office:value-type="float" office:value="0.0131213">
                <text:p>0.0131213</text:p>
              </table:table-cell>
              <table:table-cell office:value-type="float" office:value="-0.0991354">
                <text:p>-0.0991354</text:p>
              </table:table-cell>
              <table:table-cell office:value-type="float" office:value="-0.0131213">
                <text:p>-0.01312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2">
                <text:p>3.02</text:p>
              </table:table-cell>
              <table:table-cell office:value-type="float" office:value="0.0121293">
                <text:p>0.0121293</text:p>
              </table:table-cell>
              <table:table-cell office:value-type="float" office:value="-0.0992617">
                <text:p>-0.0992617</text:p>
              </table:table-cell>
              <table:table-cell office:value-type="float" office:value="-0.0121293">
                <text:p>-0.01212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3">
                <text:p>3.03</text:p>
              </table:table-cell>
              <table:table-cell office:value-type="float" office:value="0.0111361">
                <text:p>0.0111361</text:p>
              </table:table-cell>
              <table:table-cell office:value-type="float" office:value="-0.099378">
                <text:p>-0.099378</text:p>
              </table:table-cell>
              <table:table-cell office:value-type="float" office:value="-0.0111361">
                <text:p>-0.01113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4">
                <text:p>3.04</text:p>
              </table:table-cell>
              <table:table-cell office:value-type="float" office:value="0.0101418">
                <text:p>0.0101418</text:p>
              </table:table-cell>
              <table:table-cell office:value-type="float" office:value="-0.0994844">
                <text:p>-0.0994844</text:p>
              </table:table-cell>
              <table:table-cell office:value-type="float" office:value="-0.0101418">
                <text:p>-0.01014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5">
                <text:p>3.05</text:p>
              </table:table-cell>
              <table:table-cell office:value-type="float" office:value="0.00914646">
                <text:p>0.00914646</text:p>
              </table:table-cell>
              <table:table-cell office:value-type="float" office:value="-0.0995808">
                <text:p>-0.0995808</text:p>
              </table:table-cell>
              <table:table-cell office:value-type="float" office:value="-0.00914646">
                <text:p>-0.009146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6">
                <text:p>3.06</text:p>
              </table:table-cell>
              <table:table-cell office:value-type="float" office:value="0.00815022">
                <text:p>0.00815022</text:p>
              </table:table-cell>
              <table:table-cell office:value-type="float" office:value="-0.0996673">
                <text:p>-0.0996673</text:p>
              </table:table-cell>
              <table:table-cell office:value-type="float" office:value="-0.00815022">
                <text:p>-0.008150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7">
                <text:p>3.07</text:p>
              </table:table-cell>
              <table:table-cell office:value-type="float" office:value="0.00715315">
                <text:p>0.00715315</text:p>
              </table:table-cell>
              <table:table-cell office:value-type="float" office:value="-0.0997438">
                <text:p>-0.0997438</text:p>
              </table:table-cell>
              <table:table-cell office:value-type="float" office:value="-0.00715315">
                <text:p>-0.007153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8">
                <text:p>3.08</text:p>
              </table:table-cell>
              <table:table-cell office:value-type="float" office:value="0.00615537">
                <text:p>0.00615537</text:p>
              </table:table-cell>
              <table:table-cell office:value-type="float" office:value="-0.0998104">
                <text:p>-0.0998104</text:p>
              </table:table-cell>
              <table:table-cell office:value-type="float" office:value="-0.00615537">
                <text:p>-0.006155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9">
                <text:p>3.09</text:p>
              </table:table-cell>
              <table:table-cell office:value-type="float" office:value="0.00515698">
                <text:p>0.00515698</text:p>
              </table:table-cell>
              <table:table-cell office:value-type="float" office:value="-0.0998669">
                <text:p>-0.0998669</text:p>
              </table:table-cell>
              <table:table-cell office:value-type="float" office:value="-0.00515698">
                <text:p>-0.005156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">
                <text:p>3.1</text:p>
              </table:table-cell>
              <table:table-cell office:value-type="float" office:value="0.00415807">
                <text:p>0.00415807</text:p>
              </table:table-cell>
              <table:table-cell office:value-type="float" office:value="-0.0999135">
                <text:p>-0.0999135</text:p>
              </table:table-cell>
              <table:table-cell office:value-type="float" office:value="-0.00415807">
                <text:p>-0.004158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1">
                <text:p>3.11</text:p>
              </table:table-cell>
              <table:table-cell office:value-type="float" office:value="0.00315874">
                <text:p>0.00315874</text:p>
              </table:table-cell>
              <table:table-cell office:value-type="float" office:value="-0.0999501">
                <text:p>-0.0999501</text:p>
              </table:table-cell>
              <table:table-cell office:value-type="float" office:value="-0.00315874">
                <text:p>-0.003158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">
                <text:p>3.12</text:p>
              </table:table-cell>
              <table:table-cell office:value-type="float" office:value="0.0021591">
                <text:p>0.0021591</text:p>
              </table:table-cell>
              <table:table-cell office:value-type="float" office:value="-0.0999767">
                <text:p>-0.0999767</text:p>
              </table:table-cell>
              <table:table-cell office:value-type="float" office:value="-0.0021591">
                <text:p>-0.00215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3">
                <text:p>3.13</text:p>
              </table:table-cell>
              <table:table-cell office:value-type="float" office:value="0.00115924">
                <text:p>0.00115924</text:p>
              </table:table-cell>
              <table:table-cell office:value-type="float" office:value="-0.0999933">
                <text:p>-0.0999933</text:p>
              </table:table-cell>
              <table:table-cell office:value-type="float" office:value="-0.00115924">
                <text:p>-0.001159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">
                <text:p>3.14</text:p>
              </table:table-cell>
              <table:table-cell office:value-type="float" office:value="0.000159265">
                <text:p>0.000159265</text:p>
              </table:table-cell>
              <table:table-cell office:value-type="float" office:value="-0.0999999">
                <text:p>-0.0999999</text:p>
              </table:table-cell>
              <table:table-cell office:value-type="float" office:value="-0.000159265">
                <text:p>-0.0001592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">
                <text:p>3.15</text:p>
              </table:table-cell>
              <table:table-cell office:value-type="float" office:value="-0.000840725">
                <text:p>-0.000840725</text:p>
              </table:table-cell>
              <table:table-cell office:value-type="float" office:value="-0.0999965">
                <text:p>-0.0999965</text:p>
              </table:table-cell>
              <table:table-cell office:value-type="float" office:value="0.000840725">
                <text:p>0.0008407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6">
                <text:p>3.16</text:p>
              </table:table-cell>
              <table:table-cell office:value-type="float" office:value="-0.00184063">
                <text:p>-0.00184063</text:p>
              </table:table-cell>
              <table:table-cell office:value-type="float" office:value="-0.0999831">
                <text:p>-0.0999831</text:p>
              </table:table-cell>
              <table:table-cell office:value-type="float" office:value="0.00184063">
                <text:p>0.001840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7">
                <text:p>3.17</text:p>
              </table:table-cell>
              <table:table-cell office:value-type="float" office:value="-0.00284035">
                <text:p>-0.00284035</text:p>
              </table:table-cell>
              <table:table-cell office:value-type="float" office:value="-0.0999597">
                <text:p>-0.0999597</text:p>
              </table:table-cell>
              <table:table-cell office:value-type="float" office:value="0.00284035">
                <text:p>0.002840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8">
                <text:p>3.18</text:p>
              </table:table-cell>
              <table:table-cell office:value-type="float" office:value="-0.00383979">
                <text:p>-0.00383979</text:p>
              </table:table-cell>
              <table:table-cell office:value-type="float" office:value="-0.0999263">
                <text:p>-0.0999263</text:p>
              </table:table-cell>
              <table:table-cell office:value-type="float" office:value="0.00383979">
                <text:p>0.003839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9">
                <text:p>3.19</text:p>
              </table:table-cell>
              <table:table-cell office:value-type="float" office:value="-0.00483884">
                <text:p>-0.00483884</text:p>
              </table:table-cell>
              <table:table-cell office:value-type="float" office:value="-0.0998829">
                <text:p>-0.0998829</text:p>
              </table:table-cell>
              <table:table-cell office:value-type="float" office:value="0.00483884">
                <text:p>0.004838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">
                <text:p>3.2</text:p>
              </table:table-cell>
              <table:table-cell office:value-type="float" office:value="-0.00583741">
                <text:p>-0.00583741</text:p>
              </table:table-cell>
              <table:table-cell office:value-type="float" office:value="-0.0998295">
                <text:p>-0.0998295</text:p>
              </table:table-cell>
              <table:table-cell office:value-type="float" office:value="0.00583741">
                <text:p>0.005837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1">
                <text:p>3.21</text:p>
              </table:table-cell>
              <table:table-cell office:value-type="float" office:value="-0.0068354">
                <text:p>-0.0068354</text:p>
              </table:table-cell>
              <table:table-cell office:value-type="float" office:value="-0.0997661">
                <text:p>-0.0997661</text:p>
              </table:table-cell>
              <table:table-cell office:value-type="float" office:value="0.0068354">
                <text:p>0.00683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2">
                <text:p>3.22</text:p>
              </table:table-cell>
              <table:table-cell office:value-type="float" office:value="-0.0078327">
                <text:p>-0.0078327</text:p>
              </table:table-cell>
              <table:table-cell office:value-type="float" office:value="-0.0996928">
                <text:p>-0.0996928</text:p>
              </table:table-cell>
              <table:table-cell office:value-type="float" office:value="0.0078327">
                <text:p>0.00783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3">
                <text:p>3.23</text:p>
              </table:table-cell>
              <table:table-cell office:value-type="float" office:value="-0.00882922">
                <text:p>-0.00882922</text:p>
              </table:table-cell>
              <table:table-cell office:value-type="float" office:value="-0.0996095">
                <text:p>-0.0996095</text:p>
              </table:table-cell>
              <table:table-cell office:value-type="float" office:value="0.00882922">
                <text:p>0.008829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4">
                <text:p>3.24</text:p>
              </table:table-cell>
              <table:table-cell office:value-type="float" office:value="-0.00982486">
                <text:p>-0.00982486</text:p>
              </table:table-cell>
              <table:table-cell office:value-type="float" office:value="-0.0995162">
                <text:p>-0.0995162</text:p>
              </table:table-cell>
              <table:table-cell office:value-type="float" office:value="0.00982486">
                <text:p>0.009824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5">
                <text:p>3.25</text:p>
              </table:table-cell>
              <table:table-cell office:value-type="float" office:value="-0.0108195">
                <text:p>-0.0108195</text:p>
              </table:table-cell>
              <table:table-cell office:value-type="float" office:value="-0.099413">
                <text:p>-0.099413</text:p>
              </table:table-cell>
              <table:table-cell office:value-type="float" office:value="0.0108195">
                <text:p>0.01081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6">
                <text:p>3.26</text:p>
              </table:table-cell>
              <table:table-cell office:value-type="float" office:value="-0.0118131">
                <text:p>-0.0118131</text:p>
              </table:table-cell>
              <table:table-cell office:value-type="float" office:value="-0.0992998">
                <text:p>-0.0992998</text:p>
              </table:table-cell>
              <table:table-cell office:value-type="float" office:value="0.0118131">
                <text:p>0.01181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7">
                <text:p>3.27</text:p>
              </table:table-cell>
              <table:table-cell office:value-type="float" office:value="-0.0128055">
                <text:p>-0.0128055</text:p>
              </table:table-cell>
              <table:table-cell office:value-type="float" office:value="-0.0991767">
                <text:p>-0.0991767</text:p>
              </table:table-cell>
              <table:table-cell office:value-type="float" office:value="0.0128055">
                <text:p>0.01280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8">
                <text:p>3.28</text:p>
              </table:table-cell>
              <table:table-cell office:value-type="float" office:value="-0.0137966">
                <text:p>-0.0137966</text:p>
              </table:table-cell>
              <table:table-cell office:value-type="float" office:value="-0.0990437">
                <text:p>-0.0990437</text:p>
              </table:table-cell>
              <table:table-cell office:value-type="float" office:value="0.0137966">
                <text:p>0.01379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9">
                <text:p>3.29</text:p>
              </table:table-cell>
              <table:table-cell office:value-type="float" office:value="-0.0147863">
                <text:p>-0.0147863</text:p>
              </table:table-cell>
              <table:table-cell office:value-type="float" office:value="-0.0989008">
                <text:p>-0.0989008</text:p>
              </table:table-cell>
              <table:table-cell office:value-type="float" office:value="0.0147863">
                <text:p>0.01478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">
                <text:p>3.3</text:p>
              </table:table-cell>
              <table:table-cell office:value-type="float" office:value="-0.0157746">
                <text:p>-0.0157746</text:p>
              </table:table-cell>
              <table:table-cell office:value-type="float" office:value="-0.098748">
                <text:p>-0.098748</text:p>
              </table:table-cell>
              <table:table-cell office:value-type="float" office:value="0.0157746">
                <text:p>0.01577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1">
                <text:p>3.31</text:p>
              </table:table-cell>
              <table:table-cell office:value-type="float" office:value="-0.0167612">
                <text:p>-0.0167612</text:p>
              </table:table-cell>
              <table:table-cell office:value-type="float" office:value="-0.0985853">
                <text:p>-0.0985853</text:p>
              </table:table-cell>
              <table:table-cell office:value-type="float" office:value="0.0167612">
                <text:p>0.01676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2">
                <text:p>3.32</text:p>
              </table:table-cell>
              <table:table-cell office:value-type="float" office:value="-0.0177462">
                <text:p>-0.0177462</text:p>
              </table:table-cell>
              <table:table-cell office:value-type="float" office:value="-0.0984128">
                <text:p>-0.0984128</text:p>
              </table:table-cell>
              <table:table-cell office:value-type="float" office:value="0.0177462">
                <text:p>0.01774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3">
                <text:p>3.33</text:p>
              </table:table-cell>
              <table:table-cell office:value-type="float" office:value="-0.0187295">
                <text:p>-0.0187295</text:p>
              </table:table-cell>
              <table:table-cell office:value-type="float" office:value="-0.0982304">
                <text:p>-0.0982304</text:p>
              </table:table-cell>
              <table:table-cell office:value-type="float" office:value="0.0187295">
                <text:p>0.01872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4">
                <text:p>3.34</text:p>
              </table:table-cell>
              <table:table-cell office:value-type="float" office:value="-0.0197108">
                <text:p>-0.0197108</text:p>
              </table:table-cell>
              <table:table-cell office:value-type="float" office:value="-0.0980382">
                <text:p>-0.0980382</text:p>
              </table:table-cell>
              <table:table-cell office:value-type="float" office:value="0.0197108">
                <text:p>0.01971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5">
                <text:p>3.35</text:p>
              </table:table-cell>
              <table:table-cell office:value-type="float" office:value="-0.0206902">
                <text:p>-0.0206902</text:p>
              </table:table-cell>
              <table:table-cell office:value-type="float" office:value="-0.0978362">
                <text:p>-0.0978362</text:p>
              </table:table-cell>
              <table:table-cell office:value-type="float" office:value="0.0206902">
                <text:p>0.02069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6">
                <text:p>3.36</text:p>
              </table:table-cell>
              <table:table-cell office:value-type="float" office:value="-0.0216675">
                <text:p>-0.0216675</text:p>
              </table:table-cell>
              <table:table-cell office:value-type="float" office:value="-0.0976244">
                <text:p>-0.0976244</text:p>
              </table:table-cell>
              <table:table-cell office:value-type="float" office:value="0.0216675">
                <text:p>0.02166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7">
                <text:p>3.37</text:p>
              </table:table-cell>
              <table:table-cell office:value-type="float" office:value="-0.0226427">
                <text:p>-0.0226427</text:p>
              </table:table-cell>
              <table:table-cell office:value-type="float" office:value="-0.0974028">
                <text:p>-0.0974028</text:p>
              </table:table-cell>
              <table:table-cell office:value-type="float" office:value="0.0226427">
                <text:p>0.02264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8">
                <text:p>3.38</text:p>
              </table:table-cell>
              <table:table-cell office:value-type="float" office:value="-0.0236155">
                <text:p>-0.0236155</text:p>
              </table:table-cell>
              <table:table-cell office:value-type="float" office:value="-0.0971715">
                <text:p>-0.0971715</text:p>
              </table:table-cell>
              <table:table-cell office:value-type="float" office:value="0.0236155">
                <text:p>0.02361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9">
                <text:p>3.39</text:p>
              </table:table-cell>
              <table:table-cell office:value-type="float" office:value="-0.0245861">
                <text:p>-0.0245861</text:p>
              </table:table-cell>
              <table:table-cell office:value-type="float" office:value="-0.0969305">
                <text:p>-0.0969305</text:p>
              </table:table-cell>
              <table:table-cell office:value-type="float" office:value="0.0245861">
                <text:p>0.02458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">
                <text:p>3.4</text:p>
              </table:table-cell>
              <table:table-cell office:value-type="float" office:value="-0.0255541">
                <text:p>-0.0255541</text:p>
              </table:table-cell>
              <table:table-cell office:value-type="float" office:value="-0.0966798">
                <text:p>-0.0966798</text:p>
              </table:table-cell>
              <table:table-cell office:value-type="float" office:value="0.0255541">
                <text:p>0.02555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1">
                <text:p>3.41</text:p>
              </table:table-cell>
              <table:table-cell office:value-type="float" office:value="-0.0265196">
                <text:p>-0.0265196</text:p>
              </table:table-cell>
              <table:table-cell office:value-type="float" office:value="-0.0964194">
                <text:p>-0.0964194</text:p>
              </table:table-cell>
              <table:table-cell office:value-type="float" office:value="0.0265196">
                <text:p>0.02651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2">
                <text:p>3.42</text:p>
              </table:table-cell>
              <table:table-cell office:value-type="float" office:value="-0.0274825">
                <text:p>-0.0274825</text:p>
              </table:table-cell>
              <table:table-cell office:value-type="float" office:value="-0.0961494">
                <text:p>-0.0961494</text:p>
              </table:table-cell>
              <table:table-cell office:value-type="float" office:value="0.0274825">
                <text:p>0.02748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3">
                <text:p>3.43</text:p>
              </table:table-cell>
              <table:table-cell office:value-type="float" office:value="-0.0284426">
                <text:p>-0.0284426</text:p>
              </table:table-cell>
              <table:table-cell office:value-type="float" office:value="-0.0958698">
                <text:p>-0.0958698</text:p>
              </table:table-cell>
              <table:table-cell office:value-type="float" office:value="0.0284426">
                <text:p>0.02844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4">
                <text:p>3.44</text:p>
              </table:table-cell>
              <table:table-cell office:value-type="float" office:value="-0.0293998">
                <text:p>-0.0293998</text:p>
              </table:table-cell>
              <table:table-cell office:value-type="float" office:value="-0.0955806">
                <text:p>-0.0955806</text:p>
              </table:table-cell>
              <table:table-cell office:value-type="float" office:value="0.0293998">
                <text:p>0.02939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5">
                <text:p>3.45</text:p>
              </table:table-cell>
              <table:table-cell office:value-type="float" office:value="-0.0303542">
                <text:p>-0.0303542</text:p>
              </table:table-cell>
              <table:table-cell office:value-type="float" office:value="-0.0952818">
                <text:p>-0.0952818</text:p>
              </table:table-cell>
              <table:table-cell office:value-type="float" office:value="0.0303542">
                <text:p>0.03035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6">
                <text:p>3.46</text:p>
              </table:table-cell>
              <table:table-cell office:value-type="float" office:value="-0.0313054">
                <text:p>-0.0313054</text:p>
              </table:table-cell>
              <table:table-cell office:value-type="float" office:value="-0.0949735">
                <text:p>-0.0949735</text:p>
              </table:table-cell>
              <table:table-cell office:value-type="float" office:value="0.0313054">
                <text:p>0.03130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7">
                <text:p>3.47</text:p>
              </table:table-cell>
              <table:table-cell office:value-type="float" office:value="-0.0322536">
                <text:p>-0.0322536</text:p>
              </table:table-cell>
              <table:table-cell office:value-type="float" office:value="-0.0946557">
                <text:p>-0.0946557</text:p>
              </table:table-cell>
              <table:table-cell office:value-type="float" office:value="0.0322536">
                <text:p>0.03225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8">
                <text:p>3.48</text:p>
              </table:table-cell>
              <table:table-cell office:value-type="float" office:value="-0.0331985">
                <text:p>-0.0331985</text:p>
              </table:table-cell>
              <table:table-cell office:value-type="float" office:value="-0.0943285">
                <text:p>-0.0943285</text:p>
              </table:table-cell>
              <table:table-cell office:value-type="float" office:value="0.0331985">
                <text:p>0.03319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9">
                <text:p>3.49</text:p>
              </table:table-cell>
              <table:table-cell office:value-type="float" office:value="-0.0341401">
                <text:p>-0.0341401</text:p>
              </table:table-cell>
              <table:table-cell office:value-type="float" office:value="-0.0939918">
                <text:p>-0.0939918</text:p>
              </table:table-cell>
              <table:table-cell office:value-type="float" office:value="0.0341401">
                <text:p>0.03414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">
                <text:p>3.5</text:p>
              </table:table-cell>
              <table:table-cell office:value-type="float" office:value="-0.0350783">
                <text:p>-0.0350783</text:p>
              </table:table-cell>
              <table:table-cell office:value-type="float" office:value="-0.0936457">
                <text:p>-0.0936457</text:p>
              </table:table-cell>
              <table:table-cell office:value-type="float" office:value="0.0350783">
                <text:p>0.03507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1">
                <text:p>3.51</text:p>
              </table:table-cell>
              <table:table-cell office:value-type="float" office:value="-0.036013">
                <text:p>-0.036013</text:p>
              </table:table-cell>
              <table:table-cell office:value-type="float" office:value="-0.0932902">
                <text:p>-0.0932902</text:p>
              </table:table-cell>
              <table:table-cell office:value-type="float" office:value="0.036013">
                <text:p>0.0360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2">
                <text:p>3.52</text:p>
              </table:table-cell>
              <table:table-cell office:value-type="float" office:value="-0.0369441">
                <text:p>-0.0369441</text:p>
              </table:table-cell>
              <table:table-cell office:value-type="float" office:value="-0.0929254">
                <text:p>-0.0929254</text:p>
              </table:table-cell>
              <table:table-cell office:value-type="float" office:value="0.0369441">
                <text:p>0.03694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3">
                <text:p>3.53</text:p>
              </table:table-cell>
              <table:table-cell office:value-type="float" office:value="-0.0378715">
                <text:p>-0.0378715</text:p>
              </table:table-cell>
              <table:table-cell office:value-type="float" office:value="-0.0925513">
                <text:p>-0.0925513</text:p>
              </table:table-cell>
              <table:table-cell office:value-type="float" office:value="0.0378715">
                <text:p>0.03787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4">
                <text:p>3.54</text:p>
              </table:table-cell>
              <table:table-cell office:value-type="float" office:value="-0.0387951">
                <text:p>-0.0387951</text:p>
              </table:table-cell>
              <table:table-cell office:value-type="float" office:value="-0.092168">
                <text:p>-0.092168</text:p>
              </table:table-cell>
              <table:table-cell office:value-type="float" office:value="0.0387951">
                <text:p>0.03879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5">
                <text:p>3.55</text:p>
              </table:table-cell>
              <table:table-cell office:value-type="float" office:value="-0.0397148">
                <text:p>-0.0397148</text:p>
              </table:table-cell>
              <table:table-cell office:value-type="float" office:value="-0.0917755">
                <text:p>-0.0917755</text:p>
              </table:table-cell>
              <table:table-cell office:value-type="float" office:value="0.0397148">
                <text:p>0.03971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6">
                <text:p>3.56</text:p>
              </table:table-cell>
              <table:table-cell office:value-type="float" office:value="-0.0406306">
                <text:p>-0.0406306</text:p>
              </table:table-cell>
              <table:table-cell office:value-type="float" office:value="-0.0913737">
                <text:p>-0.0913737</text:p>
              </table:table-cell>
              <table:table-cell office:value-type="float" office:value="0.0406306">
                <text:p>0.04063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7">
                <text:p>3.57</text:p>
              </table:table-cell>
              <table:table-cell office:value-type="float" office:value="-0.0415423">
                <text:p>-0.0415423</text:p>
              </table:table-cell>
              <table:table-cell office:value-type="float" office:value="-0.0909629">
                <text:p>-0.0909629</text:p>
              </table:table-cell>
              <table:table-cell office:value-type="float" office:value="0.0415423">
                <text:p>0.04154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8">
                <text:p>3.58</text:p>
              </table:table-cell>
              <table:table-cell office:value-type="float" office:value="-0.0424498">
                <text:p>-0.0424498</text:p>
              </table:table-cell>
              <table:table-cell office:value-type="float" office:value="-0.0905429">
                <text:p>-0.0905429</text:p>
              </table:table-cell>
              <table:table-cell office:value-type="float" office:value="0.0424498">
                <text:p>0.04244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59">
                <text:p>3.59</text:p>
              </table:table-cell>
              <table:table-cell office:value-type="float" office:value="-0.0433531">
                <text:p>-0.0433531</text:p>
              </table:table-cell>
              <table:table-cell office:value-type="float" office:value="-0.0901139">
                <text:p>-0.0901139</text:p>
              </table:table-cell>
              <table:table-cell office:value-type="float" office:value="0.0433531">
                <text:p>0.04335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">
                <text:p>3.6</text:p>
              </table:table-cell>
              <table:table-cell office:value-type="float" office:value="-0.044252">
                <text:p>-0.044252</text:p>
              </table:table-cell>
              <table:table-cell office:value-type="float" office:value="-0.0896758">
                <text:p>-0.0896758</text:p>
              </table:table-cell>
              <table:table-cell office:value-type="float" office:value="0.044252">
                <text:p>0.0442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1">
                <text:p>3.61</text:p>
              </table:table-cell>
              <table:table-cell office:value-type="float" office:value="-0.0451466">
                <text:p>-0.0451466</text:p>
              </table:table-cell>
              <table:table-cell office:value-type="float" office:value="-0.0892288">
                <text:p>-0.0892288</text:p>
              </table:table-cell>
              <table:table-cell office:value-type="float" office:value="0.0451466">
                <text:p>0.04514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2">
                <text:p>3.62</text:p>
              </table:table-cell>
              <table:table-cell office:value-type="float" office:value="-0.0460366">
                <text:p>-0.0460366</text:p>
              </table:table-cell>
              <table:table-cell office:value-type="float" office:value="-0.0887729">
                <text:p>-0.0887729</text:p>
              </table:table-cell>
              <table:table-cell office:value-type="float" office:value="0.0460366">
                <text:p>0.04603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3">
                <text:p>3.63</text:p>
              </table:table-cell>
              <table:table-cell office:value-type="float" office:value="-0.046922">
                <text:p>-0.046922</text:p>
              </table:table-cell>
              <table:table-cell office:value-type="float" office:value="-0.0883081">
                <text:p>-0.0883081</text:p>
              </table:table-cell>
              <table:table-cell office:value-type="float" office:value="0.046922">
                <text:p>0.0469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4">
                <text:p>3.64</text:p>
              </table:table-cell>
              <table:table-cell office:value-type="float" office:value="-0.0478027">
                <text:p>-0.0478027</text:p>
              </table:table-cell>
              <table:table-cell office:value-type="float" office:value="-0.0878345">
                <text:p>-0.0878345</text:p>
              </table:table-cell>
              <table:table-cell office:value-type="float" office:value="0.0478027">
                <text:p>0.04780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5">
                <text:p>3.65</text:p>
              </table:table-cell>
              <table:table-cell office:value-type="float" office:value="-0.0486787">
                <text:p>-0.0486787</text:p>
              </table:table-cell>
              <table:table-cell office:value-type="float" office:value="-0.0873521">
                <text:p>-0.0873521</text:p>
              </table:table-cell>
              <table:table-cell office:value-type="float" office:value="0.0486787">
                <text:p>0.04867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6">
                <text:p>3.66</text:p>
              </table:table-cell>
              <table:table-cell office:value-type="float" office:value="-0.0495497">
                <text:p>-0.0495497</text:p>
              </table:table-cell>
              <table:table-cell office:value-type="float" office:value="-0.0868609">
                <text:p>-0.0868609</text:p>
              </table:table-cell>
              <table:table-cell office:value-type="float" office:value="0.0495497">
                <text:p>0.04954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7">
                <text:p>3.67</text:p>
              </table:table-cell>
              <table:table-cell office:value-type="float" office:value="-0.0504159">
                <text:p>-0.0504159</text:p>
              </table:table-cell>
              <table:table-cell office:value-type="float" office:value="-0.0863611">
                <text:p>-0.0863611</text:p>
              </table:table-cell>
              <table:table-cell office:value-type="float" office:value="0.0504159">
                <text:p>0.05041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8">
                <text:p>3.68</text:p>
              </table:table-cell>
              <table:table-cell office:value-type="float" office:value="-0.0512769">
                <text:p>-0.0512769</text:p>
              </table:table-cell>
              <table:table-cell office:value-type="float" office:value="-0.0858526">
                <text:p>-0.0858526</text:p>
              </table:table-cell>
              <table:table-cell office:value-type="float" office:value="0.0512769">
                <text:p>0.05127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69">
                <text:p>3.69</text:p>
              </table:table-cell>
              <table:table-cell office:value-type="float" office:value="-0.0521329">
                <text:p>-0.0521329</text:p>
              </table:table-cell>
              <table:table-cell office:value-type="float" office:value="-0.0853356">
                <text:p>-0.0853356</text:p>
              </table:table-cell>
              <table:table-cell office:value-type="float" office:value="0.0521329">
                <text:p>0.05213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">
                <text:p>3.7</text:p>
              </table:table-cell>
              <table:table-cell office:value-type="float" office:value="-0.0529836">
                <text:p>-0.0529836</text:p>
              </table:table-cell>
              <table:table-cell office:value-type="float" office:value="-0.08481">
                <text:p>-0.08481</text:p>
              </table:table-cell>
              <table:table-cell office:value-type="float" office:value="0.0529836">
                <text:p>0.05298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1">
                <text:p>3.71</text:p>
              </table:table-cell>
              <table:table-cell office:value-type="float" office:value="-0.0538291">
                <text:p>-0.0538291</text:p>
              </table:table-cell>
              <table:table-cell office:value-type="float" office:value="-0.0842759">
                <text:p>-0.0842759</text:p>
              </table:table-cell>
              <table:table-cell office:value-type="float" office:value="0.0538291">
                <text:p>0.05382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2">
                <text:p>3.72</text:p>
              </table:table-cell>
              <table:table-cell office:value-type="float" office:value="-0.0546691">
                <text:p>-0.0546691</text:p>
              </table:table-cell>
              <table:table-cell office:value-type="float" office:value="-0.0837334">
                <text:p>-0.0837334</text:p>
              </table:table-cell>
              <table:table-cell office:value-type="float" office:value="0.0546691">
                <text:p>0.05466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3">
                <text:p>3.73</text:p>
              </table:table-cell>
              <table:table-cell office:value-type="float" office:value="-0.0555037">
                <text:p>-0.0555037</text:p>
              </table:table-cell>
              <table:table-cell office:value-type="float" office:value="-0.0831826">
                <text:p>-0.0831826</text:p>
              </table:table-cell>
              <table:table-cell office:value-type="float" office:value="0.0555037">
                <text:p>0.05550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4">
                <text:p>3.74</text:p>
              </table:table-cell>
              <table:table-cell office:value-type="float" office:value="-0.0563327">
                <text:p>-0.0563327</text:p>
              </table:table-cell>
              <table:table-cell office:value-type="float" office:value="-0.0826234">
                <text:p>-0.0826234</text:p>
              </table:table-cell>
              <table:table-cell office:value-type="float" office:value="0.0563327">
                <text:p>0.05633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5">
                <text:p>3.75</text:p>
              </table:table-cell>
              <table:table-cell office:value-type="float" office:value="-0.0571561">
                <text:p>-0.0571561</text:p>
              </table:table-cell>
              <table:table-cell office:value-type="float" office:value="-0.0820559">
                <text:p>-0.0820559</text:p>
              </table:table-cell>
              <table:table-cell office:value-type="float" office:value="0.0571561">
                <text:p>0.05715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6">
                <text:p>3.76</text:p>
              </table:table-cell>
              <table:table-cell office:value-type="float" office:value="-0.0579738">
                <text:p>-0.0579738</text:p>
              </table:table-cell>
              <table:table-cell office:value-type="float" office:value="-0.0814803">
                <text:p>-0.0814803</text:p>
              </table:table-cell>
              <table:table-cell office:value-type="float" office:value="0.0579738">
                <text:p>0.05797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7">
                <text:p>3.77</text:p>
              </table:table-cell>
              <table:table-cell office:value-type="float" office:value="-0.0587857">
                <text:p>-0.0587857</text:p>
              </table:table-cell>
              <table:table-cell office:value-type="float" office:value="-0.0808965">
                <text:p>-0.0808965</text:p>
              </table:table-cell>
              <table:table-cell office:value-type="float" office:value="0.0587857">
                <text:p>0.05878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8">
                <text:p>3.78</text:p>
              </table:table-cell>
              <table:table-cell office:value-type="float" office:value="-0.0595917">
                <text:p>-0.0595917</text:p>
              </table:table-cell>
              <table:table-cell office:value-type="float" office:value="-0.0803046">
                <text:p>-0.0803046</text:p>
              </table:table-cell>
              <table:table-cell office:value-type="float" office:value="0.0595917">
                <text:p>0.05959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79">
                <text:p>3.79</text:p>
              </table:table-cell>
              <table:table-cell office:value-type="float" office:value="-0.0603918">
                <text:p>-0.0603918</text:p>
              </table:table-cell>
              <table:table-cell office:value-type="float" office:value="-0.0797047">
                <text:p>-0.0797047</text:p>
              </table:table-cell>
              <table:table-cell office:value-type="float" office:value="0.0603918">
                <text:p>0.0603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">
                <text:p>3.8</text:p>
              </table:table-cell>
              <table:table-cell office:value-type="float" office:value="-0.0611858">
                <text:p>-0.0611858</text:p>
              </table:table-cell>
              <table:table-cell office:value-type="float" office:value="-0.0790968">
                <text:p>-0.0790968</text:p>
              </table:table-cell>
              <table:table-cell office:value-type="float" office:value="0.0611858">
                <text:p>0.06118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1">
                <text:p>3.81</text:p>
              </table:table-cell>
              <table:table-cell office:value-type="float" office:value="-0.0619737">
                <text:p>-0.0619737</text:p>
              </table:table-cell>
              <table:table-cell office:value-type="float" office:value="-0.078481">
                <text:p>-0.078481</text:p>
              </table:table-cell>
              <table:table-cell office:value-type="float" office:value="0.0619737">
                <text:p>0.06197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2">
                <text:p>3.82</text:p>
              </table:table-cell>
              <table:table-cell office:value-type="float" office:value="-0.0627554">
                <text:p>-0.0627554</text:p>
              </table:table-cell>
              <table:table-cell office:value-type="float" office:value="-0.0778573">
                <text:p>-0.0778573</text:p>
              </table:table-cell>
              <table:table-cell office:value-type="float" office:value="0.0627554">
                <text:p>0.06275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3">
                <text:p>3.83</text:p>
              </table:table-cell>
              <table:table-cell office:value-type="float" office:value="-0.0635308">
                <text:p>-0.0635308</text:p>
              </table:table-cell>
              <table:table-cell office:value-type="float" office:value="-0.0772259">
                <text:p>-0.0772259</text:p>
              </table:table-cell>
              <table:table-cell office:value-type="float" office:value="0.0635308">
                <text:p>0.06353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4">
                <text:p>3.84</text:p>
              </table:table-cell>
              <table:table-cell office:value-type="float" office:value="-0.0642999">
                <text:p>-0.0642999</text:p>
              </table:table-cell>
              <table:table-cell office:value-type="float" office:value="-0.0765867">
                <text:p>-0.0765867</text:p>
              </table:table-cell>
              <table:table-cell office:value-type="float" office:value="0.0642999">
                <text:p>0.06429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5">
                <text:p>3.85</text:p>
              </table:table-cell>
              <table:table-cell office:value-type="float" office:value="-0.0650625">
                <text:p>-0.0650625</text:p>
              </table:table-cell>
              <table:table-cell office:value-type="float" office:value="-0.0759399">
                <text:p>-0.0759399</text:p>
              </table:table-cell>
              <table:table-cell office:value-type="float" office:value="0.0650625">
                <text:p>0.0650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6">
                <text:p>3.86</text:p>
              </table:table-cell>
              <table:table-cell office:value-type="float" office:value="-0.0658186">
                <text:p>-0.0658186</text:p>
              </table:table-cell>
              <table:table-cell office:value-type="float" office:value="-0.0752855">
                <text:p>-0.0752855</text:p>
              </table:table-cell>
              <table:table-cell office:value-type="float" office:value="0.0658186">
                <text:p>0.06581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7">
                <text:p>3.87</text:p>
              </table:table-cell>
              <table:table-cell office:value-type="float" office:value="-0.0665682">
                <text:p>-0.0665682</text:p>
              </table:table-cell>
              <table:table-cell office:value-type="float" office:value="-0.0746236">
                <text:p>-0.0746236</text:p>
              </table:table-cell>
              <table:table-cell office:value-type="float" office:value="0.0665682">
                <text:p>0.06656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8">
                <text:p>3.88</text:p>
              </table:table-cell>
              <table:table-cell office:value-type="float" office:value="-0.0673111">
                <text:p>-0.0673111</text:p>
              </table:table-cell>
              <table:table-cell office:value-type="float" office:value="-0.0739542">
                <text:p>-0.0739542</text:p>
              </table:table-cell>
              <table:table-cell office:value-type="float" office:value="0.0673111">
                <text:p>0.0673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89">
                <text:p>3.89</text:p>
              </table:table-cell>
              <table:table-cell office:value-type="float" office:value="-0.0680473">
                <text:p>-0.0680473</text:p>
              </table:table-cell>
              <table:table-cell office:value-type="float" office:value="-0.0732774">
                <text:p>-0.0732774</text:p>
              </table:table-cell>
              <table:table-cell office:value-type="float" office:value="0.0680473">
                <text:p>0.06804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">
                <text:p>3.9</text:p>
              </table:table-cell>
              <table:table-cell office:value-type="float" office:value="-0.0687766">
                <text:p>-0.0687766</text:p>
              </table:table-cell>
              <table:table-cell office:value-type="float" office:value="-0.0725932">
                <text:p>-0.0725932</text:p>
              </table:table-cell>
              <table:table-cell office:value-type="float" office:value="0.0687766">
                <text:p>0.06877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1">
                <text:p>3.91</text:p>
              </table:table-cell>
              <table:table-cell office:value-type="float" office:value="-0.0694991">
                <text:p>-0.0694991</text:p>
              </table:table-cell>
              <table:table-cell office:value-type="float" office:value="-0.0719018">
                <text:p>-0.0719018</text:p>
              </table:table-cell>
              <table:table-cell office:value-type="float" office:value="0.0694991">
                <text:p>0.06949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2">
                <text:p>3.92</text:p>
              </table:table-cell>
              <table:table-cell office:value-type="float" office:value="-0.0702146">
                <text:p>-0.0702146</text:p>
              </table:table-cell>
              <table:table-cell office:value-type="float" office:value="-0.0712033">
                <text:p>-0.0712033</text:p>
              </table:table-cell>
              <table:table-cell office:value-type="float" office:value="0.0702146">
                <text:p>0.07021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3">
                <text:p>3.93</text:p>
              </table:table-cell>
              <table:table-cell office:value-type="float" office:value="-0.0709231">
                <text:p>-0.0709231</text:p>
              </table:table-cell>
              <table:table-cell office:value-type="float" office:value="-0.0704976">
                <text:p>-0.0704976</text:p>
              </table:table-cell>
              <table:table-cell office:value-type="float" office:value="0.0709231">
                <text:p>0.07092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4">
                <text:p>3.94</text:p>
              </table:table-cell>
              <table:table-cell office:value-type="float" office:value="-0.0716246">
                <text:p>-0.0716246</text:p>
              </table:table-cell>
              <table:table-cell office:value-type="float" office:value="-0.0697848">
                <text:p>-0.0697848</text:p>
              </table:table-cell>
              <table:table-cell office:value-type="float" office:value="0.0716246">
                <text:p>0.07162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5">
                <text:p>3.95</text:p>
              </table:table-cell>
              <table:table-cell office:value-type="float" office:value="-0.0723188">
                <text:p>-0.0723188</text:p>
              </table:table-cell>
              <table:table-cell office:value-type="float" office:value="-0.0690651">
                <text:p>-0.0690651</text:p>
              </table:table-cell>
              <table:table-cell office:value-type="float" office:value="0.0723188">
                <text:p>0.07231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6">
                <text:p>3.96</text:p>
              </table:table-cell>
              <table:table-cell office:value-type="float" office:value="-0.0730058">
                <text:p>-0.0730058</text:p>
              </table:table-cell>
              <table:table-cell office:value-type="float" office:value="-0.0683385">
                <text:p>-0.0683385</text:p>
              </table:table-cell>
              <table:table-cell office:value-type="float" office:value="0.0730058">
                <text:p>0.07300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7">
                <text:p>3.97</text:p>
              </table:table-cell>
              <table:table-cell office:value-type="float" office:value="-0.0736856">
                <text:p>-0.0736856</text:p>
              </table:table-cell>
              <table:table-cell office:value-type="float" office:value="-0.067605">
                <text:p>-0.067605</text:p>
              </table:table-cell>
              <table:table-cell office:value-type="float" office:value="0.0736856">
                <text:p>0.07368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8">
                <text:p>3.98</text:p>
              </table:table-cell>
              <table:table-cell office:value-type="float" office:value="-0.0743579">
                <text:p>-0.0743579</text:p>
              </table:table-cell>
              <table:table-cell office:value-type="float" office:value="-0.0668648">
                <text:p>-0.0668648</text:p>
              </table:table-cell>
              <table:table-cell office:value-type="float" office:value="0.0743579">
                <text:p>0.07435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9">
                <text:p>3.99</text:p>
              </table:table-cell>
              <table:table-cell office:value-type="float" office:value="-0.0750228">
                <text:p>-0.0750228</text:p>
              </table:table-cell>
              <table:table-cell office:value-type="float" office:value="-0.0661179">
                <text:p>-0.0661179</text:p>
              </table:table-cell>
              <table:table-cell office:value-type="float" office:value="0.0750228">
                <text:p>0.07502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  <table:table-cell office:value-type="float" office:value="-0.0756802">
                <text:p>-0.0756802</text:p>
              </table:table-cell>
              <table:table-cell office:value-type="float" office:value="-0.0653644">
                <text:p>-0.0653644</text:p>
              </table:table-cell>
              <table:table-cell office:value-type="float" office:value="0.0756802">
                <text:p>0.07568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1">
                <text:p>4.01</text:p>
              </table:table-cell>
              <table:table-cell office:value-type="float" office:value="-0.0763301">
                <text:p>-0.0763301</text:p>
              </table:table-cell>
              <table:table-cell office:value-type="float" office:value="-0.0646043">
                <text:p>-0.0646043</text:p>
              </table:table-cell>
              <table:table-cell office:value-type="float" office:value="0.0763301">
                <text:p>0.07633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2">
                <text:p>4.02</text:p>
              </table:table-cell>
              <table:table-cell office:value-type="float" office:value="-0.0769723">
                <text:p>-0.0769723</text:p>
              </table:table-cell>
              <table:table-cell office:value-type="float" office:value="-0.0638378">
                <text:p>-0.0638378</text:p>
              </table:table-cell>
              <table:table-cell office:value-type="float" office:value="0.0769723">
                <text:p>0.07697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3">
                <text:p>4.03</text:p>
              </table:table-cell>
              <table:table-cell office:value-type="float" office:value="-0.0776068">
                <text:p>-0.0776068</text:p>
              </table:table-cell>
              <table:table-cell office:value-type="float" office:value="-0.0630649">
                <text:p>-0.0630649</text:p>
              </table:table-cell>
              <table:table-cell office:value-type="float" office:value="0.0776068">
                <text:p>0.07760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4">
                <text:p>4.04</text:p>
              </table:table-cell>
              <table:table-cell office:value-type="float" office:value="-0.0782336">
                <text:p>-0.0782336</text:p>
              </table:table-cell>
              <table:table-cell office:value-type="float" office:value="-0.0622857">
                <text:p>-0.0622857</text:p>
              </table:table-cell>
              <table:table-cell office:value-type="float" office:value="0.0782336">
                <text:p>0.07823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5">
                <text:p>4.05</text:p>
              </table:table-cell>
              <table:table-cell office:value-type="float" office:value="-0.0788525">
                <text:p>-0.0788525</text:p>
              </table:table-cell>
              <table:table-cell office:value-type="float" office:value="-0.0615002">
                <text:p>-0.0615002</text:p>
              </table:table-cell>
              <table:table-cell office:value-type="float" office:value="0.0788525">
                <text:p>0.07885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6">
                <text:p>4.06</text:p>
              </table:table-cell>
              <table:table-cell office:value-type="float" office:value="-0.0794636">
                <text:p>-0.0794636</text:p>
              </table:table-cell>
              <table:table-cell office:value-type="float" office:value="-0.0607087">
                <text:p>-0.0607087</text:p>
              </table:table-cell>
              <table:table-cell office:value-type="float" office:value="0.0794636">
                <text:p>0.07946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7">
                <text:p>4.07</text:p>
              </table:table-cell>
              <table:table-cell office:value-type="float" office:value="-0.0800667">
                <text:p>-0.0800667</text:p>
              </table:table-cell>
              <table:table-cell office:value-type="float" office:value="-0.059911">
                <text:p>-0.059911</text:p>
              </table:table-cell>
              <table:table-cell office:value-type="float" office:value="0.0800667">
                <text:p>0.08006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8">
                <text:p>4.08</text:p>
              </table:table-cell>
              <table:table-cell office:value-type="float" office:value="-0.0806618">
                <text:p>-0.0806618</text:p>
              </table:table-cell>
              <table:table-cell office:value-type="float" office:value="-0.0591073">
                <text:p>-0.0591073</text:p>
              </table:table-cell>
              <table:table-cell office:value-type="float" office:value="0.0806618">
                <text:p>0.08066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09">
                <text:p>4.09</text:p>
              </table:table-cell>
              <table:table-cell office:value-type="float" office:value="-0.0812488">
                <text:p>-0.0812488</text:p>
              </table:table-cell>
              <table:table-cell office:value-type="float" office:value="-0.0582978">
                <text:p>-0.0582978</text:p>
              </table:table-cell>
              <table:table-cell office:value-type="float" office:value="0.0812488">
                <text:p>0.08124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">
                <text:p>4.1</text:p>
              </table:table-cell>
              <table:table-cell office:value-type="float" office:value="-0.0818277">
                <text:p>-0.0818277</text:p>
              </table:table-cell>
              <table:table-cell office:value-type="float" office:value="-0.0574824">
                <text:p>-0.0574824</text:p>
              </table:table-cell>
              <table:table-cell office:value-type="float" office:value="0.0818277">
                <text:p>0.08182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1">
                <text:p>4.11</text:p>
              </table:table-cell>
              <table:table-cell office:value-type="float" office:value="-0.0823984">
                <text:p>-0.0823984</text:p>
              </table:table-cell>
              <table:table-cell office:value-type="float" office:value="-0.0566613">
                <text:p>-0.0566613</text:p>
              </table:table-cell>
              <table:table-cell office:value-type="float" office:value="0.0823984">
                <text:p>0.08239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2">
                <text:p>4.12</text:p>
              </table:table-cell>
              <table:table-cell office:value-type="float" office:value="-0.0829609">
                <text:p>-0.0829609</text:p>
              </table:table-cell>
              <table:table-cell office:value-type="float" office:value="-0.0558345">
                <text:p>-0.0558345</text:p>
              </table:table-cell>
              <table:table-cell office:value-type="float" office:value="0.0829609">
                <text:p>0.08296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3">
                <text:p>4.13</text:p>
              </table:table-cell>
              <table:table-cell office:value-type="float" office:value="-0.0835151">
                <text:p>-0.0835151</text:p>
              </table:table-cell>
              <table:table-cell office:value-type="float" office:value="-0.0550021">
                <text:p>-0.0550021</text:p>
              </table:table-cell>
              <table:table-cell office:value-type="float" office:value="0.0835151">
                <text:p>0.08351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4">
                <text:p>4.14</text:p>
              </table:table-cell>
              <table:table-cell office:value-type="float" office:value="-0.0840609">
                <text:p>-0.0840609</text:p>
              </table:table-cell>
              <table:table-cell office:value-type="float" office:value="-0.0541642">
                <text:p>-0.0541642</text:p>
              </table:table-cell>
              <table:table-cell office:value-type="float" office:value="0.0840609">
                <text:p>0.08406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5">
                <text:p>4.15</text:p>
              </table:table-cell>
              <table:table-cell office:value-type="float" office:value="-0.0845984">
                <text:p>-0.0845984</text:p>
              </table:table-cell>
              <table:table-cell office:value-type="float" office:value="-0.0533209">
                <text:p>-0.0533209</text:p>
              </table:table-cell>
              <table:table-cell office:value-type="float" office:value="0.0845984">
                <text:p>0.08459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6">
                <text:p>4.16</text:p>
              </table:table-cell>
              <table:table-cell office:value-type="float" office:value="-0.0851273">
                <text:p>-0.0851273</text:p>
              </table:table-cell>
              <table:table-cell office:value-type="float" office:value="-0.0524722">
                <text:p>-0.0524722</text:p>
              </table:table-cell>
              <table:table-cell office:value-type="float" office:value="0.0851273">
                <text:p>0.08512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7">
                <text:p>4.17</text:p>
              </table:table-cell>
              <table:table-cell office:value-type="float" office:value="-0.0856478">
                <text:p>-0.0856478</text:p>
              </table:table-cell>
              <table:table-cell office:value-type="float" office:value="-0.0516184">
                <text:p>-0.0516184</text:p>
              </table:table-cell>
              <table:table-cell office:value-type="float" office:value="0.0856478">
                <text:p>0.08564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8">
                <text:p>4.18</text:p>
              </table:table-cell>
              <table:table-cell office:value-type="float" office:value="-0.0861597">
                <text:p>-0.0861597</text:p>
              </table:table-cell>
              <table:table-cell office:value-type="float" office:value="-0.0507593">
                <text:p>-0.0507593</text:p>
              </table:table-cell>
              <table:table-cell office:value-type="float" office:value="0.0861597">
                <text:p>0.08615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19">
                <text:p>4.19</text:p>
              </table:table-cell>
              <table:table-cell office:value-type="float" office:value="-0.086663">
                <text:p>-0.086663</text:p>
              </table:table-cell>
              <table:table-cell office:value-type="float" office:value="-0.0498952">
                <text:p>-0.0498952</text:p>
              </table:table-cell>
              <table:table-cell office:value-type="float" office:value="0.086663">
                <text:p>0.0866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">
                <text:p>4.2</text:p>
              </table:table-cell>
              <table:table-cell office:value-type="float" office:value="-0.0871576">
                <text:p>-0.0871576</text:p>
              </table:table-cell>
              <table:table-cell office:value-type="float" office:value="-0.0490261">
                <text:p>-0.0490261</text:p>
              </table:table-cell>
              <table:table-cell office:value-type="float" office:value="0.0871576">
                <text:p>0.08715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1">
                <text:p>4.21</text:p>
              </table:table-cell>
              <table:table-cell office:value-type="float" office:value="-0.0876435">
                <text:p>-0.0876435</text:p>
              </table:table-cell>
              <table:table-cell office:value-type="float" office:value="-0.0481521">
                <text:p>-0.0481521</text:p>
              </table:table-cell>
              <table:table-cell office:value-type="float" office:value="0.0876435">
                <text:p>0.08764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2">
                <text:p>4.22</text:p>
              </table:table-cell>
              <table:table-cell office:value-type="float" office:value="-0.0881206">
                <text:p>-0.0881206</text:p>
              </table:table-cell>
              <table:table-cell office:value-type="float" office:value="-0.0472732">
                <text:p>-0.0472732</text:p>
              </table:table-cell>
              <table:table-cell office:value-type="float" office:value="0.0881206">
                <text:p>0.08812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3">
                <text:p>4.23</text:p>
              </table:table-cell>
              <table:table-cell office:value-type="float" office:value="-0.0885889">
                <text:p>-0.0885889</text:p>
              </table:table-cell>
              <table:table-cell office:value-type="float" office:value="-0.0463897">
                <text:p>-0.0463897</text:p>
              </table:table-cell>
              <table:table-cell office:value-type="float" office:value="0.0885889">
                <text:p>0.08858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4">
                <text:p>4.24</text:p>
              </table:table-cell>
              <table:table-cell office:value-type="float" office:value="-0.0890484">
                <text:p>-0.0890484</text:p>
              </table:table-cell>
              <table:table-cell office:value-type="float" office:value="-0.0455015">
                <text:p>-0.0455015</text:p>
              </table:table-cell>
              <table:table-cell office:value-type="float" office:value="0.0890484">
                <text:p>0.08904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5">
                <text:p>4.25</text:p>
              </table:table-cell>
              <table:table-cell office:value-type="float" office:value="-0.0894989">
                <text:p>-0.0894989</text:p>
              </table:table-cell>
              <table:table-cell office:value-type="float" office:value="-0.0446087">
                <text:p>-0.0446087</text:p>
              </table:table-cell>
              <table:table-cell office:value-type="float" office:value="0.0894989">
                <text:p>0.08949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6">
                <text:p>4.26</text:p>
              </table:table-cell>
              <table:table-cell office:value-type="float" office:value="-0.0899405">
                <text:p>-0.0899405</text:p>
              </table:table-cell>
              <table:table-cell office:value-type="float" office:value="-0.0437115">
                <text:p>-0.0437115</text:p>
              </table:table-cell>
              <table:table-cell office:value-type="float" office:value="0.0899405">
                <text:p>0.08994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7">
                <text:p>4.27</text:p>
              </table:table-cell>
              <table:table-cell office:value-type="float" office:value="-0.0903732">
                <text:p>-0.0903732</text:p>
              </table:table-cell>
              <table:table-cell office:value-type="float" office:value="-0.04281">
                <text:p>-0.04281</text:p>
              </table:table-cell>
              <table:table-cell office:value-type="float" office:value="0.0903732">
                <text:p>0.09037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8">
                <text:p>4.28</text:p>
              </table:table-cell>
              <table:table-cell office:value-type="float" office:value="-0.0907967">
                <text:p>-0.0907967</text:p>
              </table:table-cell>
              <table:table-cell office:value-type="float" office:value="-0.0419041">
                <text:p>-0.0419041</text:p>
              </table:table-cell>
              <table:table-cell office:value-type="float" office:value="0.0907967">
                <text:p>0.09079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29">
                <text:p>4.29</text:p>
              </table:table-cell>
              <table:table-cell office:value-type="float" office:value="-0.0912112">
                <text:p>-0.0912112</text:p>
              </table:table-cell>
              <table:table-cell office:value-type="float" office:value="-0.0409941">
                <text:p>-0.0409941</text:p>
              </table:table-cell>
              <table:table-cell office:value-type="float" office:value="0.0912112">
                <text:p>0.09121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">
                <text:p>4.3</text:p>
              </table:table-cell>
              <table:table-cell office:value-type="float" office:value="-0.0916166">
                <text:p>-0.0916166</text:p>
              </table:table-cell>
              <table:table-cell office:value-type="float" office:value="-0.0400799">
                <text:p>-0.0400799</text:p>
              </table:table-cell>
              <table:table-cell office:value-type="float" office:value="0.0916166">
                <text:p>0.09161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1">
                <text:p>4.31</text:p>
              </table:table-cell>
              <table:table-cell office:value-type="float" office:value="-0.0920128">
                <text:p>-0.0920128</text:p>
              </table:table-cell>
              <table:table-cell office:value-type="float" office:value="-0.0391618">
                <text:p>-0.0391618</text:p>
              </table:table-cell>
              <table:table-cell office:value-type="float" office:value="0.0920128">
                <text:p>0.09201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2">
                <text:p>4.32</text:p>
              </table:table-cell>
              <table:table-cell office:value-type="float" office:value="-0.0923998">
                <text:p>-0.0923998</text:p>
              </table:table-cell>
              <table:table-cell office:value-type="float" office:value="-0.0382397">
                <text:p>-0.0382397</text:p>
              </table:table-cell>
              <table:table-cell office:value-type="float" office:value="0.0923998">
                <text:p>0.09239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3">
                <text:p>4.33</text:p>
              </table:table-cell>
              <table:table-cell office:value-type="float" office:value="-0.0927776">
                <text:p>-0.0927776</text:p>
              </table:table-cell>
              <table:table-cell office:value-type="float" office:value="-0.0373138">
                <text:p>-0.0373138</text:p>
              </table:table-cell>
              <table:table-cell office:value-type="float" office:value="0.0927776">
                <text:p>0.09277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4">
                <text:p>4.34</text:p>
              </table:table-cell>
              <table:table-cell office:value-type="float" office:value="-0.0931461">
                <text:p>-0.0931461</text:p>
              </table:table-cell>
              <table:table-cell office:value-type="float" office:value="-0.0363842">
                <text:p>-0.0363842</text:p>
              </table:table-cell>
              <table:table-cell office:value-type="float" office:value="0.0931461">
                <text:p>0.09314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5">
                <text:p>4.35</text:p>
              </table:table-cell>
              <table:table-cell office:value-type="float" office:value="-0.0935053">
                <text:p>-0.0935053</text:p>
              </table:table-cell>
              <table:table-cell office:value-type="float" office:value="-0.0354509">
                <text:p>-0.0354509</text:p>
              </table:table-cell>
              <table:table-cell office:value-type="float" office:value="0.0935053">
                <text:p>0.09350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6">
                <text:p>4.36</text:p>
              </table:table-cell>
              <table:table-cell office:value-type="float" office:value="-0.0938551">
                <text:p>-0.0938551</text:p>
              </table:table-cell>
              <table:table-cell office:value-type="float" office:value="-0.0345141">
                <text:p>-0.0345141</text:p>
              </table:table-cell>
              <table:table-cell office:value-type="float" office:value="0.0938551">
                <text:p>0.09385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7">
                <text:p>4.37</text:p>
              </table:table-cell>
              <table:table-cell office:value-type="float" office:value="-0.0941955">
                <text:p>-0.0941955</text:p>
              </table:table-cell>
              <table:table-cell office:value-type="float" office:value="-0.0335738">
                <text:p>-0.0335738</text:p>
              </table:table-cell>
              <table:table-cell office:value-type="float" office:value="0.0941955">
                <text:p>0.09419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8">
                <text:p>4.38</text:p>
              </table:table-cell>
              <table:table-cell office:value-type="float" office:value="-0.0945266">
                <text:p>-0.0945266</text:p>
              </table:table-cell>
              <table:table-cell office:value-type="float" office:value="-0.0326302">
                <text:p>-0.0326302</text:p>
              </table:table-cell>
              <table:table-cell office:value-type="float" office:value="0.0945266">
                <text:p>0.09452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39">
                <text:p>4.39</text:p>
              </table:table-cell>
              <table:table-cell office:value-type="float" office:value="-0.0948481">
                <text:p>-0.0948481</text:p>
              </table:table-cell>
              <table:table-cell office:value-type="float" office:value="-0.0316833">
                <text:p>-0.0316833</text:p>
              </table:table-cell>
              <table:table-cell office:value-type="float" office:value="0.0948481">
                <text:p>0.09484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">
                <text:p>4.4</text:p>
              </table:table-cell>
              <table:table-cell office:value-type="float" office:value="-0.0951602">
                <text:p>-0.0951602</text:p>
              </table:table-cell>
              <table:table-cell office:value-type="float" office:value="-0.0307333">
                <text:p>-0.0307333</text:p>
              </table:table-cell>
              <table:table-cell office:value-type="float" office:value="0.0951602">
                <text:p>0.09516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1">
                <text:p>4.41</text:p>
              </table:table-cell>
              <table:table-cell office:value-type="float" office:value="-0.0954628">
                <text:p>-0.0954628</text:p>
              </table:table-cell>
              <table:table-cell office:value-type="float" office:value="-0.0297802">
                <text:p>-0.0297802</text:p>
              </table:table-cell>
              <table:table-cell office:value-type="float" office:value="0.0954628">
                <text:p>0.09546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2">
                <text:p>4.42</text:p>
              </table:table-cell>
              <table:table-cell office:value-type="float" office:value="-0.0957558">
                <text:p>-0.0957558</text:p>
              </table:table-cell>
              <table:table-cell office:value-type="float" office:value="-0.0288241">
                <text:p>-0.0288241</text:p>
              </table:table-cell>
              <table:table-cell office:value-type="float" office:value="0.0957558">
                <text:p>0.09575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3">
                <text:p>4.43</text:p>
              </table:table-cell>
              <table:table-cell office:value-type="float" office:value="-0.0960392">
                <text:p>-0.0960392</text:p>
              </table:table-cell>
              <table:table-cell office:value-type="float" office:value="-0.0278651">
                <text:p>-0.0278651</text:p>
              </table:table-cell>
              <table:table-cell office:value-type="float" office:value="0.0960392">
                <text:p>0.09603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4">
                <text:p>4.44</text:p>
              </table:table-cell>
              <table:table-cell office:value-type="float" office:value="-0.0963131">
                <text:p>-0.0963131</text:p>
              </table:table-cell>
              <table:table-cell office:value-type="float" office:value="-0.0269033">
                <text:p>-0.0269033</text:p>
              </table:table-cell>
              <table:table-cell office:value-type="float" office:value="0.0963131">
                <text:p>0.09631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5">
                <text:p>4.45</text:p>
              </table:table-cell>
              <table:table-cell office:value-type="float" office:value="-0.0965773">
                <text:p>-0.0965773</text:p>
              </table:table-cell>
              <table:table-cell office:value-type="float" office:value="-0.0259389">
                <text:p>-0.0259389</text:p>
              </table:table-cell>
              <table:table-cell office:value-type="float" office:value="0.0965773">
                <text:p>0.09657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6">
                <text:p>4.46</text:p>
              </table:table-cell>
              <table:table-cell office:value-type="float" office:value="-0.0968319">
                <text:p>-0.0968319</text:p>
              </table:table-cell>
              <table:table-cell office:value-type="float" office:value="-0.0249718">
                <text:p>-0.0249718</text:p>
              </table:table-cell>
              <table:table-cell office:value-type="float" office:value="0.0968319">
                <text:p>0.09683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7">
                <text:p>4.47</text:p>
              </table:table-cell>
              <table:table-cell office:value-type="float" office:value="-0.0970767">
                <text:p>-0.0970767</text:p>
              </table:table-cell>
              <table:table-cell office:value-type="float" office:value="-0.0240022">
                <text:p>-0.0240022</text:p>
              </table:table-cell>
              <table:table-cell office:value-type="float" office:value="0.0970767">
                <text:p>0.09707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8">
                <text:p>4.48</text:p>
              </table:table-cell>
              <table:table-cell office:value-type="float" office:value="-0.0973119">
                <text:p>-0.0973119</text:p>
              </table:table-cell>
              <table:table-cell office:value-type="float" office:value="-0.0230303">
                <text:p>-0.0230303</text:p>
              </table:table-cell>
              <table:table-cell office:value-type="float" office:value="0.0973119">
                <text:p>0.09731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49">
                <text:p>4.49</text:p>
              </table:table-cell>
              <table:table-cell office:value-type="float" office:value="-0.0975373">
                <text:p>-0.0975373</text:p>
              </table:table-cell>
              <table:table-cell office:value-type="float" office:value="-0.022056">
                <text:p>-0.022056</text:p>
              </table:table-cell>
              <table:table-cell office:value-type="float" office:value="0.0975373">
                <text:p>0.09753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">
                <text:p>4.5</text:p>
              </table:table-cell>
              <table:table-cell office:value-type="float" office:value="-0.097753">
                <text:p>-0.097753</text:p>
              </table:table-cell>
              <table:table-cell office:value-type="float" office:value="-0.0210796">
                <text:p>-0.0210796</text:p>
              </table:table-cell>
              <table:table-cell office:value-type="float" office:value="0.097753">
                <text:p>0.0977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1">
                <text:p>4.51</text:p>
              </table:table-cell>
              <table:table-cell office:value-type="float" office:value="-0.0979589">
                <text:p>-0.0979589</text:p>
              </table:table-cell>
              <table:table-cell office:value-type="float" office:value="-0.020101">
                <text:p>-0.020101</text:p>
              </table:table-cell>
              <table:table-cell office:value-type="float" office:value="0.0979589">
                <text:p>0.09795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2">
                <text:p>4.52</text:p>
              </table:table-cell>
              <table:table-cell office:value-type="float" office:value="-0.098155">
                <text:p>-0.098155</text:p>
              </table:table-cell>
              <table:table-cell office:value-type="float" office:value="-0.0191204">
                <text:p>-0.0191204</text:p>
              </table:table-cell>
              <table:table-cell office:value-type="float" office:value="0.098155">
                <text:p>0.0981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3">
                <text:p>4.53</text:p>
              </table:table-cell>
              <table:table-cell office:value-type="float" office:value="-0.0983413">
                <text:p>-0.0983413</text:p>
              </table:table-cell>
              <table:table-cell office:value-type="float" office:value="-0.0181379">
                <text:p>-0.0181379</text:p>
              </table:table-cell>
              <table:table-cell office:value-type="float" office:value="0.0983413">
                <text:p>0.09834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4">
                <text:p>4.54</text:p>
              </table:table-cell>
              <table:table-cell office:value-type="float" office:value="-0.0985178">
                <text:p>-0.0985178</text:p>
              </table:table-cell>
              <table:table-cell office:value-type="float" office:value="-0.0171536">
                <text:p>-0.0171536</text:p>
              </table:table-cell>
              <table:table-cell office:value-type="float" office:value="0.0985178">
                <text:p>0.09851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5">
                <text:p>4.55</text:p>
              </table:table-cell>
              <table:table-cell office:value-type="float" office:value="-0.0986844">
                <text:p>-0.0986844</text:p>
              </table:table-cell>
              <table:table-cell office:value-type="float" office:value="-0.0161676">
                <text:p>-0.0161676</text:p>
              </table:table-cell>
              <table:table-cell office:value-type="float" office:value="0.0986844">
                <text:p>0.09868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6">
                <text:p>4.56</text:p>
              </table:table-cell>
              <table:table-cell office:value-type="float" office:value="-0.0988411">
                <text:p>-0.0988411</text:p>
              </table:table-cell>
              <table:table-cell office:value-type="float" office:value="-0.01518">
                <text:p>-0.01518</text:p>
              </table:table-cell>
              <table:table-cell office:value-type="float" office:value="0.0988411">
                <text:p>0.09884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7">
                <text:p>4.57</text:p>
              </table:table-cell>
              <table:table-cell office:value-type="float" office:value="-0.098988">
                <text:p>-0.098988</text:p>
              </table:table-cell>
              <table:table-cell office:value-type="float" office:value="-0.0141908">
                <text:p>-0.0141908</text:p>
              </table:table-cell>
              <table:table-cell office:value-type="float" office:value="0.098988">
                <text:p>0.0989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8">
                <text:p>4.58</text:p>
              </table:table-cell>
              <table:table-cell office:value-type="float" office:value="-0.0991249">
                <text:p>-0.0991249</text:p>
              </table:table-cell>
              <table:table-cell office:value-type="float" office:value="-0.0132003">
                <text:p>-0.0132003</text:p>
              </table:table-cell>
              <table:table-cell office:value-type="float" office:value="0.0991249">
                <text:p>0.09912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9">
                <text:p>4.59</text:p>
              </table:table-cell>
              <table:table-cell office:value-type="float" office:value="-0.099252">
                <text:p>-0.099252</text:p>
              </table:table-cell>
              <table:table-cell office:value-type="float" office:value="-0.0122084">
                <text:p>-0.0122084</text:p>
              </table:table-cell>
              <table:table-cell office:value-type="float" office:value="0.099252">
                <text:p>0.0992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">
                <text:p>4.6</text:p>
              </table:table-cell>
              <table:table-cell office:value-type="float" office:value="-0.0993691">
                <text:p>-0.0993691</text:p>
              </table:table-cell>
              <table:table-cell office:value-type="float" office:value="-0.0112153">
                <text:p>-0.0112153</text:p>
              </table:table-cell>
              <table:table-cell office:value-type="float" office:value="0.0993691">
                <text:p>0.09936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1">
                <text:p>4.61</text:p>
              </table:table-cell>
              <table:table-cell office:value-type="float" office:value="-0.0994763">
                <text:p>-0.0994763</text:p>
              </table:table-cell>
              <table:table-cell office:value-type="float" office:value="-0.010221">
                <text:p>-0.010221</text:p>
              </table:table-cell>
              <table:table-cell office:value-type="float" office:value="0.0994763">
                <text:p>0.09947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2">
                <text:p>4.62</text:p>
              </table:table-cell>
              <table:table-cell office:value-type="float" office:value="-0.0995735">
                <text:p>-0.0995735</text:p>
              </table:table-cell>
              <table:table-cell office:value-type="float" office:value="-0.00922576">
                <text:p>-0.00922576</text:p>
              </table:table-cell>
              <table:table-cell office:value-type="float" office:value="0.0995735">
                <text:p>0.09957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3">
                <text:p>4.63</text:p>
              </table:table-cell>
              <table:table-cell office:value-type="float" office:value="-0.0996608">
                <text:p>-0.0996608</text:p>
              </table:table-cell>
              <table:table-cell office:value-type="float" office:value="-0.00822958">
                <text:p>-0.00822958</text:p>
              </table:table-cell>
              <table:table-cell office:value-type="float" office:value="0.0996608">
                <text:p>0.09966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4">
                <text:p>4.64</text:p>
              </table:table-cell>
              <table:table-cell office:value-type="float" office:value="-0.0997381">
                <text:p>-0.0997381</text:p>
              </table:table-cell>
              <table:table-cell office:value-type="float" office:value="-0.00723258">
                <text:p>-0.00723258</text:p>
              </table:table-cell>
              <table:table-cell office:value-type="float" office:value="0.0997381">
                <text:p>0.09973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5">
                <text:p>4.65</text:p>
              </table:table-cell>
              <table:table-cell office:value-type="float" office:value="-0.0998054">
                <text:p>-0.0998054</text:p>
              </table:table-cell>
              <table:table-cell office:value-type="float" office:value="-0.00623485">
                <text:p>-0.00623485</text:p>
              </table:table-cell>
              <table:table-cell office:value-type="float" office:value="0.0998054">
                <text:p>0.09980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6">
                <text:p>4.66</text:p>
              </table:table-cell>
              <table:table-cell office:value-type="float" office:value="-0.0998628">
                <text:p>-0.0998628</text:p>
              </table:table-cell>
              <table:table-cell office:value-type="float" office:value="-0.0052365">
                <text:p>-0.0052365</text:p>
              </table:table-cell>
              <table:table-cell office:value-type="float" office:value="0.0998628">
                <text:p>0.09986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7">
                <text:p>4.67</text:p>
              </table:table-cell>
              <table:table-cell office:value-type="float" office:value="-0.0999102">
                <text:p>-0.0999102</text:p>
              </table:table-cell>
              <table:table-cell office:value-type="float" office:value="-0.00423763">
                <text:p>-0.00423763</text:p>
              </table:table-cell>
              <table:table-cell office:value-type="float" office:value="0.0999102">
                <text:p>0.0999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8">
                <text:p>4.68</text:p>
              </table:table-cell>
              <table:table-cell office:value-type="float" office:value="-0.0999476">
                <text:p>-0.0999476</text:p>
              </table:table-cell>
              <table:table-cell office:value-type="float" office:value="-0.00323833">
                <text:p>-0.00323833</text:p>
              </table:table-cell>
              <table:table-cell office:value-type="float" office:value="0.0999476">
                <text:p>0.09994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69">
                <text:p>4.69</text:p>
              </table:table-cell>
              <table:table-cell office:value-type="float" office:value="-0.0999749">
                <text:p>-0.0999749</text:p>
              </table:table-cell>
              <table:table-cell office:value-type="float" office:value="-0.00223871">
                <text:p>-0.00223871</text:p>
              </table:table-cell>
              <table:table-cell office:value-type="float" office:value="0.0999749">
                <text:p>0.09997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">
                <text:p>4.7</text:p>
              </table:table-cell>
              <table:table-cell office:value-type="float" office:value="-0.0999923">
                <text:p>-0.0999923</text:p>
              </table:table-cell>
              <table:table-cell office:value-type="float" office:value="-0.00123887">
                <text:p>-0.00123887</text:p>
              </table:table-cell>
              <table:table-cell office:value-type="float" office:value="0.0999923">
                <text:p>0.09999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1">
                <text:p>4.71</text:p>
              </table:table-cell>
              <table:table-cell office:value-type="float" office:value="-0.0999997">
                <text:p>-0.0999997</text:p>
              </table:table-cell>
              <table:table-cell office:value-type="float" office:value="-0.000238898">
                <text:p>-0.000238898</text:p>
              </table:table-cell>
              <table:table-cell office:value-type="float" office:value="0.0999997">
                <text:p>0.09999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2">
                <text:p>4.72</text:p>
              </table:table-cell>
              <table:table-cell office:value-type="float" office:value="-0.0999971">
                <text:p>-0.0999971</text:p>
              </table:table-cell>
              <table:table-cell office:value-type="float" office:value="0.000761095">
                <text:p>0.000761095</text:p>
              </table:table-cell>
              <table:table-cell office:value-type="float" office:value="0.0999971">
                <text:p>0.09999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3">
                <text:p>4.73</text:p>
              </table:table-cell>
              <table:table-cell office:value-type="float" office:value="-0.0999845">
                <text:p>-0.0999845</text:p>
              </table:table-cell>
              <table:table-cell office:value-type="float" office:value="0.00176101">
                <text:p>0.00176101</text:p>
              </table:table-cell>
              <table:table-cell office:value-type="float" office:value="0.0999845">
                <text:p>0.09998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4">
                <text:p>4.74</text:p>
              </table:table-cell>
              <table:table-cell office:value-type="float" office:value="-0.0999619">
                <text:p>-0.0999619</text:p>
              </table:table-cell>
              <table:table-cell office:value-type="float" office:value="0.00276075">
                <text:p>0.00276075</text:p>
              </table:table-cell>
              <table:table-cell office:value-type="float" office:value="0.0999619">
                <text:p>0.09996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5">
                <text:p>4.75</text:p>
              </table:table-cell>
              <table:table-cell office:value-type="float" office:value="-0.0999293">
                <text:p>-0.0999293</text:p>
              </table:table-cell>
              <table:table-cell office:value-type="float" office:value="0.00376022">
                <text:p>0.00376022</text:p>
              </table:table-cell>
              <table:table-cell office:value-type="float" office:value="0.0999293">
                <text:p>0.09992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6">
                <text:p>4.76</text:p>
              </table:table-cell>
              <table:table-cell office:value-type="float" office:value="-0.0998867">
                <text:p>-0.0998867</text:p>
              </table:table-cell>
              <table:table-cell office:value-type="float" office:value="0.0047593">
                <text:p>0.0047593</text:p>
              </table:table-cell>
              <table:table-cell office:value-type="float" office:value="0.0998867">
                <text:p>0.09988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7">
                <text:p>4.77</text:p>
              </table:table-cell>
              <table:table-cell office:value-type="float" office:value="-0.0998341">
                <text:p>-0.0998341</text:p>
              </table:table-cell>
              <table:table-cell office:value-type="float" office:value="0.00575792">
                <text:p>0.00575792</text:p>
              </table:table-cell>
              <table:table-cell office:value-type="float" office:value="0.0998341">
                <text:p>0.09983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8">
                <text:p>4.78</text:p>
              </table:table-cell>
              <table:table-cell office:value-type="float" office:value="-0.0997715">
                <text:p>-0.0997715</text:p>
              </table:table-cell>
              <table:table-cell office:value-type="float" office:value="0.00675595">
                <text:p>0.00675595</text:p>
              </table:table-cell>
              <table:table-cell office:value-type="float" office:value="0.0997715">
                <text:p>0.09977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79">
                <text:p>4.79</text:p>
              </table:table-cell>
              <table:table-cell office:value-type="float" office:value="-0.099699">
                <text:p>-0.099699</text:p>
              </table:table-cell>
              <table:table-cell office:value-type="float" office:value="0.00775331">
                <text:p>0.00775331</text:p>
              </table:table-cell>
              <table:table-cell office:value-type="float" office:value="0.099699">
                <text:p>0.0996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">
                <text:p>4.8</text:p>
              </table:table-cell>
              <table:table-cell office:value-type="float" office:value="-0.0996165">
                <text:p>-0.0996165</text:p>
              </table:table-cell>
              <table:table-cell office:value-type="float" office:value="0.0087499">
                <text:p>0.0087499</text:p>
              </table:table-cell>
              <table:table-cell office:value-type="float" office:value="0.0996165">
                <text:p>0.09961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1">
                <text:p>4.81</text:p>
              </table:table-cell>
              <table:table-cell office:value-type="float" office:value="-0.099524">
                <text:p>-0.099524</text:p>
              </table:table-cell>
              <table:table-cell office:value-type="float" office:value="0.00974561">
                <text:p>0.00974561</text:p>
              </table:table-cell>
              <table:table-cell office:value-type="float" office:value="0.099524">
                <text:p>0.0995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2">
                <text:p>4.82</text:p>
              </table:table-cell>
              <table:table-cell office:value-type="float" office:value="-0.0994216">
                <text:p>-0.0994216</text:p>
              </table:table-cell>
              <table:table-cell office:value-type="float" office:value="0.0107403">
                <text:p>0.0107403</text:p>
              </table:table-cell>
              <table:table-cell office:value-type="float" office:value="0.0994216">
                <text:p>0.09942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3">
                <text:p>4.83</text:p>
              </table:table-cell>
              <table:table-cell office:value-type="float" office:value="-0.0993092">
                <text:p>-0.0993092</text:p>
              </table:table-cell>
              <table:table-cell office:value-type="float" office:value="0.011734">
                <text:p>0.011734</text:p>
              </table:table-cell>
              <table:table-cell office:value-type="float" office:value="0.0993092">
                <text:p>0.09930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4">
                <text:p>4.84</text:p>
              </table:table-cell>
              <table:table-cell office:value-type="float" office:value="-0.0991869">
                <text:p>-0.0991869</text:p>
              </table:table-cell>
              <table:table-cell office:value-type="float" office:value="0.0127265">
                <text:p>0.0127265</text:p>
              </table:table-cell>
              <table:table-cell office:value-type="float" office:value="0.0991869">
                <text:p>0.09918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5">
                <text:p>4.85</text:p>
              </table:table-cell>
              <table:table-cell office:value-type="float" office:value="-0.0990547">
                <text:p>-0.0990547</text:p>
              </table:table-cell>
              <table:table-cell office:value-type="float" office:value="0.0137177">
                <text:p>0.0137177</text:p>
              </table:table-cell>
              <table:table-cell office:value-type="float" office:value="0.0990547">
                <text:p>0.09905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6">
                <text:p>4.86</text:p>
              </table:table-cell>
              <table:table-cell office:value-type="float" office:value="-0.0989125">
                <text:p>-0.0989125</text:p>
              </table:table-cell>
              <table:table-cell office:value-type="float" office:value="0.0147076">
                <text:p>0.0147076</text:p>
              </table:table-cell>
              <table:table-cell office:value-type="float" office:value="0.0989125">
                <text:p>0.09891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7">
                <text:p>4.87</text:p>
              </table:table-cell>
              <table:table-cell office:value-type="float" office:value="-0.0987605">
                <text:p>-0.0987605</text:p>
              </table:table-cell>
              <table:table-cell office:value-type="float" office:value="0.0156959">
                <text:p>0.0156959</text:p>
              </table:table-cell>
              <table:table-cell office:value-type="float" office:value="0.0987605">
                <text:p>0.09876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8">
                <text:p>4.88</text:p>
              </table:table-cell>
              <table:table-cell office:value-type="float" office:value="-0.0985986">
                <text:p>-0.0985986</text:p>
              </table:table-cell>
              <table:table-cell office:value-type="float" office:value="0.0166827">
                <text:p>0.0166827</text:p>
              </table:table-cell>
              <table:table-cell office:value-type="float" office:value="0.0985986">
                <text:p>0.09859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89">
                <text:p>4.89</text:p>
              </table:table-cell>
              <table:table-cell office:value-type="float" office:value="-0.0984269">
                <text:p>-0.0984269</text:p>
              </table:table-cell>
              <table:table-cell office:value-type="float" office:value="0.0176679">
                <text:p>0.0176679</text:p>
              </table:table-cell>
              <table:table-cell office:value-type="float" office:value="0.0984269">
                <text:p>0.09842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">
                <text:p>4.9</text:p>
              </table:table-cell>
              <table:table-cell office:value-type="float" office:value="-0.0982453">
                <text:p>-0.0982453</text:p>
              </table:table-cell>
              <table:table-cell office:value-type="float" office:value="0.0186512">
                <text:p>0.0186512</text:p>
              </table:table-cell>
              <table:table-cell office:value-type="float" office:value="0.0982453">
                <text:p>0.09824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1">
                <text:p>4.91</text:p>
              </table:table-cell>
              <table:table-cell office:value-type="float" office:value="-0.0980538">
                <text:p>-0.0980538</text:p>
              </table:table-cell>
              <table:table-cell office:value-type="float" office:value="0.0196327">
                <text:p>0.0196327</text:p>
              </table:table-cell>
              <table:table-cell office:value-type="float" office:value="0.0980538">
                <text:p>0.09805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2">
                <text:p>4.92</text:p>
              </table:table-cell>
              <table:table-cell office:value-type="float" office:value="-0.0978526">
                <text:p>-0.0978526</text:p>
              </table:table-cell>
              <table:table-cell office:value-type="float" office:value="0.0206123">
                <text:p>0.0206123</text:p>
              </table:table-cell>
              <table:table-cell office:value-type="float" office:value="0.0978526">
                <text:p>0.09785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3">
                <text:p>4.93</text:p>
              </table:table-cell>
              <table:table-cell office:value-type="float" office:value="-0.0976416">
                <text:p>-0.0976416</text:p>
              </table:table-cell>
              <table:table-cell office:value-type="float" office:value="0.0215898">
                <text:p>0.0215898</text:p>
              </table:table-cell>
              <table:table-cell office:value-type="float" office:value="0.0976416">
                <text:p>0.09764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4">
                <text:p>4.94</text:p>
              </table:table-cell>
              <table:table-cell office:value-type="float" office:value="-0.0974208">
                <text:p>-0.0974208</text:p>
              </table:table-cell>
              <table:table-cell office:value-type="float" office:value="0.0225651">
                <text:p>0.0225651</text:p>
              </table:table-cell>
              <table:table-cell office:value-type="float" office:value="0.0974208">
                <text:p>0.09742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5">
                <text:p>4.95</text:p>
              </table:table-cell>
              <table:table-cell office:value-type="float" office:value="-0.0971903">
                <text:p>-0.0971903</text:p>
              </table:table-cell>
              <table:table-cell office:value-type="float" office:value="0.0235381">
                <text:p>0.0235381</text:p>
              </table:table-cell>
              <table:table-cell office:value-type="float" office:value="0.0971903">
                <text:p>0.09719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6">
                <text:p>4.96</text:p>
              </table:table-cell>
              <table:table-cell office:value-type="float" office:value="-0.0969501">
                <text:p>-0.0969501</text:p>
              </table:table-cell>
              <table:table-cell office:value-type="float" office:value="0.0245089">
                <text:p>0.0245089</text:p>
              </table:table-cell>
              <table:table-cell office:value-type="float" office:value="0.0969501">
                <text:p>0.09695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7">
                <text:p>4.97</text:p>
              </table:table-cell>
              <table:table-cell office:value-type="float" office:value="-0.0967001">
                <text:p>-0.0967001</text:p>
              </table:table-cell>
              <table:table-cell office:value-type="float" office:value="0.0254771">
                <text:p>0.0254771</text:p>
              </table:table-cell>
              <table:table-cell office:value-type="float" office:value="0.0967001">
                <text:p>0.09670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8">
                <text:p>4.98</text:p>
              </table:table-cell>
              <table:table-cell office:value-type="float" office:value="-0.0964405">
                <text:p>-0.0964405</text:p>
              </table:table-cell>
              <table:table-cell office:value-type="float" office:value="0.0264428">
                <text:p>0.0264428</text:p>
              </table:table-cell>
              <table:table-cell office:value-type="float" office:value="0.0964405">
                <text:p>0.09644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99">
                <text:p>4.99</text:p>
              </table:table-cell>
              <table:table-cell office:value-type="float" office:value="-0.0961713">
                <text:p>-0.0961713</text:p>
              </table:table-cell>
              <table:table-cell office:value-type="float" office:value="0.0274059">
                <text:p>0.0274059</text:p>
              </table:table-cell>
              <table:table-cell office:value-type="float" office:value="0.0961713">
                <text:p>0.09617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  <table:table-cell office:value-type="float" office:value="-0.0958924">
                <text:p>-0.0958924</text:p>
              </table:table-cell>
              <table:table-cell office:value-type="float" office:value="0.0283662">
                <text:p>0.0283662</text:p>
              </table:table-cell>
              <table:table-cell office:value-type="float" office:value="0.0958924">
                <text:p>0.0958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